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4.886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1.6cm"/>
    </style:style>
    <style:style style:name="co12" style:family="table-column">
      <style:table-column-properties fo:break-before="auto" style:column-width="0.894cm"/>
    </style:style>
    <style:style style:name="co13" style:family="table-column">
      <style:table-column-properties fo:break-before="auto" style:column-width="3.29cm"/>
    </style:style>
    <style:style style:name="co14" style:family="table-column">
      <style:table-column-properties fo:break-before="auto" style:column-width="1.236cm"/>
    </style:style>
    <style:style style:name="co15" style:family="table-column">
      <style:table-column-properties fo:break-before="auto" style:column-width="1.7cm"/>
    </style:style>
    <style:style style:name="co16" style:family="table-column">
      <style:table-column-properties fo:break-before="auto" style:column-width="5.948cm"/>
    </style:style>
    <style:style style:name="co17" style:family="table-column">
      <style:table-column-properties fo:break-before="auto" style:column-width="1.496cm"/>
    </style:style>
    <style:style style:name="co18" style:family="table-column">
      <style:table-column-properties fo:break-before="auto" style:column-width="1.5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97cm" fo:break-before="auto" style:use-optimal-row-height="true"/>
    </style:style>
    <style:style style:name="ro4" style:family="table-row">
      <style:table-row-properties style:row-height="0.3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" style:family="table-cell" style:parent-style-name="Default" style:data-style-name="N3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3" style:family="table-cell" style:parent-style-name="Default" style:data-style-name="N3">
      <style:table-cell-properties fo:border="0.06pt solid #000000"/>
      <style:text-properties style:text-position=""/>
    </style:style>
    <style:style style:name="ce4" style:family="table-cell" style:parent-style-name="Default" style:data-style-name="N3">
      <style:text-properties style:text-position=""/>
    </style:style>
    <style:style style:name="ce5" style:family="table-cell" style:parent-style-name="Default" style:data-style-name="N3">
      <style:table-cell-properties fo:border-bottom="none" fo:border-left="none" fo:border-right="none" fo:border-top="0.06pt solid #000000"/>
      <style:text-properties style:text-position=""/>
    </style:style>
    <style:style style:name="ce6" style:family="table-cell" style:parent-style-name="Default" style:data-style-name="N3">
      <style:table-cell-properties fo:border-bottom="0.06pt solid #000000" fo:border-left="none" fo:border-right="none" fo:border-top="0.06pt solid #000000"/>
      <style:text-properties style:text-position="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8" style:family="table-cell" style:parent-style-name="Default" style:data-style-name="N1"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="none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21" style:family="table-cell" style:parent-style-name="Default" style:data-style-name="N3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 style:data-style-name="N3">
      <style:table-cell-properties fo:border-bottom="none" fo:border-left="0.06pt solid #000000" fo:border-right="0.06pt solid #000000" fo:border-top="none"/>
      <style:text-properties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font-size="9pt" fo:font-weight="normal" style:font-size-asian="9pt" style:font-weight-asian="normal" style:font-size-complex="9pt" style:font-weight-complex="normal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  <style:text-properties fo:font-size="9pt" fo:font-weight="normal" style:font-size-asian="9pt" style:font-weight-asian="normal" style:font-size-complex="9pt" style:font-weight-complex="normal"/>
    </style:style>
    <style:style style:name="ce26" style:family="table-cell" style:parent-style-name="Default">
      <style:table-cell-properties fo:border="none"/>
      <style:text-properties fo:font-size="9pt" fo:font-weight="normal" style:font-size-asian="9pt" style:font-weight-asian="normal" style:font-size-complex="9pt" style:font-weight-complex="normal"/>
    </style:style>
    <style:style style:name="ce27" style:family="table-cell" style:parent-style-name="Default" style:data-style-name="N3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 style:data-style-name="N112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ext-properties fo:font-size="9pt" style:font-size-asian="9pt" style:font-size-complex="9pt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32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33" style:family="table-cell" style:parent-style-name="Default" style:data-style-name="N3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34" style:family="table-cell" style:parent-style-name="Default" style:data-style-name="N3">
      <style:table-cell-properties fo:border="0.06pt solid #000000"/>
      <style:text-properties fo:font-size="9pt" style:font-size-asian="9pt" style:font-size-complex="9pt"/>
    </style:style>
    <style:style style:name="ce35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36" style:family="table-cell" style:parent-style-name="Default" style:data-style-name="N3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37" style:family="table-cell" style:parent-style-name="Default" style:data-style-name="N112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38" style:family="table-cell" style:parent-style-name="Default" style:data-style-name="N3">
      <style:text-properties fo:font-size="9pt" style:font-size-asian="9pt" style:font-size-complex="9pt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40" style:family="table-cell" style:parent-style-name="Default" style:data-style-name="N3">
      <style:table-cell-properties fo:border="none"/>
      <style:text-properties fo:font-size="9pt" style:font-size-asian="9pt" style:font-size-complex="9pt"/>
    </style:style>
    <style:style style:name="ce41" style:family="table-cell" style:parent-style-name="Default" style:data-style-name="N3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42" style:family="table-cell" style:parent-style-name="Default" style:data-style-name="N3">
      <style:table-cell-properties fo:border-bottom="0.06pt solid #000000" fo:border-left="0.06pt solid #000000" fo:border-right="none" fo:border-top="none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4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9pt" style:font-size-asian="9pt" style:font-size-complex="9pt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47" style:family="table-cell" style:parent-style-name="Default" style:data-style-name="N3">
      <style:table-cell-properties fo:border-bottom="0.06pt solid #000000" fo:border-left="none" fo:border-right="0.06pt solid #000000" fo:border-top="0.06pt solid #000000"/>
      <style:text-properties fo:font-size="9pt" style:font-size-asian="9pt" style:font-size-complex="9pt"/>
    </style:style>
    <style:style style:name="ce48" style:family="table-cell" style:parent-style-name="Default" style:data-style-name="N3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  <style:text-properties fo:font-size="9pt" style:font-size-asian="9pt" style:font-size-complex="9pt"/>
    </style:style>
    <style:style style:name="ce50" style:family="table-cell" style:parent-style-name="Default" style:data-style-name="N112">
      <style:table-cell-properties fo:border-bottom="0.06pt solid #000000" fo:border-left="none" fo:border-right="0.06pt solid #000000" fo:border-top="0.06pt solid #000000"/>
      <style:text-properties fo:font-size="9pt" style:font-size-asian="9pt" style:font-size-complex="9pt"/>
    </style:style>
    <style:style style:name="ce51" style:family="table-cell" style:parent-style-name="Default" style:data-style-name="N112">
      <style:text-properties fo:font-size="9pt" style:font-size-asian="9pt" style:font-size-complex="9pt"/>
    </style:style>
    <style:style style:name="ce52" style:family="table-cell" style:parent-style-name="Default">
      <style:table-cell-properties fo:border="none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none" fo:border-left="0.06pt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fo:border-bottom="none" fo:border-left="0.06pt solid #000000" fo:border-right="none" fo:border-top="none"/>
      <style:text-properties fo:font-size="9pt" fo:font-weight="normal" style:font-size-asian="9pt" style:font-weight-asian="normal" style:font-size-complex="9pt" style:font-weight-complex="normal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9pt" fo:font-weight="normal" style:font-size-asian="9pt" style:font-weight-asian="normal" style:font-size-complex="9pt" style:font-weight-complex="normal"/>
    </style:style>
    <style:style style:name="ce56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9pt" style:font-size-asian="9pt" style:font-size-complex="9pt"/>
    </style:style>
    <style:style style:name="ce57" style:family="table-cell" style:parent-style-name="Default" style:data-style-name="N3">
      <style:table-cell-properties fo:border-bottom="0.06pt solid #000000" fo:border-left="none" fo:border-right="none" fo:border-top="0.06pt solid #000000"/>
      <style:text-properties fo:color="#ffffff" fo:font-size="9pt" style:font-size-asian="9pt" style:font-size-complex="9pt"/>
    </style:style>
    <style:style style:name="ce58" style:family="table-cell" style:parent-style-name="Default">
      <style:table-cell-properties fo:border-bottom="none" fo:border-left="0.06pt solid #000000" fo:border-right="none" fo:border-top="0.06pt solid #000000"/>
      <style:text-properties fo:font-size="9pt" style:font-size-asian="9pt" style:font-size-complex="9pt"/>
    </style:style>
    <style:style style:name="ce59" style:family="table-cell" style:parent-style-name="Default" style:data-style-name="N3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60" style:family="table-cell" style:parent-style-name="Default" style:data-style-name="N3">
      <style:table-cell-properties fo:border-bottom="none" fo:border-left="0.06pt solid #000000" fo:border-right="none" fo:border-top="0.06pt solid #000000"/>
      <style:text-properties fo:font-size="9pt" style:font-size-asian="9pt" style:font-size-complex="9pt"/>
    </style:style>
    <style:style style:name="ce61" style:family="table-cell" style:parent-style-name="Default" style:data-style-name="N3">
      <style:table-cell-properties fo:border-bottom="none" fo:border-left="0.06pt solid #000000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 style:data-style-name="N3">
      <style:table-cell-properties fo:border-bottom="0.06pt solid #000000" fo:border-left="0.06pt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 style:data-style-name="N3">
      <style:table-cell-properties fo:border-bottom="none" fo:border-left="0.06pt solid #000000" fo:border-right="0.06pt solid #000000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64" style:family="table-cell" style:parent-style-name="Default" style:data-style-name="N3">
      <style:table-cell-properties fo:border-bottom="0.06pt solid #000000" fo:border-left="0.06pt solid #000000" fo:border-right="0.06pt solid #000000" fo:border-top="none"/>
      <style:text-properties fo:font-size="9pt" fo:font-weight="normal" style:font-size-asian="9pt" style:font-weight-asian="normal" style:font-size-complex="9pt" style:font-weight-complex="normal"/>
    </style:style>
    <style:style style:name="ce65" style:family="table-cell" style:parent-style-name="Default" style:data-style-name="N3">
      <style:table-cell-properties fo:border-bottom="0.06pt solid #000000" fo:border-left="0.06pt solid #000000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66" style:family="table-cell" style:parent-style-name="Default" style:data-style-name="N3">
      <style:table-cell-properties fo:border-bottom="none" fo:border-left="0.06pt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 style:data-style-name="N112">
      <style:table-cell-properties fo:border-bottom="0.06pt solid #000000" fo:border-left="0.06pt solid #000000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68" style:family="table-cell" style:parent-style-name="Default" style:data-style-name="N3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69" style:family="table-cell" style:parent-style-name="Default" style:data-style-name="N3">
      <style:table-cell-properties fo:border-bottom="none" fo:border-left="none" fo:border-right="0.06pt solid #000000" fo:border-top="0.06pt solid #000000"/>
      <style:text-properties fo:font-size="9pt" style:font-size-asian="9pt" style:font-size-complex="9pt"/>
    </style:style>
    <style:style style:name="ce70" style:family="table-cell" style:parent-style-name="Default" style:data-style-name="N3">
      <style:table-cell-properties fo:border-bottom="0.06pt solid #000000" fo:border-left="none" fo:border-right="0.06pt solid #000000" fo:border-top="none"/>
      <style:text-properties fo:font-size="9pt" style:font-size-asian="9pt" style:font-size-complex="9pt"/>
    </style:style>
    <style:style style:name="ce71" style:family="table-cell" style:parent-style-name="Default" style:data-style-name="N3">
      <style:table-cell-properties fo:border-bottom="0.06pt solid #000000" fo:border-left="0.06pt solid #000000" fo:border-right="none" fo:border-top="0.06pt solid #000000"/>
      <style:text-properties fo:font-size="9pt" style:font-size-asian="9pt" style:font-size-complex="9pt"/>
    </style:style>
    <style:style style:name="ce72" style:family="table-cell" style:parent-style-name="Default" style:data-style-name="N3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73" style:family="table-cell" style:parent-style-name="Default" style:data-style-name="N112">
      <style:table-cell-properties fo:border-bottom="0.06pt solid #000000" fo:border-left="none" fo:border-right="none" fo:border-top="0.06pt solid #000000"/>
      <style:text-properties fo:color="#ffffff" fo:font-size="9pt" style:font-size-asian="9pt" style:font-size-complex="9pt"/>
    </style:style>
    <style:style style:name="ce74" style:family="table-cell" style:parent-style-name="Default" style:data-style-name="N3">
      <style:table-cell-properties fo:border-bottom="none" fo:border-left="none" fo:border-right="0.06pt solid #000000" fo:border-top="none"/>
      <style:text-properties fo:color="#ffffff" fo:font-size="9pt" style:font-size-asian="9pt" style:font-size-complex="9pt"/>
    </style:style>
    <style:style style:name="ce75" style:family="table-cell" style:parent-style-name="Default" style:data-style-name="N112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76" style:family="table-cell" style:parent-style-name="Default" style:data-style-name="N3">
      <style:table-cell-properties fo:border-bottom="none" style:cell-protect="protected" style:print-content="false" fo:border-left="none" fo:border-right="0.06pt solid #000000" fo:border-top="none"/>
      <style:text-properties fo:color="#ffffff" fo:font-size="9pt" style:font-size-asian="9pt" style:font-size-complex="9pt"/>
    </style:style>
    <style:style style:name="ce77" style:family="table-cell" style:parent-style-name="Default" style:data-style-name="N112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12"/>
    <style:style style:name="ce79" style:family="table-cell" style:parent-style-name="Default" style:data-style-name="N112">
      <style:text-properties fo:font-weight="bold" style:font-weight-asian="bold" style:font-weight-complex="bold"/>
    </style:style>
    <style:style style:name="ce80" style:family="table-cell" style:parent-style-name="Default" style:data-style-name="N112">
      <style:table-cell-properties fo:background-color="#000000"/>
      <style:text-properties fo:color="#e6e6ff" fo:font-weight="bold" style:font-weight-asian="bold" style:font-weight-complex="bold"/>
    </style:style>
    <style:style style:name="ce81" style:family="table-cell" style:parent-style-name="Default" style:data-style-name="N112">
      <style:table-cell-properties fo:background-color="#000000"/>
      <style:text-properties fo:color="#ffffff"/>
    </style:style>
    <style:style style:name="ce82" style:family="table-cell" style:parent-style-name="Default" style:data-style-name="N112">
      <style:table-cell-properties fo:background-color="#000000"/>
      <style:text-properties fo:color="#ffffff" fo:font-weight="bold" style:font-weight-asian="bold" style:font-weight-complex="bold"/>
    </style:style>
  </office:automatic-styles>
  <office:body>
    <office:spreadsheet>
      <table:table table:name="Equipment" table:style-name="ta1"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>
            <text:p>Original Cost</text:p>
          </table:table-cell>
          <table:table-cell office:value-type="string">
            <text:p>Residual Value</text:p>
          </table:table-cell>
          <table:table-cell office:value-type="string">
            <text:p>Expected Life</text:p>
          </table:table-cell>
          <table:table-cell office:value-type="string">
            <text:p>Depreciation</text:p>
          </table:table-cell>
          <table:table-cell office:value-type="string">
            <text:p>New Value</text:p>
          </table:table-cell>
        </table:table-row>
        <table:table-row table:style-name="ro1">
          <table:table-cell table:formula="of:=['Cash Flow Year 1'.B33]" office:value-type="float" office:value="10750">
            <text:p>1075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([.A2]-[.B2])/[.C2]" office:value-type="float" office:value="2050">
            <text:p>2050</text:p>
          </table:table-cell>
          <table:table-cell table:formula="of:=[.A2]-[.D2]" office:value-type="float" office:value="8700">
            <text:p>8700</text:p>
          </table:table-cell>
        </table:table-row>
        <table:table-row table:style-name="ro1">
          <table:table-cell table:formula="of:=['Cash Flow Year 1'.B34]" office:value-type="float" office:value="2550">
            <text:p>2550</text:p>
          </table:table-cell>
          <table:table-cell table:formula="of:=[.A3]/10" office:value-type="float" office:value="255">
            <text:p>255</text:p>
          </table:table-cell>
          <table:table-cell office:value-type="float" office:value="2">
            <text:p>2</text:p>
          </table:table-cell>
          <table:table-cell table:formula="of:=([.A3]-[.B3])/[.C3]" office:value-type="float" office:value="1147.5">
            <text:p>1147.5</text:p>
          </table:table-cell>
          <table:table-cell table:formula="of:=[.A3]-[.D3]" office:value-type="float" office:value="1402.5">
            <text:p>1402.5</text:p>
          </table:table-cell>
        </table:table-row>
        <table:table-row table:style-name="ro1">
          <table:table-cell table:formula="of:=['Cash Flow Year 1'.B35]"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A4]-[.B4])/[.C4]" office:value-type="float" office:value="2500">
            <text:p>2500</text:p>
          </table:table-cell>
          <table:table-cell table:formula="of:=[.A4]-[.D4]" office:value-type="float" office:value="0">
            <text:p>0</text:p>
          </table:table-cell>
        </table:table-row>
      </table:table>
      <table:table table:name="Salaries" table:style-name="ta1">
        <table:table-column table:style-name="co6" table:default-cell-style-name="Default"/>
        <table:table-column table:style-name="co5" table:default-cell-style-name="ce4"/>
        <table:table-column table:style-name="co5" table:number-columns-repeated="1022" table:default-cell-style-name="Default"/>
        <table:table-row table:style-name="ro1">
          <table:table-cell table:style-name="ce1"/>
          <table:table-cell/>
          <table:table-cell office:value-type="string">
            <text:p>January</text:p>
          </table:table-cell>
          <table:table-cell office:value-type="string">
            <text:p>Febuary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November</text:p>
          </table:table-cell>
          <table:table-cell office:value-type="string">
            <text:p>December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Director</text:p>
          </table:table-cell>
          <table:table-cell table:style-name="ce5" office:value-type="float" office:value="20000">
            <text:p>20,000</text:p>
          </table:table-cell>
          <table:table-cell table:number-columns-repeated="11" table:style-name="ce7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ystem Develop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obile Develop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upport</text:p>
          </table:table-cell>
          <table:table-cell office:value-type="float" office:value="20000">
            <text:p>20,000</text:p>
          </table:table-cell>
          <table:table-cell table:number-columns-repeated="4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rketing Manag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ales Team</text:p>
          </table:table-cell>
          <table:table-cell office:value-type="float" office:value="13000">
            <text:p>13,00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leaner</text:p>
          </table:table-cell>
          <table:table-cell office:value-type="float" office:value="8000">
            <text:p>8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alaries</text:p>
          </table:table-cell>
          <table:table-cell table:style-name="ce6"/>
          <table:table-cell table:style-name="ce6" table:formula="of:=SUMPRODUCT([.B2:.B8];[.C2:.C8])/12" office:value-type="float" office:value="9416.66666666667">
            <text:p>9,417</text:p>
          </table:table-cell>
          <table:table-cell table:style-name="ce6" table:formula="of:=SUMPRODUCT([.B2:.B8];[.D2:.D8])/12" office:value-type="float" office:value="9416.66666666667">
            <text:p>9,417</text:p>
          </table:table-cell>
          <table:table-cell table:style-name="ce6" table:formula="of:=SUMPRODUCT([.B2:.B8];[.E2:.E8])/12" office:value-type="float" office:value="9416.66666666667">
            <text:p>9,417</text:p>
          </table:table-cell>
          <table:table-cell table:style-name="ce6" table:formula="of:=SUMPRODUCT([.B2:.B8];[.F2:.F8])/12" office:value-type="float" office:value="9416.66666666667">
            <text:p>9,417</text:p>
          </table:table-cell>
          <table:table-cell table:style-name="ce6" table:formula="of:=SUMPRODUCT([.B2:.B8];[.G2:.G8])/12" office:value-type="float" office:value="11083.3333333333">
            <text:p>11,083</text:p>
          </table:table-cell>
          <table:table-cell table:style-name="ce6" table:formula="of:=SUMPRODUCT([.B2:.B8];[.H2:.H8])/12" office:value-type="float" office:value="11083.3333333333">
            <text:p>11,083</text:p>
          </table:table-cell>
          <table:table-cell table:style-name="ce6" table:formula="of:=SUMPRODUCT([.B2:.B8];[.I2:.I8])/12" office:value-type="float" office:value="11083.3333333333">
            <text:p>11,083</text:p>
          </table:table-cell>
          <table:table-cell table:style-name="ce6" table:formula="of:=SUMPRODUCT([.B2:.B8];[.J2:.J8])/12" office:value-type="float" office:value="11083.3333333333">
            <text:p>11,083</text:p>
          </table:table-cell>
          <table:table-cell table:style-name="ce6" table:formula="of:=SUMPRODUCT([.B2:.B8];[.K2:.K8])/12" office:value-type="float" office:value="11083.3333333333">
            <text:p>11,083</text:p>
          </table:table-cell>
          <table:table-cell table:style-name="ce6" table:formula="of:=SUMPRODUCT([.B2:.B8];[.L2:.L8])/12" office:value-type="float" office:value="12166.6666666667">
            <text:p>12,167</text:p>
          </table:table-cell>
          <table:table-cell table:style-name="ce6" table:formula="of:=SUMPRODUCT([.B2:.B8];[.M2:.M8])/12" office:value-type="float" office:value="12166.6666666667">
            <text:p>12,167</text:p>
          </table:table-cell>
          <table:table-cell table:style-name="ce11" table:formula="of:=SUMPRODUCT([.B2:.B8];[.N2:.N8])/12" office:value-type="float" office:value="12166.6666666667">
            <text:p>12,167</text:p>
          </table:table-cell>
          <table:table-cell table:style-name="ce4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t and Loss Year 1" table:style-name="ta1">
        <table:table-column table:style-name="co9" table:default-cell-style-name="ce29"/>
        <table:table-column table:style-name="co10" table:default-cell-style-name="ce29"/>
        <table:table-column table:style-name="co11" table:number-columns-repeated="12" table:default-cell-style-name="ce29"/>
        <table:table-column table:style-name="co12" table:number-columns-repeated="2" table:default-cell-style-name="ce29"/>
        <table:table-column table:style-name="co5" table:number-columns-repeated="1008" table:default-cell-style-name="ce29"/>
        <table:table-row table:style-name="ro3">
          <table:table-cell table:style-name="ce14"/>
          <table:table-cell table:style-name="ce30"/>
          <table:table-cell table:style-name="ce30" office:value-type="string">
            <text:p>January</text:p>
          </table:table-cell>
          <table:table-cell table:style-name="ce30" office:value-type="string">
            <text:p>February</text:p>
          </table:table-cell>
          <table:table-cell table:style-name="ce30" office:value-type="string">
            <text:p>March</text:p>
          </table:table-cell>
          <table:table-cell table:style-name="ce30" office:value-type="string">
            <text:p>April</text:p>
          </table:table-cell>
          <table:table-cell table:style-name="ce30" office:value-type="string">
            <text:p>May</text:p>
          </table:table-cell>
          <table:table-cell table:style-name="ce30" office:value-type="string">
            <text:p>June</text:p>
          </table:table-cell>
          <table:table-cell table:style-name="ce30" office:value-type="string">
            <text:p>July</text:p>
          </table:table-cell>
          <table:table-cell table:style-name="ce30" office:value-type="string">
            <text:p>August</text:p>
          </table:table-cell>
          <table:table-cell table:style-name="ce36" office:value-type="string">
            <text:p>Sptmber</text:p>
          </table:table-cell>
          <table:table-cell table:style-name="ce30" office:value-type="string">
            <text:p>October</text:p>
          </table:table-cell>
          <table:table-cell table:style-name="ce30" office:value-type="string">
            <text:p>November</text:p>
          </table:table-cell>
          <table:table-cell table:style-name="ce44" office:value-type="string">
            <text:p>December</text:p>
          </table:table-cell>
          <table:table-cell table:number-columns-repeated="1010"/>
        </table:table-row>
        <table:table-row table:style-name="ro4">
          <table:table-cell table:style-name="ce15" office:value-type="string">
            <text:p>Sales</text:p>
          </table:table-cell>
          <table:table-cell table:style-name="ce20"/>
          <table:table-cell table:style-name="ce39" table:number-columns-repeated="11"/>
          <table:table-cell table:style-name="ce45"/>
          <table:table-cell table:number-columns-repeated="1010"/>
        </table:table-row>
        <table:table-row table:style-name="ro1">
          <table:table-cell table:style-name="ce16" office:value-type="string">
            <text:p>Mobile Platform Set-Up (OTC)</text:p>
          </table:table-cell>
          <table:table-cell table:style-name="ce16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table:style-name="ce46" office:value-type="float" office:value="75">
            <text:p>75</text:p>
          </table:table-cell>
          <table:table-cell table:style-name="Default" table:number-columns-repeated="2"/>
          <table:table-cell/>
          <table:table-cell table:style-name="ce52"/>
          <table:table-cell table:number-columns-repeated="1006"/>
        </table:table-row>
        <table:table-row table:style-name="ro1">
          <table:table-cell table:style-name="ce16" office:value-type="string">
            <text:p>Social Media Presence (MLC)</text:p>
          </table:table-cell>
          <table:table-cell table:style-name="ce16"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style-name="ce46" office:value-type="float" office:value="55">
            <text:p>55</text:p>
          </table:table-cell>
          <table:table-cell table:style-name="Default" table:number-columns-repeated="2"/>
          <table:table-cell/>
          <table:table-cell table:style-name="ce52"/>
          <table:table-cell table:number-columns-repeated="1006"/>
        </table:table-row>
        <table:table-row table:style-name="ro1">
          <table:table-cell table:style-name="ce16" office:value-type="string">
            <text:p>Small Business Package (OTC)</text:p>
          </table:table-cell>
          <table:table-cell table:style-name="ce16"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style-name="ce46" office:value-type="float" office:value="42">
            <text:p>42</text:p>
          </table:table-cell>
          <table:table-cell table:style-name="Default" table:number-columns-repeated="2"/>
          <table:table-cell/>
          <table:table-cell table:style-name="ce52"/>
          <table:table-cell table:number-columns-repeated="1006"/>
        </table:table-row>
        <table:table-row table:style-name="ro1">
          <table:table-cell table:style-name="ce16" office:value-type="string">
            <text:p>Basic CRM (MLC)</text:p>
          </table:table-cell>
          <table:table-cell table:style-name="ce16"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table:style-name="ce46" office:value-type="float" office:value="125">
            <text:p>125</text:p>
          </table:table-cell>
          <table:table-cell table:style-name="Default" table:number-columns-repeated="2"/>
          <table:table-cell/>
          <table:table-cell table:style-name="ce52"/>
          <table:table-cell table:number-columns-repeated="1006"/>
        </table:table-row>
        <table:table-row table:style-name="ro1">
          <table:table-cell table:style-name="ce16" office:value-type="string">
            <text:p>Forecasting System (MLC)</text:p>
          </table:table-cell>
          <table:table-cell table:style-name="ce31" office:value-type="float" office:value="100">
            <text:p>100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style-name="ce46" office:value-type="float" office:value="35">
            <text:p>35</text:p>
          </table:table-cell>
          <table:table-cell table:style-name="Default" table:number-columns-repeated="2"/>
          <table:table-cell/>
          <table:table-cell table:style-name="ce52"/>
          <table:table-cell table:number-columns-repeated="1006"/>
        </table:table-row>
        <table:table-row table:style-name="ro4">
          <table:table-cell table:style-name="ce17" office:value-type="string">
            <text:p>Total Sales</text:p>
          </table:table-cell>
          <table:table-cell table:style-name="ce32"/>
          <table:table-cell table:style-name="ce30" table:formula="of:=SUMPRODUCT([.B3:.B7];[.C3:.C7])" office:value-type="float" office:value="0">
            <text:p>0</text:p>
          </table:table-cell>
          <table:table-cell table:style-name="ce30" table:formula="of:=SUMPRODUCT([.B3:.B7];[.D3:.D7])" office:value-type="float" office:value="0">
            <text:p>0</text:p>
          </table:table-cell>
          <table:table-cell table:style-name="ce30" table:formula="of:=SUMPRODUCT([.B3:.B7];[.E3:.E7])" office:value-type="float" office:value="4415">
            <text:p>4415</text:p>
          </table:table-cell>
          <table:table-cell table:style-name="ce30" table:formula="of:=SUMPRODUCT([.B3:.B7];[.F3:.F7])" office:value-type="float" office:value="6390">
            <text:p>6390</text:p>
          </table:table-cell>
          <table:table-cell table:style-name="ce30" table:formula="of:=SUMPRODUCT([.B3:.B7];[.G3:.G7])" office:value-type="float" office:value="7055">
            <text:p>7055</text:p>
          </table:table-cell>
          <table:table-cell table:style-name="ce30" table:formula="of:=SUMPRODUCT([.B2:.B7];[.H2:.H7])" office:value-type="float" office:value="9120">
            <text:p>9120</text:p>
          </table:table-cell>
          <table:table-cell table:style-name="ce30" table:formula="of:=SUMPRODUCT([.B3:.B7];[.I3:.I7])" office:value-type="float" office:value="10725">
            <text:p>10725</text:p>
          </table:table-cell>
          <table:table-cell table:style-name="ce30" table:formula="of:=SUMPRODUCT([.B3:.B7];[.J3:.J7])" office:value-type="float" office:value="14695">
            <text:p>14695</text:p>
          </table:table-cell>
          <table:table-cell table:style-name="ce30" table:formula="of:=SUMPRODUCT([.B3:.B7];[.K3:.K7])" office:value-type="float" office:value="19670">
            <text:p>19670</text:p>
          </table:table-cell>
          <table:table-cell table:style-name="ce30" table:formula="of:=SUMPRODUCT([.B3:.B7];[.L3:.L7])" office:value-type="float" office:value="20115">
            <text:p>20115</text:p>
          </table:table-cell>
          <table:table-cell table:style-name="ce30" table:formula="of:=SUMPRODUCT([.B3:.B7];[.M3:.M7])" office:value-type="float" office:value="27310">
            <text:p>27310</text:p>
          </table:table-cell>
          <table:table-cell table:style-name="ce44" table:formula="of:=SUMPRODUCT([.B2:.B7];[.N2:.N7])" office:value-type="float" office:value="33075">
            <text:p>33075</text:p>
          </table:table-cell>
          <table:table-cell table:number-columns-repeated="1010"/>
        </table:table-row>
        <table:table-row table:style-name="ro4">
          <table:table-cell table:style-name="ce18"/>
          <table:table-cell table:number-columns-repeated="12"/>
          <table:table-cell table:style-name="ce46"/>
          <table:table-cell table:number-columns-repeated="1010"/>
        </table:table-row>
        <table:table-row table:style-name="ro4">
          <table:table-cell table:style-name="ce19" office:value-type="string">
            <text:p>Overhead Costs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4">
          <table:table-cell table:style-name="ce20" office:value-type="string">
            <text:p>Director</text:p>
          </table:table-cell>
          <table:table-cell table:style-name="ce33" office:value-type="float" office:value="20000">
            <text:p>20,000</text:p>
          </table:table-cell>
          <table:table-cell table:number-columns-repeated="11" table:style-name="ce39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1010"/>
        </table:table-row>
        <table:table-row table:style-name="ro4">
          <table:table-cell table:style-name="ce16" office:value-type="string">
            <text:p>System Developer</text:p>
          </table:table-cell>
          <table:table-cell table:style-name="ce21" office:value-type="float" office:value="26000">
            <text:p>26,000</text:p>
          </table:table-cell>
          <table:table-cell table:number-columns-repeated="11" office:value-type="float" office:value="1">
            <text:p>1</text:p>
          </table:table-cell>
          <table:table-cell table:style-name="ce46" office:value-type="float" office:value="2">
            <text:p>2</text:p>
          </table:table-cell>
          <table:table-cell table:number-columns-repeated="1010"/>
        </table:table-row>
        <table:table-row table:style-name="ro4">
          <table:table-cell table:style-name="ce16" office:value-type="string">
            <text:p>Mobile Developer</text:p>
          </table:table-cell>
          <table:table-cell table:style-name="ce21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4">
          <table:table-cell table:style-name="ce16" office:value-type="string">
            <text:p>Support</text:p>
          </table:table-cell>
          <table:table-cell table:style-name="ce21" office:value-type="float" office:value="23000">
            <text:p>23,00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6" office:value-type="float" office:value="3">
            <text:p>3</text:p>
          </table:table-cell>
          <table:table-cell table:number-columns-repeated="1010"/>
        </table:table-row>
        <table:table-row table:style-name="ro4">
          <table:table-cell table:style-name="ce16" office:value-type="string">
            <text:p>Marketing Manager</text:p>
          </table:table-cell>
          <table:table-cell table:style-name="ce21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4">
          <table:table-cell table:style-name="ce16" office:value-type="string">
            <text:p>Sales Team</text:p>
          </table:table-cell>
          <table:table-cell table:style-name="ce21" office:value-type="float" office:value="13000">
            <text:p>13,00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46" office:value-type="float" office:value="2">
            <text:p>2</text:p>
          </table:table-cell>
          <table:table-cell table:number-columns-repeated="1010"/>
        </table:table-row>
        <table:table-row table:style-name="ro4">
          <table:table-cell table:style-name="ce21" office:value-type="string">
            <text:p>Salaries</text:p>
          </table:table-cell>
          <table:table-cell table:style-name="ce34"/>
          <table:table-cell table:style-name="ce36" table:formula="of:=SUMPRODUCT([.B11:.B16];[.C11:.C16])/12" office:value-type="float" office:value="10833.3333333333">
            <text:p>10,833</text:p>
          </table:table-cell>
          <table:table-cell table:style-name="ce36" table:formula="of:=SUMPRODUCT([.B11:.B16];[.D11:.D16])/12" office:value-type="float" office:value="10833.3333333333">
            <text:p>10,833</text:p>
          </table:table-cell>
          <table:table-cell table:style-name="ce36" table:formula="of:=SUMPRODUCT([.B11:.B16];[.E11:.E16])/12" office:value-type="float" office:value="10833.3333333333">
            <text:p>10,833</text:p>
          </table:table-cell>
          <table:table-cell table:style-name="ce36" table:formula="of:=SUMPRODUCT([.B11:.B16];[.F11:.F16])/12" office:value-type="float" office:value="10833.3333333333">
            <text:p>10,833</text:p>
          </table:table-cell>
          <table:table-cell table:style-name="ce36" table:formula="of:=SUMPRODUCT([.B11:.B16];[.G11:.G16])/12" office:value-type="float" office:value="10833.3333333333">
            <text:p>10,833</text:p>
          </table:table-cell>
          <table:table-cell table:style-name="ce36" table:formula="of:=SUMPRODUCT([.B11:.B16];[.H11:.H16])/12" office:value-type="float" office:value="10833.3333333333">
            <text:p>10,833</text:p>
          </table:table-cell>
          <table:table-cell table:style-name="ce36" table:formula="of:=SUMPRODUCT([.B11:.B16];[.I11:.I16])/12" office:value-type="float" office:value="12750">
            <text:p>12,750</text:p>
          </table:table-cell>
          <table:table-cell table:style-name="ce36" table:formula="of:=SUMPRODUCT([.B11:.B16];[.J11:.J16])/12" office:value-type="float" office:value="12750">
            <text:p>12,750</text:p>
          </table:table-cell>
          <table:table-cell table:style-name="ce36" table:formula="of:=SUMPRODUCT([.B11:.B16];[.K11:.K16])/12" office:value-type="float" office:value="12750">
            <text:p>12,750</text:p>
          </table:table-cell>
          <table:table-cell table:style-name="ce36" table:formula="of:=SUMPRODUCT([.B11:.B16];[.L11:.L16])/12" office:value-type="float" office:value="13833.3333333333">
            <text:p>13,833</text:p>
          </table:table-cell>
          <table:table-cell table:style-name="ce36" table:formula="of:=SUMPRODUCT([.B11:.B16];[.M11:.M16])/12" office:value-type="float" office:value="15750">
            <text:p>15,750</text:p>
          </table:table-cell>
          <table:table-cell table:style-name="ce47" table:formula="of:=SUMPRODUCT([.B11:.B16];[.N11:.N16])/12" office:value-type="float" office:value="17916.6666666667">
            <text:p>17,917</text:p>
          </table:table-cell>
          <table:table-cell table:style-name="ce38" table:number-columns-repeated="1010"/>
        </table:table-row>
        <table:table-row table:style-name="ro4">
          <table:table-cell table:style-name="ce21" office:value-type="string">
            <text:p>On-Costs</text:p>
          </table:table-cell>
          <table:table-cell table:style-name="ce35" office:value-type="percentage" office:value="0.15">
            <text:p>15%</text:p>
          </table:table-cell>
          <table:table-cell table:style-name="ce40" table:formula="of:=[.C17]*0.15" office:value-type="float" office:value="1625">
            <text:p>1,625</text:p>
          </table:table-cell>
          <table:table-cell table:style-name="ce40" table:formula="of:=[.D17]*0.15" office:value-type="float" office:value="1625">
            <text:p>1,625</text:p>
          </table:table-cell>
          <table:table-cell table:style-name="ce40" table:formula="of:=[.E17]*0.15" office:value-type="float" office:value="1625">
            <text:p>1,625</text:p>
          </table:table-cell>
          <table:table-cell table:style-name="ce40" table:formula="of:=[.F17]*0.15" office:value-type="float" office:value="1625">
            <text:p>1,625</text:p>
          </table:table-cell>
          <table:table-cell table:style-name="ce40" table:formula="of:=[.G17]*0.15" office:value-type="float" office:value="1625">
            <text:p>1,625</text:p>
          </table:table-cell>
          <table:table-cell table:style-name="ce40" table:formula="of:=[.H17]*0.15" office:value-type="float" office:value="1625">
            <text:p>1,625</text:p>
          </table:table-cell>
          <table:table-cell table:style-name="ce40" table:formula="of:=[.I17]*0.15" office:value-type="float" office:value="1912.5">
            <text:p>1,913</text:p>
          </table:table-cell>
          <table:table-cell table:style-name="ce40" table:formula="of:=[.J17]*0.15" office:value-type="float" office:value="1912.5">
            <text:p>1,913</text:p>
          </table:table-cell>
          <table:table-cell table:style-name="ce40" table:formula="of:=[.K17]*0.15" office:value-type="float" office:value="1912.5">
            <text:p>1,913</text:p>
          </table:table-cell>
          <table:table-cell table:style-name="ce40" table:formula="of:=[.L17]*0.15" office:value-type="float" office:value="2075">
            <text:p>2,075</text:p>
          </table:table-cell>
          <table:table-cell table:style-name="ce40" table:formula="of:=[.M17]*0.15" office:value-type="float" office:value="2362.5">
            <text:p>2,363</text:p>
          </table:table-cell>
          <table:table-cell table:style-name="ce48" table:formula="of:=[.N17]*0.15" office:value-type="float" office:value="2687.5">
            <text:p>2,688</text:p>
          </table:table-cell>
          <table:table-cell table:style-name="ce38" table:number-columns-repeated="1009"/>
          <table:table-cell table:style-name="ce40"/>
        </table:table-row>
        <table:table-row table:style-name="ro4">
          <table:table-cell table:style-name="ce22" office:value-type="string">
            <text:p>Rent</text:p>
          </table:table-cell>
          <table:table-cell table:style-name="ce16" table:formula="of:=SUM([.C19:.N19])" office:value-type="float" office:value="6000">
            <text:p>6000</text:p>
          </table:table-cell>
          <table:table-cell table:number-columns-repeated="11" office:value-type="float" office:value="500">
            <text:p>500</text:p>
          </table:table-cell>
          <table:table-cell table:style-name="ce46" office:value-type="float" office:value="500">
            <text:p>500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Telephone</text:p>
          </table:table-cell>
          <table:table-cell table:style-name="ce16" table:formula="of:=SUM([.C20:.N20])" office:value-type="float" office:value="540">
            <text:p>540</text:p>
          </table:table-cell>
          <table:table-cell table:number-columns-repeated="11" office:value-type="float" office:value="45">
            <text:p>45</text:p>
          </table:table-cell>
          <table:table-cell table:style-name="ce46" office:value-type="float" office:value="45">
            <text:p>45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ISP</text:p>
          </table:table-cell>
          <table:table-cell table:style-name="ce16" table:formula="of:=SUM([.C21:.N21])" office:value-type="float" office:value="384">
            <text:p>384</text:p>
          </table:table-cell>
          <table:table-cell table:number-columns-repeated="11" office:value-type="float" office:value="32">
            <text:p>32</text:p>
          </table:table-cell>
          <table:table-cell table:style-name="ce46" office:value-type="float" office:value="32">
            <text:p>32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Electricity</text:p>
          </table:table-cell>
          <table:table-cell table:style-name="ce16" table:formula="of:=SUM([.C22:.N22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46" office:value-type="float" office:value="50">
            <text:p>50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Gas</text:p>
          </table:table-cell>
          <table:table-cell table:style-name="ce16" table:formula="of:=SUM([.C23:.N23])" office:value-type="float" office:value="288">
            <text:p>288</text:p>
          </table:table-cell>
          <table:table-cell table:number-columns-repeated="11" office:value-type="float" office:value="24">
            <text:p>24</text:p>
          </table:table-cell>
          <table:table-cell table:style-name="ce46" office:value-type="float" office:value="24">
            <text:p>24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Legal</text:p>
          </table:table-cell>
          <table:table-cell table:style-name="ce16" table:formula="of:=SUM([.C24:.N24])" office:value-type="float" office:value="672">
            <text:p>672</text:p>
          </table:table-cell>
          <table:table-cell table:number-columns-repeated="11" office:value-type="float" office:value="56">
            <text:p>56</text:p>
          </table:table-cell>
          <table:table-cell table:style-name="ce46" office:value-type="float" office:value="56">
            <text:p>56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Accountants</text:p>
          </table:table-cell>
          <table:table-cell table:style-name="ce16" table:formula="of:=SUM([.C25:.N25])" office:value-type="float" office:value="486">
            <text:p>486</text:p>
          </table:table-cell>
          <table:table-cell table:number-columns-repeated="10" office:value-type="float" office:value="42">
            <text:p>42</text:p>
          </table:table-cell>
          <table:table-cell office:value-type="float" office:value="24">
            <text:p>24</text:p>
          </table:table-cell>
          <table:table-cell table:style-name="ce46" office:value-type="float" office:value="42">
            <text:p>42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Bank Charges</text:p>
          </table:table-cell>
          <table:table-cell table:style-name="ce16" table:formula="of:=SUM([.C26:.N26])" office:value-type="float" office:value="360">
            <text:p>360</text:p>
          </table:table-cell>
          <table:table-cell table:number-columns-repeated="11" table:style-name="ce38" office:value-type="float" office:value="30">
            <text:p>30</text:p>
          </table:table-cell>
          <table:table-cell table:style-name="ce48" office:value-type="float" office:value="30">
            <text:p>30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Travel</text:p>
          </table:table-cell>
          <table:table-cell table:style-name="ce16" table:formula="of:=SUM([.C27:.N27])" office:value-type="float" office:value="2160">
            <text:p>2160</text:p>
          </table:table-cell>
          <table:table-cell table:number-columns-repeated="11" office:value-type="float" office:value="180">
            <text:p>180</text:p>
          </table:table-cell>
          <table:table-cell table:style-name="ce46" office:value-type="float" office:value="180">
            <text:p>180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Advertising</text:p>
          </table:table-cell>
          <table:table-cell table:style-name="ce16" table:formula="of:=SUM([.C28:.N28])" office:value-type="float" office:value="5400">
            <text:p>5400</text:p>
          </table:table-cell>
          <table:table-cell table:number-columns-repeated="11" office:value-type="float" office:value="450">
            <text:p>450</text:p>
          </table:table-cell>
          <table:table-cell table:style-name="ce46" office:value-type="float" office:value="450">
            <text:p>450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Loans</text:p>
          </table:table-cell>
          <table:table-cell table:style-name="ce16" table:formula="of:=SUM([.C29:.N29])" office:value-type="float" office:value="4200">
            <text:p>4200</text:p>
          </table:table-cell>
          <table:table-cell table:number-columns-repeated="11" office:value-type="float" office:value="350">
            <text:p>350</text:p>
          </table:table-cell>
          <table:table-cell table:style-name="ce46" office:value-type="float" office:value="350">
            <text:p>350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Insurance</text:p>
          </table:table-cell>
          <table:table-cell table:style-name="ce16" table:formula="of:=SUM([.C30:.N30])" office:value-type="float" office:value="2400">
            <text:p>2400</text:p>
          </table:table-cell>
          <table:table-cell table:number-columns-repeated="11" office:value-type="float" office:value="200">
            <text:p>200</text:p>
          </table:table-cell>
          <table:table-cell table:style-name="ce46" office:value-type="float" office:value="200">
            <text:p>200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Employer Liability</text:p>
          </table:table-cell>
          <table:table-cell table:style-name="ce16" table:formula="of:=SUM([.C31:.N31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46" office:value-type="float" office:value="50">
            <text:p>50</text:p>
          </table:table-cell>
          <table:table-cell table:number-columns-repeated="1010"/>
        </table:table-row>
        <table:table-row table:style-name="ro4">
          <table:table-cell table:style-name="ce23" office:value-type="string">
            <text:p>Server Rental</text:p>
          </table:table-cell>
          <table:table-cell table:style-name="ce21" table:formula="of:=SUM([.C32:.N32])" office:value-type="float" office:value="1800">
            <text:p>1,800</text:p>
          </table:table-cell>
          <table:table-cell table:number-columns-repeated="4" table:style-name="ce38" office:value-type="float" office:value="75">
            <text:p>75</text:p>
          </table:table-cell>
          <table:table-cell table:number-columns-repeated="4" table:style-name="ce38" office:value-type="float" office:value="150">
            <text:p>150</text:p>
          </table:table-cell>
          <table:table-cell table:number-columns-repeated="3" table:style-name="ce38" office:value-type="float" office:value="225">
            <text:p>225</text:p>
          </table:table-cell>
          <table:table-cell table:style-name="ce48" office:value-type="float" office:value="225">
            <text:p>225</text:p>
          </table:table-cell>
          <table:table-cell table:style-name="ce40"/>
          <table:table-cell table:style-name="ce38" table:number-columns-repeated="1009"/>
        </table:table-row>
        <table:table-row table:style-name="ro4">
          <table:table-cell table:style-name="ce22" office:value-type="string">
            <text:p>Depreciation (Computer)</text:p>
          </table:table-cell>
          <table:table-cell table:style-name="ce16"/>
          <table:table-cell table:style-name="ce38"/>
          <table:table-cell table:number-columns-repeated="10"/>
          <table:table-cell table:style-name="ce46"/>
          <table:table-cell table:number-columns-repeated="1010"/>
        </table:table-row>
        <table:table-row table:style-name="ro4">
          <table:table-cell table:style-name="ce24" office:value-type="string">
            <text:p>Depreciation (Mobile Hardware)</text:p>
          </table:table-cell>
          <table:table-cell table:style-name="ce16"/>
          <table:table-cell table:style-name="ce41"/>
          <table:table-cell table:number-columns-repeated="10"/>
          <table:table-cell table:style-name="ce46"/>
          <table:table-cell table:number-columns-repeated="1010"/>
        </table:table-row>
        <table:table-row table:style-name="ro4">
          <table:table-cell table:style-name="ce25" office:value-type="string">
            <text:p>Depreciation (Software)</text:p>
          </table:table-cell>
          <table:table-cell table:style-name="ce31"/>
          <table:table-cell table:style-name="ce42"/>
          <table:table-cell table:style-name="ce43" table:number-columns-repeated="10"/>
          <table:table-cell table:style-name="ce49"/>
          <table:table-cell table:number-columns-repeated="1010"/>
        </table:table-row>
        <table:table-row table:style-name="ro4">
          <table:table-cell table:style-name="ce26"/>
          <table:table-cell table:number-columns-repeated="12"/>
          <table:table-cell table:style-name="ce46"/>
          <table:table-cell table:number-columns-repeated="1010"/>
        </table:table-row>
        <table:table-row table:style-name="ro4">
          <table:table-cell table:style-name="ce27" office:value-type="string">
            <text:p>Total Costs</text:p>
          </table:table-cell>
          <table:table-cell table:style-name="ce36"/>
          <table:table-cell table:style-name="ce36" table:formula="of:=SUM([.C17:.C35])" office:value-type="float" office:value="14542.3333333333">
            <text:p>14,542</text:p>
          </table:table-cell>
          <table:table-cell table:style-name="ce36" table:formula="of:=SUM([.D17:.D35])" office:value-type="float" office:value="14542.3333333333">
            <text:p>14,542</text:p>
          </table:table-cell>
          <table:table-cell table:style-name="ce36" table:formula="of:=SUM([.E17:.E35])" office:value-type="float" office:value="14542.3333333333">
            <text:p>14,542</text:p>
          </table:table-cell>
          <table:table-cell table:style-name="ce36" table:formula="of:=SUM([.F17:.F35])" office:value-type="float" office:value="14542.3333333333">
            <text:p>14,542</text:p>
          </table:table-cell>
          <table:table-cell table:style-name="ce36" table:formula="of:=SUM([.G17:.G35])" office:value-type="float" office:value="14617.3333333333">
            <text:p>14,617</text:p>
          </table:table-cell>
          <table:table-cell table:style-name="ce36" table:formula="of:=SUM([.H17:.H35])" office:value-type="float" office:value="14617.3333333333">
            <text:p>14,617</text:p>
          </table:table-cell>
          <table:table-cell table:style-name="ce36" table:formula="of:=SUM([.I17:.I35])" office:value-type="float" office:value="16821.5">
            <text:p>16,822</text:p>
          </table:table-cell>
          <table:table-cell table:style-name="ce36" table:formula="of:=SUM([.J17:.J35])" office:value-type="float" office:value="16821.5">
            <text:p>16,822</text:p>
          </table:table-cell>
          <table:table-cell table:style-name="ce36" table:formula="of:=SUM([.K17:.K35])" office:value-type="float" office:value="16896.5">
            <text:p>16,897</text:p>
          </table:table-cell>
          <table:table-cell table:style-name="ce36" table:formula="of:=SUM([.L17:.L35])" office:value-type="float" office:value="18142.3333333333">
            <text:p>18,142</text:p>
          </table:table-cell>
          <table:table-cell table:style-name="ce36" table:formula="of:=SUM([.M17:.M35])" office:value-type="float" office:value="20328.5">
            <text:p>20,329</text:p>
          </table:table-cell>
          <table:table-cell table:style-name="ce47" table:formula="of:=SUM([.N17:.N35])" office:value-type="float" office:value="22838.1666666667">
            <text:p>22,838</text:p>
          </table:table-cell>
          <table:table-cell table:style-name="ce38" table:number-columns-repeated="1010"/>
        </table:table-row>
        <table:table-row table:style-name="ro4">
          <table:table-cell table:style-name="ce18"/>
          <table:table-cell table:number-columns-repeated="12"/>
          <table:table-cell table:style-name="ce46"/>
          <table:table-cell table:number-columns-repeated="1010"/>
        </table:table-row>
        <table:table-row table:style-name="ro4">
          <table:table-cell table:style-name="ce28" office:value-type="string">
            <text:p>P/L</text:p>
          </table:table-cell>
          <table:table-cell table:style-name="ce37"/>
          <table:table-cell table:style-name="ce37" table:formula="of:=[.B39]+([.C8]-[.C37])" office:value-type="float" office:value="-14542.3333333333">
            <text:p>-14,542</text:p>
          </table:table-cell>
          <table:table-cell table:style-name="ce37" table:formula="of:=[.C39]+([.D8]-[.D37])" office:value-type="float" office:value="-29084.6666666667">
            <text:p>-29,085</text:p>
          </table:table-cell>
          <table:table-cell table:style-name="ce37" table:formula="of:=[.D39]+([.E8]-[.E37])" office:value-type="float" office:value="-39212">
            <text:p>-39,212</text:p>
          </table:table-cell>
          <table:table-cell table:style-name="ce37" table:formula="of:=[.E39]+([.F8]-[.F37])" office:value-type="float" office:value="-47364.3333333333">
            <text:p>-47,364</text:p>
          </table:table-cell>
          <table:table-cell table:style-name="ce37" table:formula="of:=[.F39]+([.G8]-[.G37])" office:value-type="float" office:value="-54926.6666666667">
            <text:p>-54,927</text:p>
          </table:table-cell>
          <table:table-cell table:style-name="ce37" table:formula="of:=[.G39]+([.H8]-[.H37])" office:value-type="float" office:value="-60424">
            <text:p>-60,424</text:p>
          </table:table-cell>
          <table:table-cell table:style-name="ce37" table:formula="of:=[.H39]+([.I8]-[.I37])" office:value-type="float" office:value="-66520.5">
            <text:p>-66,521</text:p>
          </table:table-cell>
          <table:table-cell table:style-name="ce37" table:formula="of:=[.I39]+([.J8]-[.J37])" office:value-type="float" office:value="-68647">
            <text:p>-68,647</text:p>
          </table:table-cell>
          <table:table-cell table:style-name="ce37" table:formula="of:=[.J39]+([.K8]-[.K37])" office:value-type="float" office:value="-65873.5">
            <text:p>-65,874</text:p>
          </table:table-cell>
          <table:table-cell table:style-name="ce37" table:formula="of:=[.K39]+([.L8]-[.L37])" office:value-type="float" office:value="-63900.8333333333">
            <text:p>-63,901</text:p>
          </table:table-cell>
          <table:table-cell table:style-name="ce37" table:formula="of:=[.L39]+([.M8]-[.M37])" office:value-type="float" office:value="-56919.3333333333">
            <text:p>-56,919</text:p>
          </table:table-cell>
          <table:table-cell table:style-name="ce50" table:formula="of:=[.M39]+([.N8]-[.N37])" office:value-type="float" office:value="-46682.5">
            <text:p>-46,683</text:p>
          </table:table-cell>
          <table:table-cell table:style-name="ce51"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8" table:number-columns-repeated="13"/>
          <table:table-cell table:number-columns-repeated="1010"/>
        </table:table-row>
        <table:table-row table:style-name="ro4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t and Loss Year 2" table:style-name="ta1">
        <table:table-column table:style-name="co9" table:default-cell-style-name="ce29"/>
        <table:table-column table:style-name="co10" table:default-cell-style-name="ce29"/>
        <table:table-column table:style-name="co11" table:number-columns-repeated="12" table:default-cell-style-name="ce29"/>
        <table:table-column table:style-name="co5" table:number-columns-repeated="1010" table:default-cell-style-name="ce29"/>
        <table:table-row table:style-name="ro3">
          <table:table-cell table:style-name="ce14"/>
          <table:table-cell table:style-name="ce30"/>
          <table:table-cell table:style-name="ce30" office:value-type="string">
            <text:p>January</text:p>
          </table:table-cell>
          <table:table-cell table:style-name="ce30" office:value-type="string">
            <text:p>February</text:p>
          </table:table-cell>
          <table:table-cell table:style-name="ce30" office:value-type="string">
            <text:p>March</text:p>
          </table:table-cell>
          <table:table-cell table:style-name="ce30" office:value-type="string">
            <text:p>April</text:p>
          </table:table-cell>
          <table:table-cell table:style-name="ce30" office:value-type="string">
            <text:p>May</text:p>
          </table:table-cell>
          <table:table-cell table:style-name="ce30" office:value-type="string">
            <text:p>June</text:p>
          </table:table-cell>
          <table:table-cell table:style-name="ce30" office:value-type="string">
            <text:p>July</text:p>
          </table:table-cell>
          <table:table-cell table:style-name="ce30" office:value-type="string">
            <text:p>August</text:p>
          </table:table-cell>
          <table:table-cell table:style-name="ce36" office:value-type="string">
            <text:p>Sptmber</text:p>
          </table:table-cell>
          <table:table-cell table:style-name="ce30" office:value-type="string">
            <text:p>October</text:p>
          </table:table-cell>
          <table:table-cell table:style-name="ce30" office:value-type="string">
            <text:p>November</text:p>
          </table:table-cell>
          <table:table-cell table:style-name="ce44" office:value-type="string">
            <text:p>December</text:p>
          </table:table-cell>
          <table:table-cell table:number-columns-repeated="1010"/>
        </table:table-row>
        <table:table-row table:style-name="ro4">
          <table:table-cell table:style-name="ce15" office:value-type="string">
            <text:p>Sales</text:p>
          </table:table-cell>
          <table:table-cell table:style-name="ce20"/>
          <table:table-cell table:style-name="ce39" table:number-columns-repeated="11"/>
          <table:table-cell table:style-name="ce45"/>
          <table:table-cell table:number-columns-repeated="1010"/>
        </table:table-row>
        <table:table-row table:style-name="ro4">
          <table:table-cell table:style-name="ce16" office:value-type="string">
            <text:p>Mobile Platform Set-Up (OTC)</text:p>
          </table:table-cell>
          <table:table-cell table:style-name="ce16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style-name="ce52"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table:number-columns-repeated="3" office:value-type="float" office:value="100">
            <text:p>100</text:p>
          </table:table-cell>
          <table:table-cell table:style-name="ce46" office:value-type="float" office:value="150">
            <text:p>150</text:p>
          </table:table-cell>
          <table:table-cell table:number-columns-repeated="1010"/>
        </table:table-row>
        <table:table-row table:style-name="ro4">
          <table:table-cell table:style-name="ce16" office:value-type="string">
            <text:p>Social Media Presence (MLC)</text:p>
          </table:table-cell>
          <table:table-cell table:style-name="ce16" office:value-type="float" office:value="40">
            <text:p>40</text:p>
          </table:table-cell>
          <table:table-cell office:value-type="float" office:value="89">
            <text:p>89</text:p>
          </table:table-cell>
          <table:table-cell table:style-name="ce52"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225">
            <text:p>225</text:p>
          </table:table-cell>
          <table:table-cell office:value-type="float" office:value="250">
            <text:p>250</text:p>
          </table:table-cell>
          <table:table-cell office:value-type="float" office:value="255">
            <text:p>255</text:p>
          </table:table-cell>
          <table:table-cell office:value-type="float" office:value="265">
            <text:p>265</text:p>
          </table:table-cell>
          <table:table-cell office:value-type="float" office:value="275">
            <text:p>275</text:p>
          </table:table-cell>
          <table:table-cell table:style-name="ce46" office:value-type="float" office:value="300">
            <text:p>300</text:p>
          </table:table-cell>
          <table:table-cell table:number-columns-repeated="1010"/>
        </table:table-row>
        <table:table-row table:style-name="ro4">
          <table:table-cell table:style-name="ce16" office:value-type="string">
            <text:p>Small Business Package (OTC)</text:p>
          </table:table-cell>
          <table:table-cell table:style-name="ce16" office:value-type="float" office:value="250">
            <text:p>250</text:p>
          </table:table-cell>
          <table:table-cell office:value-type="float" office:value="52">
            <text:p>52</text:p>
          </table:table-cell>
          <table:table-cell table:style-name="ce52"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table:style-name="ce46" office:value-type="float" office:value="30">
            <text:p>30</text:p>
          </table:table-cell>
          <table:table-cell table:number-columns-repeated="1010"/>
        </table:table-row>
        <table:table-row table:style-name="ro4">
          <table:table-cell table:style-name="ce16" office:value-type="string">
            <text:p>Basic CRM (MLC)</text:p>
          </table:table-cell>
          <table:table-cell table:style-name="ce16" office:value-type="float" office:value="75">
            <text:p>75</text:p>
          </table:table-cell>
          <table:table-cell office:value-type="float" office:value="175">
            <text:p>175</text:p>
          </table:table-cell>
          <table:table-cell table:style-name="ce52"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75">
            <text:p>275</text:p>
          </table:table-cell>
          <table:table-cell office:value-type="float" office:value="280">
            <text:p>280</text:p>
          </table:table-cell>
          <table:table-cell office:value-type="float" office:value="290">
            <text:p>290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table:style-name="ce46" office:value-type="float" office:value="350">
            <text:p>350</text:p>
          </table:table-cell>
          <table:table-cell table:number-columns-repeated="1010"/>
        </table:table-row>
        <table:table-row table:style-name="ro4">
          <table:table-cell table:style-name="ce16" office:value-type="string">
            <text:p>Forecasting System (MLC)</text:p>
          </table:table-cell>
          <table:table-cell table:style-name="ce31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52" office:value-type="float" office:value="75">
            <text:p>75</text:p>
          </table:table-cell>
          <table:table-cell office:value-type="float" office:value="75">
            <text:p>75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95">
            <text:p>95</text:p>
          </table:table-cell>
          <table:table-cell table:style-name="ce46" office:value-type="float" office:value="100">
            <text:p>100</text:p>
          </table:table-cell>
          <table:table-cell table:number-columns-repeated="1010"/>
        </table:table-row>
        <table:table-row table:style-name="ro4">
          <table:table-cell table:style-name="ce17" office:value-type="string">
            <text:p>Total Sales</text:p>
          </table:table-cell>
          <table:table-cell table:style-name="ce32"/>
          <table:table-cell table:style-name="ce30" table:formula="of:=SUMPRODUCT([.B3:.B7];[.C3:.C7])" office:value-type="float" office:value="44685">
            <text:p>44685</text:p>
          </table:table-cell>
          <table:table-cell table:style-name="ce30" table:formula="of:=SUMPRODUCT([.B3:.B7];[.D3:.D7])" office:value-type="float" office:value="49010">
            <text:p>49010</text:p>
          </table:table-cell>
          <table:table-cell table:style-name="ce30" table:formula="of:=SUMPRODUCT([.B3:.B7];[.E3:.E7])" office:value-type="float" office:value="50000">
            <text:p>50000</text:p>
          </table:table-cell>
          <table:table-cell table:style-name="ce30" table:formula="of:=SUMPRODUCT([.B3:.B7];[.F3:.F7])" office:value-type="float" office:value="48475">
            <text:p>48475</text:p>
          </table:table-cell>
          <table:table-cell table:style-name="ce30" table:formula="of:=SUMPRODUCT([.B3:.B7];[.G3:.G7])" office:value-type="float" office:value="53750">
            <text:p>53750</text:p>
          </table:table-cell>
          <table:table-cell table:style-name="ce30" table:formula="of:=SUMPRODUCT([.B2:.B7];[.H2:.H7])" office:value-type="float" office:value="58250">
            <text:p>58250</text:p>
          </table:table-cell>
          <table:table-cell table:style-name="ce30" table:formula="of:=SUMPRODUCT([.B3:.B7];[.I3:.I7])" office:value-type="float" office:value="64125">
            <text:p>64125</text:p>
          </table:table-cell>
          <table:table-cell table:style-name="ce30" table:formula="of:=SUMPRODUCT([.B3:.B7];[.J3:.J7])" office:value-type="float" office:value="62500">
            <text:p>62500</text:p>
          </table:table-cell>
          <table:table-cell table:style-name="ce30" table:formula="of:=SUMPRODUCT([.B3:.B7];[.K3:.K7])" office:value-type="float" office:value="55950">
            <text:p>55950</text:p>
          </table:table-cell>
          <table:table-cell table:style-name="ce30" table:formula="of:=SUMPRODUCT([.B3:.B7];[.L3:.L7])" office:value-type="float" office:value="62600">
            <text:p>62600</text:p>
          </table:table-cell>
          <table:table-cell table:style-name="ce30" table:formula="of:=SUMPRODUCT([.B3:.B7];[.M3:.M7])" office:value-type="float" office:value="63750">
            <text:p>63750</text:p>
          </table:table-cell>
          <table:table-cell table:style-name="ce44" table:formula="of:=SUMPRODUCT([.B2:.B7];[.N2:.N7])" office:value-type="float" office:value="70750">
            <text:p>70750</text:p>
          </table:table-cell>
          <table:table-cell table:number-columns-repeated="1010"/>
        </table:table-row>
        <table:table-row table:style-name="ro4">
          <table:table-cell table:style-name="ce18"/>
          <table:table-cell table:number-columns-repeated="12"/>
          <table:table-cell table:style-name="ce46"/>
          <table:table-cell table:number-columns-repeated="1010"/>
        </table:table-row>
        <table:table-row table:style-name="ro4">
          <table:table-cell table:style-name="ce53" office:value-type="string">
            <text:p>Overhead Costs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4">
          <table:table-cell table:style-name="ce20" office:value-type="string">
            <text:p>Director</text:p>
          </table:table-cell>
          <table:table-cell table:style-name="ce33" office:value-type="float" office:value="22000">
            <text:p>22,000</text:p>
          </table:table-cell>
          <table:table-cell table:style-name="ce58" office:value-type="float" office:value="1">
            <text:p>1</text:p>
          </table:table-cell>
          <table:table-cell table:number-columns-repeated="10" table:style-name="ce39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1010"/>
        </table:table-row>
        <table:table-row table:style-name="ro4">
          <table:table-cell table:style-name="ce16" office:value-type="string">
            <text:p>System Developer</text:p>
          </table:table-cell>
          <table:table-cell table:style-name="ce21" office:value-type="float" office:value="29000">
            <text:p>29,000</text:p>
          </table:table-cell>
          <table:table-cell table:style-name="ce18" office:value-type="float" office:value="2">
            <text:p>2</text:p>
          </table:table-cell>
          <table:table-cell table:number-columns-repeated="10" office:value-type="float" office:value="2">
            <text:p>2</text:p>
          </table:table-cell>
          <table:table-cell table:style-name="ce46" office:value-type="float" office:value="2">
            <text:p>2</text:p>
          </table:table-cell>
          <table:table-cell table:number-columns-repeated="1010"/>
        </table:table-row>
        <table:table-row table:style-name="ro4">
          <table:table-cell table:style-name="ce16" office:value-type="string">
            <text:p>Mobile Developer</text:p>
          </table:table-cell>
          <table:table-cell table:style-name="ce21" office:value-type="float" office:value="27000">
            <text:p>27,000</text:p>
          </table:table-cell>
          <table:table-cell table:style-name="ce18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6" office:value-type="float" office:value="2">
            <text:p>2</text:p>
          </table:table-cell>
          <table:table-cell table:style-name="ce46" office:value-type="float" office:value="2">
            <text:p>2</text:p>
          </table:table-cell>
          <table:table-cell table:number-columns-repeated="1010"/>
        </table:table-row>
        <table:table-row table:style-name="ro4">
          <table:table-cell table:style-name="ce16" office:value-type="string">
            <text:p>Support</text:p>
          </table:table-cell>
          <table:table-cell table:style-name="ce21" office:value-type="float" office:value="25000">
            <text:p>25,000</text:p>
          </table:table-cell>
          <table:table-cell table:style-name="ce18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number-columns-repeated="7" office:value-type="float" office:value="4">
            <text:p>4</text:p>
          </table:table-cell>
          <table:table-cell table:style-name="ce46" office:value-type="float" office:value="4">
            <text:p>4</text:p>
          </table:table-cell>
          <table:table-cell table:number-columns-repeated="1010"/>
        </table:table-row>
        <table:table-row table:style-name="ro4">
          <table:table-cell table:style-name="ce16" office:value-type="string">
            <text:p>Marketing Manager</text:p>
          </table:table-cell>
          <table:table-cell table:style-name="ce21" office:value-type="float" office:value="24000">
            <text:p>24,000</text:p>
          </table:table-cell>
          <table:table-cell table:style-name="ce18" office:value-type="float" office:value="1">
            <text:p>1</text:p>
          </table:table-cell>
          <table:table-cell table:number-columns-repeated="10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4">
          <table:table-cell table:style-name="ce16" office:value-type="string">
            <text:p>Sales Team</text:p>
          </table:table-cell>
          <table:table-cell table:style-name="ce21" office:value-type="float" office:value="15000">
            <text:p>15,000</text:p>
          </table:table-cell>
          <table:table-cell table:style-name="ce18" office:value-type="float" office:value="2">
            <text:p>2</text:p>
          </table:table-cell>
          <table:table-cell table:number-columns-repeated="10" office:value-type="float" office:value="3">
            <text:p>3</text:p>
          </table:table-cell>
          <table:table-cell table:style-name="ce46" office:value-type="float" office:value="3">
            <text:p>3</text:p>
          </table:table-cell>
          <table:table-cell table:number-columns-repeated="1010"/>
        </table:table-row>
        <table:table-row table:style-name="ro4">
          <table:table-cell table:style-name="ce21" office:value-type="string">
            <text:p>Salaries</text:p>
          </table:table-cell>
          <table:table-cell table:style-name="ce36"/>
          <table:table-cell table:style-name="ce36" table:formula="of:=SUMPRODUCT([.B11:.B16];[.C11:.C16])/12" office:value-type="float" office:value="19666.6666666667">
            <text:p>19,667</text:p>
          </table:table-cell>
          <table:table-cell table:style-name="ce36" table:formula="of:=SUMPRODUCT([.B11:.B16];[.D11:.D16])/12" office:value-type="float" office:value="20916.6666666667">
            <text:p>20,917</text:p>
          </table:table-cell>
          <table:table-cell table:style-name="ce36" table:formula="of:=SUMPRODUCT([.B11:.B16];[.E11:.E16])/12" office:value-type="float" office:value="20916.6666666667">
            <text:p>20,917</text:p>
          </table:table-cell>
          <table:table-cell table:style-name="ce36" table:formula="of:=SUMPRODUCT([.B11:.B16];[.F11:.F16])/12" office:value-type="float" office:value="20916.6666666667">
            <text:p>20,917</text:p>
          </table:table-cell>
          <table:table-cell table:style-name="ce36" table:formula="of:=SUMPRODUCT([.B11:.B16];[.G11:.G16])/12" office:value-type="float" office:value="23000">
            <text:p>23,000</text:p>
          </table:table-cell>
          <table:table-cell table:style-name="ce36" table:formula="of:=SUMPRODUCT([.B11:.B16];[.H11:.H16])/12" office:value-type="float" office:value="25250">
            <text:p>25,250</text:p>
          </table:table-cell>
          <table:table-cell table:style-name="ce36" table:formula="of:=SUMPRODUCT([.B11:.B16];[.I11:.I16])/12" office:value-type="float" office:value="25250">
            <text:p>25,250</text:p>
          </table:table-cell>
          <table:table-cell table:style-name="ce36" table:formula="of:=SUMPRODUCT([.B11:.B16];[.J11:.J16])/12" office:value-type="float" office:value="25250">
            <text:p>25,250</text:p>
          </table:table-cell>
          <table:table-cell table:style-name="ce36" table:formula="of:=SUMPRODUCT([.B11:.B16];[.K11:.K16])/12" office:value-type="float" office:value="25250">
            <text:p>25,250</text:p>
          </table:table-cell>
          <table:table-cell table:style-name="ce36" table:formula="of:=SUMPRODUCT([.B11:.B16];[.L11:.L16])/12" office:value-type="float" office:value="25250">
            <text:p>25,250</text:p>
          </table:table-cell>
          <table:table-cell table:style-name="ce36" table:formula="of:=SUMPRODUCT([.B11:.B16];[.M11:.M16])/12" office:value-type="float" office:value="25250">
            <text:p>25,250</text:p>
          </table:table-cell>
          <table:table-cell table:style-name="ce47" table:formula="of:=SUMPRODUCT([.B11:.B16];[.N11:.N16])/12" office:value-type="float" office:value="25250">
            <text:p>25,250</text:p>
          </table:table-cell>
          <table:table-cell table:number-columns-repeated="1010"/>
        </table:table-row>
        <table:table-row table:style-name="ro4">
          <table:table-cell table:style-name="ce21" office:value-type="string">
            <text:p>On-Costs</text:p>
          </table:table-cell>
          <table:table-cell table:style-name="ce56" office:value-type="percentage" office:value="0.15">
            <text:p>15%</text:p>
          </table:table-cell>
          <table:table-cell table:style-name="ce40" table:formula="of:=[.C17]*0.15" office:value-type="float" office:value="2950">
            <text:p>2,950</text:p>
          </table:table-cell>
          <table:table-cell table:style-name="ce40" table:formula="of:=[.D17]*0.15" office:value-type="float" office:value="3137.5">
            <text:p>3,138</text:p>
          </table:table-cell>
          <table:table-cell table:style-name="ce40" table:formula="of:=[.E17]*0.15" office:value-type="float" office:value="3137.5">
            <text:p>3,138</text:p>
          </table:table-cell>
          <table:table-cell table:style-name="ce40" table:formula="of:=[.F17]*0.15" office:value-type="float" office:value="3137.5">
            <text:p>3,138</text:p>
          </table:table-cell>
          <table:table-cell table:style-name="ce40" table:formula="of:=[.G17]*0.15" office:value-type="float" office:value="3450">
            <text:p>3,450</text:p>
          </table:table-cell>
          <table:table-cell table:style-name="ce40" table:formula="of:=[.H17]*0.15" office:value-type="float" office:value="3787.5">
            <text:p>3,788</text:p>
          </table:table-cell>
          <table:table-cell table:style-name="ce40" table:formula="of:=[.I17]*0.15" office:value-type="float" office:value="3787.5">
            <text:p>3,788</text:p>
          </table:table-cell>
          <table:table-cell table:style-name="ce40" table:formula="of:=[.J17]*0.15" office:value-type="float" office:value="3787.5">
            <text:p>3,788</text:p>
          </table:table-cell>
          <table:table-cell table:style-name="ce40" table:formula="of:=[.K17]*0.15" office:value-type="float" office:value="3787.5">
            <text:p>3,788</text:p>
          </table:table-cell>
          <table:table-cell table:style-name="ce40" table:formula="of:=[.L17]*0.15" office:value-type="float" office:value="3787.5">
            <text:p>3,788</text:p>
          </table:table-cell>
          <table:table-cell table:style-name="ce40" table:formula="of:=[.M17]*0.15" office:value-type="float" office:value="3787.5">
            <text:p>3,788</text:p>
          </table:table-cell>
          <table:table-cell table:style-name="ce48" table:formula="of:=[.N17]*0.15" office:value-type="float" office:value="3787.5">
            <text:p>3,788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Rent</text:p>
          </table:table-cell>
          <table:table-cell table:style-name="ce21" office:value-type="float" office:value="1500">
            <text:p>1,500</text:p>
          </table:table-cell>
          <table:table-cell table:number-columns-repeated="11" table:style-name="ce38" office:value-type="float" office:value="500">
            <text:p>500</text:p>
          </table:table-cell>
          <table:table-cell table:style-name="ce48" office:value-type="float" office:value="500">
            <text:p>500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Telephone</text:p>
          </table:table-cell>
          <table:table-cell table:style-name="ce21" table:formula="of:=SUM([.C20:.N20])" office:value-type="float" office:value="540">
            <text:p>540</text:p>
          </table:table-cell>
          <table:table-cell table:number-columns-repeated="11" table:style-name="ce38" office:value-type="float" office:value="45">
            <text:p>45</text:p>
          </table:table-cell>
          <table:table-cell table:style-name="ce48" office:value-type="float" office:value="45">
            <text:p>45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ISP</text:p>
          </table:table-cell>
          <table:table-cell table:style-name="ce21" table:formula="of:=SUM([.C21:.N21])" office:value-type="float" office:value="384">
            <text:p>384</text:p>
          </table:table-cell>
          <table:table-cell table:number-columns-repeated="11" table:style-name="ce38" office:value-type="float" office:value="32">
            <text:p>32</text:p>
          </table:table-cell>
          <table:table-cell table:style-name="ce48" office:value-type="float" office:value="32">
            <text:p>32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Electricity</text:p>
          </table:table-cell>
          <table:table-cell table:style-name="ce21" table:formula="of:=SUM([.C22:.N22])" office:value-type="float" office:value="600">
            <text:p>600</text:p>
          </table:table-cell>
          <table:table-cell table:number-columns-repeated="11" table:style-name="ce38" office:value-type="float" office:value="50">
            <text:p>50</text:p>
          </table:table-cell>
          <table:table-cell table:style-name="ce48" office:value-type="float" office:value="50">
            <text:p>50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Gas</text:p>
          </table:table-cell>
          <table:table-cell table:style-name="ce21" table:formula="of:=SUM([.C23:.N23])" office:value-type="float" office:value="288">
            <text:p>288</text:p>
          </table:table-cell>
          <table:table-cell table:number-columns-repeated="11" table:style-name="ce38" office:value-type="float" office:value="24">
            <text:p>24</text:p>
          </table:table-cell>
          <table:table-cell table:style-name="ce48" office:value-type="float" office:value="24">
            <text:p>24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Legal</text:p>
          </table:table-cell>
          <table:table-cell table:style-name="ce21" table:formula="of:=SUM([.C24:.N24])" office:value-type="float" office:value="672">
            <text:p>672</text:p>
          </table:table-cell>
          <table:table-cell table:number-columns-repeated="11" table:style-name="ce38" office:value-type="float" office:value="56">
            <text:p>56</text:p>
          </table:table-cell>
          <table:table-cell table:style-name="ce48" office:value-type="float" office:value="56">
            <text:p>56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Accountants</text:p>
          </table:table-cell>
          <table:table-cell table:style-name="ce21" table:formula="of:=SUM([.C25:.N25])" office:value-type="float" office:value="486">
            <text:p>486</text:p>
          </table:table-cell>
          <table:table-cell table:number-columns-repeated="10" table:style-name="ce38" office:value-type="float" office:value="42">
            <text:p>42</text:p>
          </table:table-cell>
          <table:table-cell table:style-name="ce38" office:value-type="float" office:value="24">
            <text:p>24</text:p>
          </table:table-cell>
          <table:table-cell table:style-name="ce48" office:value-type="float" office:value="42">
            <text:p>42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Bank Charges</text:p>
          </table:table-cell>
          <table:table-cell table:style-name="ce21" table:formula="of:=SUM([.C26:.N26])" office:value-type="float" office:value="600">
            <text:p>600</text:p>
          </table:table-cell>
          <table:table-cell table:number-columns-repeated="11" table:style-name="ce38" office:value-type="float" office:value="50">
            <text:p>50</text:p>
          </table:table-cell>
          <table:table-cell table:style-name="ce48" office:value-type="float" office:value="50">
            <text:p>50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Travel</text:p>
          </table:table-cell>
          <table:table-cell table:style-name="ce21" table:formula="of:=SUM([.C27:.N27])" office:value-type="float" office:value="2160">
            <text:p>2,160</text:p>
          </table:table-cell>
          <table:table-cell table:number-columns-repeated="11" table:style-name="ce38" office:value-type="float" office:value="180">
            <text:p>180</text:p>
          </table:table-cell>
          <table:table-cell table:style-name="ce48" office:value-type="float" office:value="180">
            <text:p>180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Advertising</text:p>
          </table:table-cell>
          <table:table-cell table:style-name="ce21" table:formula="of:=SUM([.C28:.N28])" office:value-type="float" office:value="5400">
            <text:p>5,400</text:p>
          </table:table-cell>
          <table:table-cell table:number-columns-repeated="11" table:style-name="ce38" office:value-type="float" office:value="450">
            <text:p>450</text:p>
          </table:table-cell>
          <table:table-cell table:style-name="ce48" office:value-type="float" office:value="450">
            <text:p>450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Loans</text:p>
          </table:table-cell>
          <table:table-cell table:style-name="ce21" table:formula="of:=SUM([.C29:.N29])" office:value-type="float" office:value="4200">
            <text:p>4,200</text:p>
          </table:table-cell>
          <table:table-cell table:number-columns-repeated="11" table:style-name="ce38" office:value-type="float" office:value="350">
            <text:p>350</text:p>
          </table:table-cell>
          <table:table-cell table:style-name="ce48" office:value-type="float" office:value="350">
            <text:p>350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Insurance</text:p>
          </table:table-cell>
          <table:table-cell table:style-name="ce21" table:formula="of:=SUM([.C30:.N30])" office:value-type="float" office:value="2400">
            <text:p>2,400</text:p>
          </table:table-cell>
          <table:table-cell table:number-columns-repeated="11" table:style-name="ce38" office:value-type="float" office:value="200">
            <text:p>200</text:p>
          </table:table-cell>
          <table:table-cell table:style-name="ce48" office:value-type="float" office:value="200">
            <text:p>200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Employer Liability</text:p>
          </table:table-cell>
          <table:table-cell table:style-name="ce21" table:formula="of:=SUM([.C31:.N31])" office:value-type="float" office:value="600">
            <text:p>600</text:p>
          </table:table-cell>
          <table:table-cell table:number-columns-repeated="11" table:style-name="ce38" office:value-type="float" office:value="50">
            <text:p>50</text:p>
          </table:table-cell>
          <table:table-cell table:style-name="ce48" office:value-type="float" office:value="50">
            <text:p>50</text:p>
          </table:table-cell>
          <table:table-cell table:number-columns-repeated="1010"/>
        </table:table-row>
        <table:table-row table:style-name="ro4">
          <table:table-cell table:style-name="ce23" office:value-type="string">
            <text:p>Server Rental</text:p>
          </table:table-cell>
          <table:table-cell table:style-name="ce21" table:formula="of:=SUM([.C32:.N32])" office:value-type="float" office:value="1800">
            <text:p>1,800</text:p>
          </table:table-cell>
          <table:table-cell table:number-columns-repeated="4" table:style-name="ce38" office:value-type="float" office:value="75">
            <text:p>75</text:p>
          </table:table-cell>
          <table:table-cell table:number-columns-repeated="4" table:style-name="ce38" office:value-type="float" office:value="150">
            <text:p>150</text:p>
          </table:table-cell>
          <table:table-cell table:number-columns-repeated="3" table:style-name="ce38" office:value-type="float" office:value="225">
            <text:p>225</text:p>
          </table:table-cell>
          <table:table-cell table:style-name="ce48" office:value-type="float" office:value="225">
            <text:p>225</text:p>
          </table:table-cell>
          <table:table-cell table:style-name="ce40"/>
          <table:table-cell table:style-name="ce38" table:number-columns-repeated="1009"/>
        </table:table-row>
        <table:table-row table:style-name="ro4">
          <table:table-cell table:style-name="ce22" office:value-type="string">
            <text:p>Depreciation (Computer)</text:p>
          </table:table-cell>
          <table:table-cell table:style-name="ce16"/>
          <table:table-cell table:style-name="ce38" table:formula="of:=[Equipment.D2]" office:value-type="float" office:value="2050">
            <text:p>2,050</text:p>
          </table:table-cell>
          <table:table-cell table:number-columns-repeated="10"/>
          <table:table-cell table:style-name="ce46"/>
          <table:table-cell table:number-columns-repeated="1010"/>
        </table:table-row>
        <table:table-row table:style-name="ro4">
          <table:table-cell table:style-name="ce54" office:value-type="string">
            <text:p>Depreciation (Mobile Hardware)</text:p>
          </table:table-cell>
          <table:table-cell table:style-name="ce16"/>
          <table:table-cell table:style-name="ce38" table:formula="of:=[Equipment.D3]" office:value-type="float" office:value="1147.5">
            <text:p>1,148</text:p>
          </table:table-cell>
          <table:table-cell table:style-name="ce52" table:number-columns-repeated="10"/>
          <table:table-cell table:style-name="ce46"/>
          <table:table-cell table:number-columns-repeated="1010"/>
        </table:table-row>
        <table:table-row table:style-name="ro4">
          <table:table-cell table:style-name="ce55" office:value-type="string">
            <text:p>Depreciation (Software)</text:p>
          </table:table-cell>
          <table:table-cell table:style-name="ce31"/>
          <table:table-cell table:style-name="ce59" table:formula="of:=[Equipment.D4]" office:value-type="float" office:value="2500">
            <text:p>2,500</text:p>
          </table:table-cell>
          <table:table-cell table:style-name="ce43" table:number-columns-repeated="10"/>
          <table:table-cell table:style-name="ce49"/>
          <table:table-cell table:number-columns-repeated="1010"/>
        </table:table-row>
        <table:table-row table:style-name="ro4">
          <table:table-cell table:style-name="ce54"/>
          <table:table-cell table:number-columns-repeated="12"/>
          <table:table-cell table:style-name="ce46"/>
          <table:table-cell table:number-columns-repeated="1010"/>
        </table:table-row>
        <table:table-row table:style-name="ro4">
          <table:table-cell table:style-name="ce27" office:value-type="string">
            <text:p>Total Costs</text:p>
          </table:table-cell>
          <table:table-cell table:style-name="ce36"/>
          <table:table-cell table:style-name="ce36" table:formula="of:=SUM([.C17:.C35])" office:value-type="float" office:value="30418.1666666667">
            <text:p>30,418</text:p>
          </table:table-cell>
          <table:table-cell table:style-name="ce36" table:formula="of:=SUM([.D17:.D35])" office:value-type="float" office:value="26158.1666666667">
            <text:p>26,158</text:p>
          </table:table-cell>
          <table:table-cell table:style-name="ce36" table:formula="of:=SUM([.E17:.E35])" office:value-type="float" office:value="26158.1666666667">
            <text:p>26,158</text:p>
          </table:table-cell>
          <table:table-cell table:style-name="ce36" table:formula="of:=SUM([.F17:.F35])" office:value-type="float" office:value="26158.1666666667">
            <text:p>26,158</text:p>
          </table:table-cell>
          <table:table-cell table:style-name="ce36" table:formula="of:=SUM([.G17:.G35])" office:value-type="float" office:value="28629">
            <text:p>28,629</text:p>
          </table:table-cell>
          <table:table-cell table:style-name="ce36" table:formula="of:=SUM([.H17:.H35])" office:value-type="float" office:value="31216.5">
            <text:p>31,217</text:p>
          </table:table-cell>
          <table:table-cell table:style-name="ce36" table:formula="of:=SUM([.I17:.I35])" office:value-type="float" office:value="31216.5">
            <text:p>31,217</text:p>
          </table:table-cell>
          <table:table-cell table:style-name="ce36" table:formula="of:=SUM([.J17:.J35])" office:value-type="float" office:value="31216.5">
            <text:p>31,217</text:p>
          </table:table-cell>
          <table:table-cell table:style-name="ce36" table:formula="of:=SUM([.K17:.K35])" office:value-type="float" office:value="31291.5">
            <text:p>31,292</text:p>
          </table:table-cell>
          <table:table-cell table:style-name="ce36" table:formula="of:=SUM([.L17:.L35])" office:value-type="float" office:value="31291.5">
            <text:p>31,292</text:p>
          </table:table-cell>
          <table:table-cell table:style-name="ce36" table:formula="of:=SUM([.M17:.M35])" office:value-type="float" office:value="31273.5">
            <text:p>31,274</text:p>
          </table:table-cell>
          <table:table-cell table:style-name="ce47" table:formula="of:=SUM([.N17:.N35])" office:value-type="float" office:value="31291.5">
            <text:p>31,292</text:p>
          </table:table-cell>
          <table:table-cell table:number-columns-repeated="1010"/>
        </table:table-row>
        <table:table-row table:style-name="ro4">
          <table:table-cell table:style-name="ce18"/>
          <table:table-cell table:number-columns-repeated="12"/>
          <table:table-cell table:style-name="ce46"/>
          <table:table-cell table:number-columns-repeated="1010"/>
        </table:table-row>
        <table:table-row table:style-name="ro4">
          <table:table-cell table:style-name="ce28" office:value-type="string">
            <text:p>P/L</text:p>
          </table:table-cell>
          <table:table-cell table:style-name="ce57" table:formula="of:=['Profit and Loss Year 1'.N39]" office:value-type="float" office:value="-46682.5">
            <text:p>-46,683</text:p>
          </table:table-cell>
          <table:table-cell table:style-name="ce37" table:formula="of:=[.B39]+([.C8]-[.C37])" office:value-type="float" office:value="-32415.6666666667">
            <text:p>-32,416</text:p>
          </table:table-cell>
          <table:table-cell table:style-name="ce37" table:formula="of:=[.C39]+([.D8]-[.D37])" office:value-type="float" office:value="-9563.83333333334">
            <text:p>-9,564</text:p>
          </table:table-cell>
          <table:table-cell table:style-name="ce37" table:formula="of:=[.D39]+([.E8]-[.E37])" office:value-type="float" office:value="14278">
            <text:p>14,278</text:p>
          </table:table-cell>
          <table:table-cell table:style-name="ce37" table:formula="of:=[.E39]+([.F8]-[.F37])" office:value-type="float" office:value="36594.8333333333">
            <text:p>36,595</text:p>
          </table:table-cell>
          <table:table-cell table:style-name="ce37" table:formula="of:=[.F39]+([.G8]-[.G37])" office:value-type="float" office:value="61715.8333333333">
            <text:p>61,716</text:p>
          </table:table-cell>
          <table:table-cell table:style-name="ce37" table:formula="of:=[.G39]+([.H8]-[.H37])" office:value-type="float" office:value="88749.3333333333">
            <text:p>88,749</text:p>
          </table:table-cell>
          <table:table-cell table:style-name="ce37" table:formula="of:=[.H39]+([.I8]-[.I37])" office:value-type="float" office:value="121657.833333333">
            <text:p>121,658</text:p>
          </table:table-cell>
          <table:table-cell table:style-name="ce37" table:formula="of:=[.I39]+([.J8]-[.J37])" office:value-type="float" office:value="152941.333333333">
            <text:p>152,941</text:p>
          </table:table-cell>
          <table:table-cell table:style-name="ce37" table:formula="of:=[.J39]+([.K8]-[.K37])" office:value-type="float" office:value="177599.833333333">
            <text:p>177,600</text:p>
          </table:table-cell>
          <table:table-cell table:style-name="ce37" table:formula="of:=[.K39]+([.L8]-[.L37])" office:value-type="float" office:value="208908.333333333">
            <text:p>208,908</text:p>
          </table:table-cell>
          <table:table-cell table:style-name="ce37" table:formula="of:=[.L39]+([.M8]-[.M37])" office:value-type="float" office:value="241384.833333333">
            <text:p>241,385</text:p>
          </table:table-cell>
          <table:table-cell table:style-name="ce50" table:formula="of:=[.M39]+([.N8]-[.N37])" office:value-type="float" office:value="280843.333333333">
            <text:p>280,843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8" table:number-columns-repeated="13"/>
          <table:table-cell table:number-columns-repeated="1010"/>
        </table:table-row>
        <table:table-row table:style-name="ro4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h Flow Year 1" table:style-name="ta1">
        <table:table-column table:style-name="co13" table:default-cell-style-name="ce38"/>
        <table:table-column table:style-name="co14" table:default-cell-style-name="ce38"/>
        <table:table-column table:style-name="co15" table:number-columns-repeated="12" table:default-cell-style-name="ce38"/>
        <table:table-column table:style-name="co14" table:default-cell-style-name="ce38"/>
        <table:table-column table:style-name="co5" table:visibility="collapse" table:number-columns-repeated="2" table:default-cell-style-name="ce38"/>
        <table:table-column table:style-name="co5" table:number-columns-repeated="1007" table:default-cell-style-name="ce38"/>
        <table:table-row table:style-name="ro3">
          <table:table-cell table:style-name="ce60"/>
          <table:table-cell table:style-name="ce68"/>
          <table:table-cell table:style-name="ce68" office:value-type="string">
            <text:p>January</text:p>
          </table:table-cell>
          <table:table-cell table:style-name="ce68" office:value-type="string">
            <text:p>February</text:p>
          </table:table-cell>
          <table:table-cell table:style-name="ce68" office:value-type="string">
            <text:p>March</text:p>
          </table:table-cell>
          <table:table-cell table:style-name="ce68" office:value-type="string">
            <text:p>April</text:p>
          </table:table-cell>
          <table:table-cell table:style-name="ce68" office:value-type="string">
            <text:p>May</text:p>
          </table:table-cell>
          <table:table-cell table:style-name="ce68" office:value-type="string">
            <text:p>June</text:p>
          </table:table-cell>
          <table:table-cell table:style-name="ce68" office:value-type="string">
            <text:p>July</text:p>
          </table:table-cell>
          <table:table-cell table:style-name="ce68" office:value-type="string">
            <text:p>August</text:p>
          </table:table-cell>
          <table:table-cell table:style-name="ce68" office:value-type="string">
            <text:p>Sptmber</text:p>
          </table:table-cell>
          <table:table-cell table:style-name="ce68" office:value-type="string">
            <text:p>October</text:p>
          </table:table-cell>
          <table:table-cell table:style-name="ce68" office:value-type="string">
            <text:p>November</text:p>
          </table:table-cell>
          <table:table-cell table:style-name="ce69" office:value-type="string">
            <text:p>December</text:p>
          </table:table-cell>
          <table:table-cell table:style-name="ce33"/>
          <table:table-cell table:number-columns-repeated="1009"/>
        </table:table-row>
        <table:table-row table:style-name="ro4">
          <table:table-cell table:style-name="ce61" office:value-type="string">
            <text:p>Sales</text:p>
          </table:table-cell>
          <table:table-cell table:style-name="ce69"/>
          <table:table-cell table:style-name="ce68" table:number-columns-repeated="11"/>
          <table:table-cell table:style-name="ce69"/>
          <table:table-cell table:style-name="ce21"/>
          <table:table-cell table:number-columns-repeated="1009"/>
        </table:table-row>
        <table:table-row table:style-name="ro4">
          <table:table-cell table:style-name="ce41" office:value-type="string">
            <text:p>Pre VAT</text:p>
          </table:table-cell>
          <table:table-cell table:style-name="ce48"/>
          <table:table-cell table:number-columns-repeated="2" table:style-name="ce29" office:value-type="float" office:value="0">
            <text:p>0</text:p>
          </table:table-cell>
          <table:table-cell table:formula="of:=['Profit and Loss Year 1'.C8]" office:value-type="float" office:value="0">
            <text:p>0</text:p>
          </table:table-cell>
          <table:table-cell table:formula="of:=['Profit and Loss Year 1'.D8]" office:value-type="float" office:value="0">
            <text:p>0</text:p>
          </table:table-cell>
          <table:table-cell table:formula="of:=['Profit and Loss Year 1'.E8]" office:value-type="float" office:value="4415">
            <text:p>4,415</text:p>
          </table:table-cell>
          <table:table-cell table:formula="of:=['Profit and Loss Year 1'.F8]" office:value-type="float" office:value="6390">
            <text:p>6,390</text:p>
          </table:table-cell>
          <table:table-cell table:formula="of:=['Profit and Loss Year 1'.G8]" office:value-type="float" office:value="7055">
            <text:p>7,055</text:p>
          </table:table-cell>
          <table:table-cell table:formula="of:=['Profit and Loss Year 1'.H8]" office:value-type="float" office:value="9120">
            <text:p>9,120</text:p>
          </table:table-cell>
          <table:table-cell table:formula="of:=['Profit and Loss Year 1'.I8]" office:value-type="float" office:value="10725">
            <text:p>10,725</text:p>
          </table:table-cell>
          <table:table-cell table:formula="of:=['Profit and Loss Year 1'.J8]" office:value-type="float" office:value="14695">
            <text:p>14,695</text:p>
          </table:table-cell>
          <table:table-cell table:formula="of:=['Profit and Loss Year 1'.K8]" office:value-type="float" office:value="19670">
            <text:p>19,670</text:p>
          </table:table-cell>
          <table:table-cell table:style-name="ce48" table:formula="of:=['Profit and Loss Year 1'.L8]" office:value-type="float" office:value="20115">
            <text:p>20,115</text:p>
          </table:table-cell>
          <table:table-cell table:style-name="ce74" table:formula="of:=['Profit and Loss Year 1'.M8]" office:value-type="float" office:value="27310">
            <text:p>27,310</text:p>
          </table:table-cell>
          <table:table-cell table:style-name="ce40" table:formula="of:=['Profit and Loss Year 1'.N8]" office:value-type="float" office:value="33075">
            <text:p>33,075</text:p>
          </table:table-cell>
          <table:table-cell table:formula="of:=SUM([.O3:.P3])" office:value-type="float" office:value="60385">
            <text:p>60,385</text:p>
          </table:table-cell>
          <table:table-cell table:number-columns-repeated="1007"/>
        </table:table-row>
        <table:table-row table:style-name="ro4">
          <table:table-cell table:style-name="ce41" office:value-type="string">
            <text:p>VAT</text:p>
          </table:table-cell>
          <table:table-cell table:style-name="ce48"/>
          <table:table-cell table:formula="of:=([.C3]*[.C8])" office:value-type="float" office:value="0">
            <text:p>0</text:p>
          </table:table-cell>
          <table:table-cell table:formula="of:=([.D3]*[.D8])" office:value-type="float" office:value="0">
            <text:p>0</text:p>
          </table:table-cell>
          <table:table-cell table:formula="of:=([.E3]*[.E8])" office:value-type="float" office:value="0">
            <text:p>0</text:p>
          </table:table-cell>
          <table:table-cell table:formula="of:=([.F3]*[.F8])" office:value-type="float" office:value="0">
            <text:p>0</text:p>
          </table:table-cell>
          <table:table-cell table:formula="of:=([.G3]*[.G8])" office:value-type="float" office:value="883">
            <text:p>883</text:p>
          </table:table-cell>
          <table:table-cell table:formula="of:=([.H3]*[.H8])" office:value-type="float" office:value="1278">
            <text:p>1,278</text:p>
          </table:table-cell>
          <table:table-cell table:formula="of:=([.I3]*[.I8])" office:value-type="float" office:value="1411">
            <text:p>1,411</text:p>
          </table:table-cell>
          <table:table-cell table:formula="of:=([.J3]*[.J8])" office:value-type="float" office:value="1824">
            <text:p>1,824</text:p>
          </table:table-cell>
          <table:table-cell table:formula="of:=([.K3]*[.K8])" office:value-type="float" office:value="2145">
            <text:p>2,145</text:p>
          </table:table-cell>
          <table:table-cell table:formula="of:=([.L3]*[.L8])" office:value-type="float" office:value="2939">
            <text:p>2,939</text:p>
          </table:table-cell>
          <table:table-cell table:formula="of:=([.M3]*[.M8])" office:value-type="float" office:value="3934">
            <text:p>3,934</text:p>
          </table:table-cell>
          <table:table-cell table:formula="of:=([.N3]*[.N8])" office:value-type="float" office:value="4023">
            <text:p>4,023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41" office:value-type="string">
            <text:p>Loans</text:p>
          </table:table-cell>
          <table:table-cell table:style-name="ce48"/>
          <table:table-cell office:value-type="float" office:value="100000">
            <text:p>100,000</text:p>
          </table:table-cell>
          <table:table-cell table:number-columns-repeated="10"/>
          <table:table-cell table:style-name="ce48"/>
          <table:table-cell table:style-name="ce21"/>
          <table:table-cell table:number-columns-repeated="1009"/>
        </table:table-row>
        <table:table-row table:style-name="ro4">
          <table:table-cell table:style-name="ce41" office:value-type="string">
            <text:p>Investment</text:p>
          </table:table-cell>
          <table:table-cell table:style-name="ce48"/>
          <table:table-cell table:style-name="ce59" office:value-type="float" office:value="25000">
            <text:p>25,000</text:p>
          </table:table-cell>
          <table:table-cell table:style-name="ce59" table:number-columns-repeated="10"/>
          <table:table-cell table:style-name="ce70"/>
          <table:table-cell table:style-name="ce21"/>
          <table:table-cell table:number-columns-repeated="1009"/>
        </table:table-row>
        <table:table-row table:style-name="ro4">
          <table:table-cell table:style-name="ce62" office:value-type="string">
            <text:p>Total Cash In</text:p>
          </table:table-cell>
          <table:table-cell table:style-name="ce70"/>
          <table:table-cell table:style-name="ce36" table:formula="of:=SUM([.C2:.C6])" office:value-type="float" office:value="125000">
            <text:p>125,000</text:p>
          </table:table-cell>
          <table:table-cell table:style-name="ce36" table:formula="of:=SUM([.D2:.D6])" office:value-type="float" office:value="0">
            <text:p>0</text:p>
          </table:table-cell>
          <table:table-cell table:style-name="ce36" table:formula="of:=SUM([.E2:.E6])" office:value-type="float" office:value="0">
            <text:p>0</text:p>
          </table:table-cell>
          <table:table-cell table:style-name="ce36" table:formula="of:=SUM([.F2:.F6])" office:value-type="float" office:value="0">
            <text:p>0</text:p>
          </table:table-cell>
          <table:table-cell table:style-name="ce36" table:formula="of:=SUM([.G2:.G6])" office:value-type="float" office:value="5298">
            <text:p>5,298</text:p>
          </table:table-cell>
          <table:table-cell table:style-name="ce36" table:formula="of:=SUM([.H2:.H6])" office:value-type="float" office:value="7668">
            <text:p>7,668</text:p>
          </table:table-cell>
          <table:table-cell table:style-name="ce36" table:formula="of:=SUM([.I2:.I6])" office:value-type="float" office:value="8466">
            <text:p>8,466</text:p>
          </table:table-cell>
          <table:table-cell table:style-name="ce36" table:formula="of:=SUM([.J2:.J6])" office:value-type="float" office:value="10944">
            <text:p>10,944</text:p>
          </table:table-cell>
          <table:table-cell table:style-name="ce36" table:formula="of:=SUM([.K2:.K6])" office:value-type="float" office:value="12870">
            <text:p>12,870</text:p>
          </table:table-cell>
          <table:table-cell table:style-name="ce36" table:formula="of:=SUM([.L2:.L6])" office:value-type="float" office:value="17634">
            <text:p>17,634</text:p>
          </table:table-cell>
          <table:table-cell table:style-name="ce36" table:formula="of:=SUM([.M2:.M6])" office:value-type="float" office:value="23604">
            <text:p>23,604</text:p>
          </table:table-cell>
          <table:table-cell table:style-name="ce47" table:formula="of:=SUM([.N2:.N6])" office:value-type="float" office:value="24138">
            <text:p>24,138</text:p>
          </table:table-cell>
          <table:table-cell table:style-name="ce21"/>
          <table:table-cell table:number-columns-repeated="1009"/>
        </table:table-row>
        <table:table-row table:style-name="ro4" table:visibility="collapse">
          <table:table-cell table:style-name="ce41" office:value-type="string">
            <text:p>VAT Rate</text:p>
          </table:table-cell>
          <table:table-cell/>
          <table:table-cell table:number-columns-repeated="11" office:value-type="float" office:value="0.2">
            <text:p>0</text:p>
          </table:table-cell>
          <table:table-cell table:style-name="ce48" office:value-type="float" office:value="0.2">
            <text:p>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41"/>
          <table:table-cell table:number-columns-repeated="12"/>
          <table:table-cell table:style-name="ce48"/>
          <table:table-cell table:style-name="ce21"/>
          <table:table-cell table:number-columns-repeated="1009"/>
        </table:table-row>
        <table:table-row table:style-name="ro4">
          <table:table-cell table:style-name="ce63" office:value-type="string">
            <text:p>Overhead Costs</text:p>
          </table:table-cell>
          <table:table-cell table:style-name="ce71"/>
          <table:table-cell table:style-name="ce36" table:number-columns-repeated="11"/>
          <table:table-cell table:style-name="ce47"/>
          <table:table-cell table:style-name="ce21"/>
          <table:table-cell table:number-columns-repeated="1009"/>
        </table:table-row>
        <table:table-row table:style-name="ro4">
          <table:table-cell table:style-name="ce21" office:value-type="string">
            <text:p>Director</text:p>
          </table:table-cell>
          <table:table-cell table:style-name="ce33" table:formula="of:=['Profit and Loss Year 1'.B11]" office:value-type="float" office:value="20000">
            <text:p>20,000</text:p>
          </table:table-cell>
          <table:table-cell table:style-name="ce40" table:formula="of:=['Profit and Loss Year 1'.C11]" office:value-type="float" office:value="1">
            <text:p>1</text:p>
          </table:table-cell>
          <table:table-cell table:style-name="ce40" table:formula="of:=['Profit and Loss Year 1'.D11]" office:value-type="float" office:value="1">
            <text:p>1</text:p>
          </table:table-cell>
          <table:table-cell table:style-name="ce40" table:formula="of:=['Profit and Loss Year 1'.E11]" office:value-type="float" office:value="1">
            <text:p>1</text:p>
          </table:table-cell>
          <table:table-cell table:style-name="ce40" table:formula="of:=['Profit and Loss Year 1'.F11]" office:value-type="float" office:value="1">
            <text:p>1</text:p>
          </table:table-cell>
          <table:table-cell table:style-name="ce40" table:formula="of:=['Profit and Loss Year 1'.G11]" office:value-type="float" office:value="1">
            <text:p>1</text:p>
          </table:table-cell>
          <table:table-cell table:style-name="ce40" table:formula="of:=['Profit and Loss Year 1'.H11]" office:value-type="float" office:value="1">
            <text:p>1</text:p>
          </table:table-cell>
          <table:table-cell table:style-name="ce40" table:formula="of:=['Profit and Loss Year 1'.I11]" office:value-type="float" office:value="1">
            <text:p>1</text:p>
          </table:table-cell>
          <table:table-cell table:style-name="ce40" table:formula="of:=['Profit and Loss Year 1'.J11]" office:value-type="float" office:value="1">
            <text:p>1</text:p>
          </table:table-cell>
          <table:table-cell table:style-name="ce40" table:formula="of:=['Profit and Loss Year 1'.K11]" office:value-type="float" office:value="1">
            <text:p>1</text:p>
          </table:table-cell>
          <table:table-cell table:style-name="ce40" table:formula="of:=['Profit and Loss Year 1'.L11]" office:value-type="float" office:value="1">
            <text:p>1</text:p>
          </table:table-cell>
          <table:table-cell table:style-name="ce40" table:formula="of:=['Profit and Loss Year 1'.M11]" office:value-type="float" office:value="1">
            <text:p>1</text:p>
          </table:table-cell>
          <table:table-cell table:style-name="ce40" table:formula="of:=['Profit and Loss Year 1'.N11]" office:value-type="float" office:value="1">
            <text:p>1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1" office:value-type="string">
            <text:p>System Developer</text:p>
          </table:table-cell>
          <table:table-cell table:style-name="ce21" table:formula="of:=['Profit and Loss Year 1'.B12]" office:value-type="float" office:value="26000">
            <text:p>26,000</text:p>
          </table:table-cell>
          <table:table-cell table:style-name="ce40" table:formula="of:=['Profit and Loss Year 1'.C12]" office:value-type="float" office:value="1">
            <text:p>1</text:p>
          </table:table-cell>
          <table:table-cell table:style-name="ce40" table:formula="of:=['Profit and Loss Year 1'.D12]" office:value-type="float" office:value="1">
            <text:p>1</text:p>
          </table:table-cell>
          <table:table-cell table:style-name="ce40" table:formula="of:=['Profit and Loss Year 1'.E12]" office:value-type="float" office:value="1">
            <text:p>1</text:p>
          </table:table-cell>
          <table:table-cell table:style-name="ce40" table:formula="of:=['Profit and Loss Year 1'.F12]" office:value-type="float" office:value="1">
            <text:p>1</text:p>
          </table:table-cell>
          <table:table-cell table:style-name="ce40" table:formula="of:=['Profit and Loss Year 1'.G12]" office:value-type="float" office:value="1">
            <text:p>1</text:p>
          </table:table-cell>
          <table:table-cell table:style-name="ce40" table:formula="of:=['Profit and Loss Year 1'.H12]" office:value-type="float" office:value="1">
            <text:p>1</text:p>
          </table:table-cell>
          <table:table-cell table:style-name="ce40" table:formula="of:=['Profit and Loss Year 1'.I12]" office:value-type="float" office:value="1">
            <text:p>1</text:p>
          </table:table-cell>
          <table:table-cell table:style-name="ce40" table:formula="of:=['Profit and Loss Year 1'.J12]" office:value-type="float" office:value="1">
            <text:p>1</text:p>
          </table:table-cell>
          <table:table-cell table:style-name="ce40" table:formula="of:=['Profit and Loss Year 1'.K12]" office:value-type="float" office:value="1">
            <text:p>1</text:p>
          </table:table-cell>
          <table:table-cell table:style-name="ce40" table:formula="of:=['Profit and Loss Year 1'.L12]" office:value-type="float" office:value="1">
            <text:p>1</text:p>
          </table:table-cell>
          <table:table-cell table:style-name="ce40" table:formula="of:=['Profit and Loss Year 1'.M12]" office:value-type="float" office:value="1">
            <text:p>1</text:p>
          </table:table-cell>
          <table:table-cell table:style-name="ce40" table:formula="of:=['Profit and Loss Year 1'.N12]" office:value-type="float" office:value="2">
            <text:p>2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1" office:value-type="string">
            <text:p>Mobile Developer</text:p>
          </table:table-cell>
          <table:table-cell table:style-name="ce21" table:formula="of:=['Profit and Loss Year 1'.B13]" office:value-type="float" office:value="24000">
            <text:p>24,000</text:p>
          </table:table-cell>
          <table:table-cell table:style-name="ce40" table:formula="of:=['Profit and Loss Year 1'.C13]" office:value-type="float" office:value="1">
            <text:p>1</text:p>
          </table:table-cell>
          <table:table-cell table:style-name="ce40" table:formula="of:=['Profit and Loss Year 1'.D13]" office:value-type="float" office:value="1">
            <text:p>1</text:p>
          </table:table-cell>
          <table:table-cell table:style-name="ce40" table:formula="of:=['Profit and Loss Year 1'.E13]" office:value-type="float" office:value="1">
            <text:p>1</text:p>
          </table:table-cell>
          <table:table-cell table:style-name="ce40" table:formula="of:=['Profit and Loss Year 1'.F13]" office:value-type="float" office:value="1">
            <text:p>1</text:p>
          </table:table-cell>
          <table:table-cell table:style-name="ce40" table:formula="of:=['Profit and Loss Year 1'.G13]" office:value-type="float" office:value="1">
            <text:p>1</text:p>
          </table:table-cell>
          <table:table-cell table:style-name="ce40" table:formula="of:=['Profit and Loss Year 1'.H13]" office:value-type="float" office:value="1">
            <text:p>1</text:p>
          </table:table-cell>
          <table:table-cell table:style-name="ce40" table:formula="of:=['Profit and Loss Year 1'.I13]" office:value-type="float" office:value="1">
            <text:p>1</text:p>
          </table:table-cell>
          <table:table-cell table:style-name="ce40" table:formula="of:=['Profit and Loss Year 1'.J13]" office:value-type="float" office:value="1">
            <text:p>1</text:p>
          </table:table-cell>
          <table:table-cell table:style-name="ce40" table:formula="of:=['Profit and Loss Year 1'.K13]" office:value-type="float" office:value="1">
            <text:p>1</text:p>
          </table:table-cell>
          <table:table-cell table:style-name="ce40" table:formula="of:=['Profit and Loss Year 1'.L13]" office:value-type="float" office:value="1">
            <text:p>1</text:p>
          </table:table-cell>
          <table:table-cell table:style-name="ce40" table:formula="of:=['Profit and Loss Year 1'.M13]" office:value-type="float" office:value="1">
            <text:p>1</text:p>
          </table:table-cell>
          <table:table-cell table:style-name="ce40" table:formula="of:=['Profit and Loss Year 1'.N13]" office:value-type="float" office:value="1">
            <text:p>1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1" office:value-type="string">
            <text:p>Support</text:p>
          </table:table-cell>
          <table:table-cell table:style-name="ce21" table:formula="of:=['Profit and Loss Year 1'.B14]" office:value-type="float" office:value="23000">
            <text:p>23,000</text:p>
          </table:table-cell>
          <table:table-cell table:style-name="ce40" table:formula="of:=['Profit and Loss Year 1'.C14]" office:value-type="float" office:value="1">
            <text:p>1</text:p>
          </table:table-cell>
          <table:table-cell table:style-name="ce40" table:formula="of:=['Profit and Loss Year 1'.D14]" office:value-type="float" office:value="1">
            <text:p>1</text:p>
          </table:table-cell>
          <table:table-cell table:style-name="ce40" table:formula="of:=['Profit and Loss Year 1'.E14]" office:value-type="float" office:value="1">
            <text:p>1</text:p>
          </table:table-cell>
          <table:table-cell table:style-name="ce40" table:formula="of:=['Profit and Loss Year 1'.F14]" office:value-type="float" office:value="1">
            <text:p>1</text:p>
          </table:table-cell>
          <table:table-cell table:style-name="ce40" table:formula="of:=['Profit and Loss Year 1'.G14]" office:value-type="float" office:value="1">
            <text:p>1</text:p>
          </table:table-cell>
          <table:table-cell table:style-name="ce40" table:formula="of:=['Profit and Loss Year 1'.H14]" office:value-type="float" office:value="1">
            <text:p>1</text:p>
          </table:table-cell>
          <table:table-cell table:style-name="ce40" table:formula="of:=['Profit and Loss Year 1'.I14]" office:value-type="float" office:value="2">
            <text:p>2</text:p>
          </table:table-cell>
          <table:table-cell table:style-name="ce40" table:formula="of:=['Profit and Loss Year 1'.J14]" office:value-type="float" office:value="2">
            <text:p>2</text:p>
          </table:table-cell>
          <table:table-cell table:style-name="ce40" table:formula="of:=['Profit and Loss Year 1'.K14]" office:value-type="float" office:value="2">
            <text:p>2</text:p>
          </table:table-cell>
          <table:table-cell table:style-name="ce40" table:formula="of:=['Profit and Loss Year 1'.L14]" office:value-type="float" office:value="2">
            <text:p>2</text:p>
          </table:table-cell>
          <table:table-cell table:style-name="ce40" table:formula="of:=['Profit and Loss Year 1'.M14]" office:value-type="float" office:value="3">
            <text:p>3</text:p>
          </table:table-cell>
          <table:table-cell table:style-name="ce40" table:formula="of:=['Profit and Loss Year 1'.N14]" office:value-type="float" office:value="3">
            <text:p>3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1" office:value-type="string">
            <text:p>Marketing Manager</text:p>
          </table:table-cell>
          <table:table-cell table:style-name="ce21" table:formula="of:=['Profit and Loss Year 1'.B15]" office:value-type="float" office:value="24000">
            <text:p>24,000</text:p>
          </table:table-cell>
          <table:table-cell table:style-name="ce40" table:formula="of:=['Profit and Loss Year 1'.C15]" office:value-type="float" office:value="1">
            <text:p>1</text:p>
          </table:table-cell>
          <table:table-cell table:style-name="ce40" table:formula="of:=['Profit and Loss Year 1'.D15]" office:value-type="float" office:value="1">
            <text:p>1</text:p>
          </table:table-cell>
          <table:table-cell table:style-name="ce40" table:formula="of:=['Profit and Loss Year 1'.E15]" office:value-type="float" office:value="1">
            <text:p>1</text:p>
          </table:table-cell>
          <table:table-cell table:style-name="ce40" table:formula="of:=['Profit and Loss Year 1'.F15]" office:value-type="float" office:value="1">
            <text:p>1</text:p>
          </table:table-cell>
          <table:table-cell table:style-name="ce40" table:formula="of:=['Profit and Loss Year 1'.G15]" office:value-type="float" office:value="1">
            <text:p>1</text:p>
          </table:table-cell>
          <table:table-cell table:style-name="ce40" table:formula="of:=['Profit and Loss Year 1'.H15]" office:value-type="float" office:value="1">
            <text:p>1</text:p>
          </table:table-cell>
          <table:table-cell table:style-name="ce40" table:formula="of:=['Profit and Loss Year 1'.I15]" office:value-type="float" office:value="1">
            <text:p>1</text:p>
          </table:table-cell>
          <table:table-cell table:style-name="ce40" table:formula="of:=['Profit and Loss Year 1'.J15]" office:value-type="float" office:value="1">
            <text:p>1</text:p>
          </table:table-cell>
          <table:table-cell table:style-name="ce40" table:formula="of:=['Profit and Loss Year 1'.K15]" office:value-type="float" office:value="1">
            <text:p>1</text:p>
          </table:table-cell>
          <table:table-cell table:style-name="ce40" table:formula="of:=['Profit and Loss Year 1'.L15]" office:value-type="float" office:value="1">
            <text:p>1</text:p>
          </table:table-cell>
          <table:table-cell table:style-name="ce40" table:formula="of:=['Profit and Loss Year 1'.M15]" office:value-type="float" office:value="1">
            <text:p>1</text:p>
          </table:table-cell>
          <table:table-cell table:style-name="ce40" table:formula="of:=['Profit and Loss Year 1'.N15]" office:value-type="float" office:value="1">
            <text:p>1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1" office:value-type="string">
            <text:p>Sales Team</text:p>
          </table:table-cell>
          <table:table-cell table:style-name="ce21" table:formula="of:=['Profit and Loss Year 1'.B16]" office:value-type="float" office:value="13000">
            <text:p>13,000</text:p>
          </table:table-cell>
          <table:table-cell table:style-name="ce40" table:formula="of:=['Profit and Loss Year 1'.C16]" office:value-type="float" office:value="1">
            <text:p>1</text:p>
          </table:table-cell>
          <table:table-cell table:style-name="ce40" table:formula="of:=['Profit and Loss Year 1'.D16]" office:value-type="float" office:value="1">
            <text:p>1</text:p>
          </table:table-cell>
          <table:table-cell table:style-name="ce40" table:formula="of:=['Profit and Loss Year 1'.E16]" office:value-type="float" office:value="1">
            <text:p>1</text:p>
          </table:table-cell>
          <table:table-cell table:style-name="ce40" table:formula="of:=['Profit and Loss Year 1'.F16]" office:value-type="float" office:value="1">
            <text:p>1</text:p>
          </table:table-cell>
          <table:table-cell table:style-name="ce40" table:formula="of:=['Profit and Loss Year 1'.G16]" office:value-type="float" office:value="1">
            <text:p>1</text:p>
          </table:table-cell>
          <table:table-cell table:style-name="ce40" table:formula="of:=['Profit and Loss Year 1'.H16]" office:value-type="float" office:value="1">
            <text:p>1</text:p>
          </table:table-cell>
          <table:table-cell table:style-name="ce40" table:formula="of:=['Profit and Loss Year 1'.I16]" office:value-type="float" office:value="1">
            <text:p>1</text:p>
          </table:table-cell>
          <table:table-cell table:style-name="ce40" table:formula="of:=['Profit and Loss Year 1'.J16]" office:value-type="float" office:value="1">
            <text:p>1</text:p>
          </table:table-cell>
          <table:table-cell table:style-name="ce40" table:formula="of:=['Profit and Loss Year 1'.K16]" office:value-type="float" office:value="1">
            <text:p>1</text:p>
          </table:table-cell>
          <table:table-cell table:style-name="ce40" table:formula="of:=['Profit and Loss Year 1'.L16]" office:value-type="float" office:value="2">
            <text:p>2</text:p>
          </table:table-cell>
          <table:table-cell table:style-name="ce40" table:formula="of:=['Profit and Loss Year 1'.M16]" office:value-type="float" office:value="2">
            <text:p>2</text:p>
          </table:table-cell>
          <table:table-cell table:style-name="ce40" table:formula="of:=['Profit and Loss Year 1'.N16]" office:value-type="float" office:value="2">
            <text:p>2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34" office:value-type="string">
            <text:p>Salaries</text:p>
          </table:table-cell>
          <table:table-cell table:style-name="ce34" table:formula="of:=['Profit and Loss Year 1'.B17]" office:value-type="float" office:value="0">
            <text:p>0</text:p>
          </table:table-cell>
          <table:table-cell table:style-name="ce36" table:formula="of:=['Profit and Loss Year 1'.C17]" office:value-type="float" office:value="10833.3333333333">
            <text:p>10,833</text:p>
          </table:table-cell>
          <table:table-cell table:style-name="ce36" table:formula="of:=['Profit and Loss Year 1'.D17]" office:value-type="float" office:value="10833.3333333333">
            <text:p>10,833</text:p>
          </table:table-cell>
          <table:table-cell table:style-name="ce36" table:formula="of:=['Profit and Loss Year 1'.E17]" office:value-type="float" office:value="10833.3333333333">
            <text:p>10,833</text:p>
          </table:table-cell>
          <table:table-cell table:style-name="ce36" table:formula="of:=['Profit and Loss Year 1'.F17]" office:value-type="float" office:value="10833.3333333333">
            <text:p>10,833</text:p>
          </table:table-cell>
          <table:table-cell table:style-name="ce36" table:formula="of:=['Profit and Loss Year 1'.G17]" office:value-type="float" office:value="10833.3333333333">
            <text:p>10,833</text:p>
          </table:table-cell>
          <table:table-cell table:style-name="ce36" table:formula="of:=['Profit and Loss Year 1'.H17]" office:value-type="float" office:value="10833.3333333333">
            <text:p>10,833</text:p>
          </table:table-cell>
          <table:table-cell table:style-name="ce36" table:formula="of:=['Profit and Loss Year 1'.I17]" office:value-type="float" office:value="12750">
            <text:p>12,750</text:p>
          </table:table-cell>
          <table:table-cell table:style-name="ce36" table:formula="of:=['Profit and Loss Year 1'.J17]" office:value-type="float" office:value="12750">
            <text:p>12,750</text:p>
          </table:table-cell>
          <table:table-cell table:style-name="ce36" table:formula="of:=['Profit and Loss Year 1'.K17]" office:value-type="float" office:value="12750">
            <text:p>12,750</text:p>
          </table:table-cell>
          <table:table-cell table:style-name="ce36" table:formula="of:=['Profit and Loss Year 1'.L17]" office:value-type="float" office:value="13833.3333333333">
            <text:p>13,833</text:p>
          </table:table-cell>
          <table:table-cell table:style-name="ce36" table:formula="of:=['Profit and Loss Year 1'.M17]" office:value-type="float" office:value="15750">
            <text:p>15,750</text:p>
          </table:table-cell>
          <table:table-cell table:style-name="ce47" table:formula="of:=['Profit and Loss Year 1'.N17]" office:value-type="float" office:value="17916.6666666667">
            <text:p>17,917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1" office:value-type="string">
            <text:p>On-Costs</text:p>
          </table:table-cell>
          <table:table-cell table:style-name="ce21" table:formula="of:=['Profit and Loss Year 1'.B18]" office:value-type="float" office:value="0.15">
            <text:p>0</text:p>
          </table:table-cell>
          <table:table-cell table:style-name="ce40" table:formula="of:=['Profit and Loss Year 1'.C18]" office:value-type="float" office:value="1625">
            <text:p>1,625</text:p>
          </table:table-cell>
          <table:table-cell table:style-name="ce40" table:formula="of:=['Profit and Loss Year 1'.D18]" office:value-type="float" office:value="1625">
            <text:p>1,625</text:p>
          </table:table-cell>
          <table:table-cell table:style-name="ce40" table:formula="of:=['Profit and Loss Year 1'.E18]" office:value-type="float" office:value="1625">
            <text:p>1,625</text:p>
          </table:table-cell>
          <table:table-cell table:style-name="ce40" table:formula="of:=['Profit and Loss Year 1'.F18]" office:value-type="float" office:value="1625">
            <text:p>1,625</text:p>
          </table:table-cell>
          <table:table-cell table:style-name="ce40" table:formula="of:=['Profit and Loss Year 1'.G18]" office:value-type="float" office:value="1625">
            <text:p>1,625</text:p>
          </table:table-cell>
          <table:table-cell table:style-name="ce40" table:formula="of:=['Profit and Loss Year 1'.H18]" office:value-type="float" office:value="1625">
            <text:p>1,625</text:p>
          </table:table-cell>
          <table:table-cell table:style-name="ce40" table:formula="of:=['Profit and Loss Year 1'.I18]" office:value-type="float" office:value="1912.5">
            <text:p>1,913</text:p>
          </table:table-cell>
          <table:table-cell table:style-name="ce40" table:formula="of:=['Profit and Loss Year 1'.J18]" office:value-type="float" office:value="1912.5">
            <text:p>1,913</text:p>
          </table:table-cell>
          <table:table-cell table:style-name="ce40" table:formula="of:=['Profit and Loss Year 1'.K18]" office:value-type="float" office:value="1912.5">
            <text:p>1,913</text:p>
          </table:table-cell>
          <table:table-cell table:style-name="ce40" table:formula="of:=['Profit and Loss Year 1'.L18]" office:value-type="float" office:value="2075">
            <text:p>2,075</text:p>
          </table:table-cell>
          <table:table-cell table:style-name="ce40" table:formula="of:=['Profit and Loss Year 1'.M18]" office:value-type="float" office:value="2362.5">
            <text:p>2,363</text:p>
          </table:table-cell>
          <table:table-cell table:style-name="ce40" table:formula="of:=['Profit and Loss Year 1'.N18]" office:value-type="float" office:value="2687.5">
            <text:p>2,688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Rent</text:p>
          </table:table-cell>
          <table:table-cell table:style-name="ce21" table:formula="of:=['Profit and Loss Year 1'.B19]" office:value-type="float" office:value="6000">
            <text:p>6,000</text:p>
          </table:table-cell>
          <table:table-cell table:style-name="ce40" table:formula="of:=['Profit and Loss Year 1'.C19]" office:value-type="float" office:value="500">
            <text:p>500</text:p>
          </table:table-cell>
          <table:table-cell table:style-name="ce40" table:formula="of:=['Profit and Loss Year 1'.D19]" office:value-type="float" office:value="500">
            <text:p>500</text:p>
          </table:table-cell>
          <table:table-cell table:style-name="ce40" table:formula="of:=['Profit and Loss Year 1'.E19]" office:value-type="float" office:value="500">
            <text:p>500</text:p>
          </table:table-cell>
          <table:table-cell table:style-name="ce40" table:formula="of:=['Profit and Loss Year 1'.F19]" office:value-type="float" office:value="500">
            <text:p>500</text:p>
          </table:table-cell>
          <table:table-cell table:style-name="ce40" table:formula="of:=['Profit and Loss Year 1'.G19]" office:value-type="float" office:value="500">
            <text:p>500</text:p>
          </table:table-cell>
          <table:table-cell table:style-name="ce40" table:formula="of:=['Profit and Loss Year 1'.H19]" office:value-type="float" office:value="500">
            <text:p>500</text:p>
          </table:table-cell>
          <table:table-cell table:style-name="ce40" table:formula="of:=['Profit and Loss Year 1'.I19]" office:value-type="float" office:value="500">
            <text:p>500</text:p>
          </table:table-cell>
          <table:table-cell table:style-name="ce40" table:formula="of:=['Profit and Loss Year 1'.J19]" office:value-type="float" office:value="500">
            <text:p>500</text:p>
          </table:table-cell>
          <table:table-cell table:style-name="ce40" table:formula="of:=['Profit and Loss Year 1'.K19]" office:value-type="float" office:value="500">
            <text:p>500</text:p>
          </table:table-cell>
          <table:table-cell table:style-name="ce40" table:formula="of:=['Profit and Loss Year 1'.L19]" office:value-type="float" office:value="500">
            <text:p>500</text:p>
          </table:table-cell>
          <table:table-cell table:style-name="ce40" table:formula="of:=['Profit and Loss Year 1'.M19]" office:value-type="float" office:value="500">
            <text:p>500</text:p>
          </table:table-cell>
          <table:table-cell table:style-name="ce40" table:formula="of:=['Profit and Loss Year 1'.N19]" office:value-type="float" office:value="500">
            <text:p>50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Telephone</text:p>
          </table:table-cell>
          <table:table-cell table:style-name="ce21" table:formula="of:=['Profit and Loss Year 1'.B20]" office:value-type="float" office:value="540">
            <text:p>540</text:p>
          </table:table-cell>
          <table:table-cell table:style-name="ce40" table:formula="of:=['Profit and Loss Year 1'.C20]" office:value-type="float" office:value="45">
            <text:p>45</text:p>
          </table:table-cell>
          <table:table-cell table:style-name="ce40" table:formula="of:=['Profit and Loss Year 1'.D20]" office:value-type="float" office:value="45">
            <text:p>45</text:p>
          </table:table-cell>
          <table:table-cell table:style-name="ce40" table:formula="of:=['Profit and Loss Year 1'.E20]" office:value-type="float" office:value="45">
            <text:p>45</text:p>
          </table:table-cell>
          <table:table-cell table:style-name="ce40" table:formula="of:=['Profit and Loss Year 1'.F20]" office:value-type="float" office:value="45">
            <text:p>45</text:p>
          </table:table-cell>
          <table:table-cell table:style-name="ce40" table:formula="of:=['Profit and Loss Year 1'.G20]" office:value-type="float" office:value="45">
            <text:p>45</text:p>
          </table:table-cell>
          <table:table-cell table:style-name="ce40" table:formula="of:=['Profit and Loss Year 1'.H20]" office:value-type="float" office:value="45">
            <text:p>45</text:p>
          </table:table-cell>
          <table:table-cell table:style-name="ce40" table:formula="of:=['Profit and Loss Year 1'.I20]" office:value-type="float" office:value="45">
            <text:p>45</text:p>
          </table:table-cell>
          <table:table-cell table:style-name="ce40" table:formula="of:=['Profit and Loss Year 1'.J20]" office:value-type="float" office:value="45">
            <text:p>45</text:p>
          </table:table-cell>
          <table:table-cell table:style-name="ce40" table:formula="of:=['Profit and Loss Year 1'.K20]" office:value-type="float" office:value="45">
            <text:p>45</text:p>
          </table:table-cell>
          <table:table-cell table:style-name="ce40" table:formula="of:=['Profit and Loss Year 1'.L20]" office:value-type="float" office:value="45">
            <text:p>45</text:p>
          </table:table-cell>
          <table:table-cell table:style-name="ce40" table:formula="of:=['Profit and Loss Year 1'.M20]" office:value-type="float" office:value="45">
            <text:p>45</text:p>
          </table:table-cell>
          <table:table-cell table:style-name="ce40" table:formula="of:=['Profit and Loss Year 1'.N20]" office:value-type="float" office:value="45">
            <text:p>45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ISP</text:p>
          </table:table-cell>
          <table:table-cell table:style-name="ce21" table:formula="of:=['Profit and Loss Year 1'.B21]" office:value-type="float" office:value="384">
            <text:p>384</text:p>
          </table:table-cell>
          <table:table-cell table:style-name="ce40" table:formula="of:=['Profit and Loss Year 1'.C21]" office:value-type="float" office:value="32">
            <text:p>32</text:p>
          </table:table-cell>
          <table:table-cell table:style-name="ce40" table:formula="of:=['Profit and Loss Year 1'.D21]" office:value-type="float" office:value="32">
            <text:p>32</text:p>
          </table:table-cell>
          <table:table-cell table:style-name="ce40" table:formula="of:=['Profit and Loss Year 1'.E21]" office:value-type="float" office:value="32">
            <text:p>32</text:p>
          </table:table-cell>
          <table:table-cell table:style-name="ce40" table:formula="of:=['Profit and Loss Year 1'.F21]" office:value-type="float" office:value="32">
            <text:p>32</text:p>
          </table:table-cell>
          <table:table-cell table:style-name="ce40" table:formula="of:=['Profit and Loss Year 1'.G21]" office:value-type="float" office:value="32">
            <text:p>32</text:p>
          </table:table-cell>
          <table:table-cell table:style-name="ce40" table:formula="of:=['Profit and Loss Year 1'.H21]" office:value-type="float" office:value="32">
            <text:p>32</text:p>
          </table:table-cell>
          <table:table-cell table:style-name="ce40" table:formula="of:=['Profit and Loss Year 1'.I21]" office:value-type="float" office:value="32">
            <text:p>32</text:p>
          </table:table-cell>
          <table:table-cell table:style-name="ce40" table:formula="of:=['Profit and Loss Year 1'.J21]" office:value-type="float" office:value="32">
            <text:p>32</text:p>
          </table:table-cell>
          <table:table-cell table:style-name="ce40" table:formula="of:=['Profit and Loss Year 1'.K21]" office:value-type="float" office:value="32">
            <text:p>32</text:p>
          </table:table-cell>
          <table:table-cell table:style-name="ce40" table:formula="of:=['Profit and Loss Year 1'.L21]" office:value-type="float" office:value="32">
            <text:p>32</text:p>
          </table:table-cell>
          <table:table-cell table:style-name="ce40" table:formula="of:=['Profit and Loss Year 1'.M21]" office:value-type="float" office:value="32">
            <text:p>32</text:p>
          </table:table-cell>
          <table:table-cell table:style-name="ce40" table:formula="of:=['Profit and Loss Year 1'.N21]" office:value-type="float" office:value="32">
            <text:p>32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Electricity</text:p>
          </table:table-cell>
          <table:table-cell table:style-name="ce21" table:formula="of:=['Profit and Loss Year 1'.B22]" office:value-type="float" office:value="600">
            <text:p>600</text:p>
          </table:table-cell>
          <table:table-cell table:style-name="ce40" table:formula="of:=['Profit and Loss Year 1'.C22]" office:value-type="float" office:value="50">
            <text:p>50</text:p>
          </table:table-cell>
          <table:table-cell table:style-name="ce40" table:formula="of:=['Profit and Loss Year 1'.D22]" office:value-type="float" office:value="50">
            <text:p>50</text:p>
          </table:table-cell>
          <table:table-cell table:style-name="ce40" table:formula="of:=['Profit and Loss Year 1'.E22]" office:value-type="float" office:value="50">
            <text:p>50</text:p>
          </table:table-cell>
          <table:table-cell table:style-name="ce40" table:formula="of:=['Profit and Loss Year 1'.F22]" office:value-type="float" office:value="50">
            <text:p>50</text:p>
          </table:table-cell>
          <table:table-cell table:style-name="ce40" table:formula="of:=['Profit and Loss Year 1'.G22]" office:value-type="float" office:value="50">
            <text:p>50</text:p>
          </table:table-cell>
          <table:table-cell table:style-name="ce40" table:formula="of:=['Profit and Loss Year 1'.H22]" office:value-type="float" office:value="50">
            <text:p>50</text:p>
          </table:table-cell>
          <table:table-cell table:style-name="ce40" table:formula="of:=['Profit and Loss Year 1'.I22]" office:value-type="float" office:value="50">
            <text:p>50</text:p>
          </table:table-cell>
          <table:table-cell table:style-name="ce40" table:formula="of:=['Profit and Loss Year 1'.J22]" office:value-type="float" office:value="50">
            <text:p>50</text:p>
          </table:table-cell>
          <table:table-cell table:style-name="ce40" table:formula="of:=['Profit and Loss Year 1'.K22]" office:value-type="float" office:value="50">
            <text:p>50</text:p>
          </table:table-cell>
          <table:table-cell table:style-name="ce40" table:formula="of:=['Profit and Loss Year 1'.L22]" office:value-type="float" office:value="50">
            <text:p>50</text:p>
          </table:table-cell>
          <table:table-cell table:style-name="ce40" table:formula="of:=['Profit and Loss Year 1'.M22]" office:value-type="float" office:value="50">
            <text:p>50</text:p>
          </table:table-cell>
          <table:table-cell table:style-name="ce40" table:formula="of:=['Profit and Loss Year 1'.N22]" office:value-type="float" office:value="50">
            <text:p>5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Gas</text:p>
          </table:table-cell>
          <table:table-cell table:style-name="ce21" table:formula="of:=['Profit and Loss Year 1'.B23]" office:value-type="float" office:value="288">
            <text:p>288</text:p>
          </table:table-cell>
          <table:table-cell table:style-name="ce40" table:formula="of:=['Profit and Loss Year 1'.C23]" office:value-type="float" office:value="24">
            <text:p>24</text:p>
          </table:table-cell>
          <table:table-cell table:style-name="ce40" table:formula="of:=['Profit and Loss Year 1'.D23]" office:value-type="float" office:value="24">
            <text:p>24</text:p>
          </table:table-cell>
          <table:table-cell table:style-name="ce40" table:formula="of:=['Profit and Loss Year 1'.E23]" office:value-type="float" office:value="24">
            <text:p>24</text:p>
          </table:table-cell>
          <table:table-cell table:style-name="ce40" table:formula="of:=['Profit and Loss Year 1'.F23]" office:value-type="float" office:value="24">
            <text:p>24</text:p>
          </table:table-cell>
          <table:table-cell table:style-name="ce40" table:formula="of:=['Profit and Loss Year 1'.G23]" office:value-type="float" office:value="24">
            <text:p>24</text:p>
          </table:table-cell>
          <table:table-cell table:style-name="ce40" table:formula="of:=['Profit and Loss Year 1'.H23]" office:value-type="float" office:value="24">
            <text:p>24</text:p>
          </table:table-cell>
          <table:table-cell table:style-name="ce40" table:formula="of:=['Profit and Loss Year 1'.I23]" office:value-type="float" office:value="24">
            <text:p>24</text:p>
          </table:table-cell>
          <table:table-cell table:style-name="ce40" table:formula="of:=['Profit and Loss Year 1'.J23]" office:value-type="float" office:value="24">
            <text:p>24</text:p>
          </table:table-cell>
          <table:table-cell table:style-name="ce40" table:formula="of:=['Profit and Loss Year 1'.K23]" office:value-type="float" office:value="24">
            <text:p>24</text:p>
          </table:table-cell>
          <table:table-cell table:style-name="ce40" table:formula="of:=['Profit and Loss Year 1'.L23]" office:value-type="float" office:value="24">
            <text:p>24</text:p>
          </table:table-cell>
          <table:table-cell table:style-name="ce40" table:formula="of:=['Profit and Loss Year 1'.M23]" office:value-type="float" office:value="24">
            <text:p>24</text:p>
          </table:table-cell>
          <table:table-cell table:style-name="ce40" table:formula="of:=['Profit and Loss Year 1'.N23]" office:value-type="float" office:value="24">
            <text:p>24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Legal</text:p>
          </table:table-cell>
          <table:table-cell table:style-name="ce21" table:formula="of:=['Profit and Loss Year 1'.B24]" office:value-type="float" office:value="672">
            <text:p>672</text:p>
          </table:table-cell>
          <table:table-cell table:style-name="ce40" table:formula="of:=['Profit and Loss Year 1'.C24]" office:value-type="float" office:value="56">
            <text:p>56</text:p>
          </table:table-cell>
          <table:table-cell table:style-name="ce40" table:formula="of:=['Profit and Loss Year 1'.D24]" office:value-type="float" office:value="56">
            <text:p>56</text:p>
          </table:table-cell>
          <table:table-cell table:style-name="ce40" table:formula="of:=['Profit and Loss Year 1'.E24]" office:value-type="float" office:value="56">
            <text:p>56</text:p>
          </table:table-cell>
          <table:table-cell table:style-name="ce40" table:formula="of:=['Profit and Loss Year 1'.F24]" office:value-type="float" office:value="56">
            <text:p>56</text:p>
          </table:table-cell>
          <table:table-cell table:style-name="ce40" table:formula="of:=['Profit and Loss Year 1'.G24]" office:value-type="float" office:value="56">
            <text:p>56</text:p>
          </table:table-cell>
          <table:table-cell table:style-name="ce40" table:formula="of:=['Profit and Loss Year 1'.H24]" office:value-type="float" office:value="56">
            <text:p>56</text:p>
          </table:table-cell>
          <table:table-cell table:style-name="ce40" table:formula="of:=['Profit and Loss Year 1'.I24]" office:value-type="float" office:value="56">
            <text:p>56</text:p>
          </table:table-cell>
          <table:table-cell table:style-name="ce40" table:formula="of:=['Profit and Loss Year 1'.J24]" office:value-type="float" office:value="56">
            <text:p>56</text:p>
          </table:table-cell>
          <table:table-cell table:style-name="ce40" table:formula="of:=['Profit and Loss Year 1'.K24]" office:value-type="float" office:value="56">
            <text:p>56</text:p>
          </table:table-cell>
          <table:table-cell table:style-name="ce40" table:formula="of:=['Profit and Loss Year 1'.L24]" office:value-type="float" office:value="56">
            <text:p>56</text:p>
          </table:table-cell>
          <table:table-cell table:style-name="ce40" table:formula="of:=['Profit and Loss Year 1'.M24]" office:value-type="float" office:value="56">
            <text:p>56</text:p>
          </table:table-cell>
          <table:table-cell table:style-name="ce40" table:formula="of:=['Profit and Loss Year 1'.N24]" office:value-type="float" office:value="56">
            <text:p>56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Accountants</text:p>
          </table:table-cell>
          <table:table-cell table:style-name="ce21" table:formula="of:=['Profit and Loss Year 1'.B25]" office:value-type="float" office:value="486">
            <text:p>486</text:p>
          </table:table-cell>
          <table:table-cell table:style-name="ce40" table:formula="of:=['Profit and Loss Year 1'.C25]" office:value-type="float" office:value="42">
            <text:p>42</text:p>
          </table:table-cell>
          <table:table-cell table:style-name="ce40" table:formula="of:=['Profit and Loss Year 1'.D25]" office:value-type="float" office:value="42">
            <text:p>42</text:p>
          </table:table-cell>
          <table:table-cell table:style-name="ce40" table:formula="of:=['Profit and Loss Year 1'.E25]" office:value-type="float" office:value="42">
            <text:p>42</text:p>
          </table:table-cell>
          <table:table-cell table:style-name="ce40" table:formula="of:=['Profit and Loss Year 1'.F25]" office:value-type="float" office:value="42">
            <text:p>42</text:p>
          </table:table-cell>
          <table:table-cell table:style-name="ce40" table:formula="of:=['Profit and Loss Year 1'.G25]" office:value-type="float" office:value="42">
            <text:p>42</text:p>
          </table:table-cell>
          <table:table-cell table:style-name="ce40" table:formula="of:=['Profit and Loss Year 1'.H25]" office:value-type="float" office:value="42">
            <text:p>42</text:p>
          </table:table-cell>
          <table:table-cell table:style-name="ce40" table:formula="of:=['Profit and Loss Year 1'.I25]" office:value-type="float" office:value="42">
            <text:p>42</text:p>
          </table:table-cell>
          <table:table-cell table:style-name="ce40" table:formula="of:=['Profit and Loss Year 1'.J25]" office:value-type="float" office:value="42">
            <text:p>42</text:p>
          </table:table-cell>
          <table:table-cell table:style-name="ce40" table:formula="of:=['Profit and Loss Year 1'.K25]" office:value-type="float" office:value="42">
            <text:p>42</text:p>
          </table:table-cell>
          <table:table-cell table:style-name="ce40" table:formula="of:=['Profit and Loss Year 1'.L25]" office:value-type="float" office:value="42">
            <text:p>42</text:p>
          </table:table-cell>
          <table:table-cell table:style-name="ce40" table:formula="of:=['Profit and Loss Year 1'.M25]" office:value-type="float" office:value="24">
            <text:p>24</text:p>
          </table:table-cell>
          <table:table-cell table:style-name="ce40" table:formula="of:=['Profit and Loss Year 1'.N25]" office:value-type="float" office:value="42">
            <text:p>42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Bank Charges*</text:p>
          </table:table-cell>
          <table:table-cell table:style-name="ce21" table:formula="of:=['Profit and Loss Year 1'.B26]" office:value-type="float" office:value="360">
            <text:p>360</text:p>
          </table:table-cell>
          <table:table-cell table:style-name="ce40" table:formula="of:=['Profit and Loss Year 1'.C26]" office:value-type="float" office:value="30">
            <text:p>30</text:p>
          </table:table-cell>
          <table:table-cell table:style-name="ce40" table:formula="of:=['Profit and Loss Year 1'.D26]" office:value-type="float" office:value="30">
            <text:p>30</text:p>
          </table:table-cell>
          <table:table-cell table:style-name="ce40" table:formula="of:=['Profit and Loss Year 1'.E26]" office:value-type="float" office:value="30">
            <text:p>30</text:p>
          </table:table-cell>
          <table:table-cell table:style-name="ce40" table:formula="of:=['Profit and Loss Year 1'.F26]" office:value-type="float" office:value="30">
            <text:p>30</text:p>
          </table:table-cell>
          <table:table-cell table:style-name="ce40" table:formula="of:=['Profit and Loss Year 1'.G26]" office:value-type="float" office:value="30">
            <text:p>30</text:p>
          </table:table-cell>
          <table:table-cell table:style-name="ce40" table:formula="of:=['Profit and Loss Year 1'.H26]" office:value-type="float" office:value="30">
            <text:p>30</text:p>
          </table:table-cell>
          <table:table-cell table:style-name="ce40" table:formula="of:=['Profit and Loss Year 1'.I26]" office:value-type="float" office:value="30">
            <text:p>30</text:p>
          </table:table-cell>
          <table:table-cell table:style-name="ce40" table:formula="of:=['Profit and Loss Year 1'.J26]" office:value-type="float" office:value="30">
            <text:p>30</text:p>
          </table:table-cell>
          <table:table-cell table:style-name="ce40" table:formula="of:=['Profit and Loss Year 1'.K26]" office:value-type="float" office:value="30">
            <text:p>30</text:p>
          </table:table-cell>
          <table:table-cell table:style-name="ce40" table:formula="of:=['Profit and Loss Year 1'.L26]" office:value-type="float" office:value="30">
            <text:p>30</text:p>
          </table:table-cell>
          <table:table-cell table:style-name="ce40" table:formula="of:=['Profit and Loss Year 1'.M26]" office:value-type="float" office:value="30">
            <text:p>30</text:p>
          </table:table-cell>
          <table:table-cell table:style-name="ce40" table:formula="of:=['Profit and Loss Year 1'.N26]" office:value-type="float" office:value="30">
            <text:p>3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Travel</text:p>
          </table:table-cell>
          <table:table-cell table:style-name="ce21" table:formula="of:=['Profit and Loss Year 1'.B27]" office:value-type="float" office:value="2160">
            <text:p>2,160</text:p>
          </table:table-cell>
          <table:table-cell table:style-name="ce40" table:formula="of:=['Profit and Loss Year 1'.C27]" office:value-type="float" office:value="180">
            <text:p>180</text:p>
          </table:table-cell>
          <table:table-cell table:style-name="ce40" table:formula="of:=['Profit and Loss Year 1'.D27]" office:value-type="float" office:value="180">
            <text:p>180</text:p>
          </table:table-cell>
          <table:table-cell table:style-name="ce40" table:formula="of:=['Profit and Loss Year 1'.E27]" office:value-type="float" office:value="180">
            <text:p>180</text:p>
          </table:table-cell>
          <table:table-cell table:style-name="ce40" table:formula="of:=['Profit and Loss Year 1'.F27]" office:value-type="float" office:value="180">
            <text:p>180</text:p>
          </table:table-cell>
          <table:table-cell table:style-name="ce40" table:formula="of:=['Profit and Loss Year 1'.G27]" office:value-type="float" office:value="180">
            <text:p>180</text:p>
          </table:table-cell>
          <table:table-cell table:style-name="ce40" table:formula="of:=['Profit and Loss Year 1'.H27]" office:value-type="float" office:value="180">
            <text:p>180</text:p>
          </table:table-cell>
          <table:table-cell table:style-name="ce40" table:formula="of:=['Profit and Loss Year 1'.I27]" office:value-type="float" office:value="180">
            <text:p>180</text:p>
          </table:table-cell>
          <table:table-cell table:style-name="ce40" table:formula="of:=['Profit and Loss Year 1'.J27]" office:value-type="float" office:value="180">
            <text:p>180</text:p>
          </table:table-cell>
          <table:table-cell table:style-name="ce40" table:formula="of:=['Profit and Loss Year 1'.K27]" office:value-type="float" office:value="180">
            <text:p>180</text:p>
          </table:table-cell>
          <table:table-cell table:style-name="ce40" table:formula="of:=['Profit and Loss Year 1'.L27]" office:value-type="float" office:value="180">
            <text:p>180</text:p>
          </table:table-cell>
          <table:table-cell table:style-name="ce40" table:formula="of:=['Profit and Loss Year 1'.M27]" office:value-type="float" office:value="180">
            <text:p>180</text:p>
          </table:table-cell>
          <table:table-cell table:style-name="ce40" table:formula="of:=['Profit and Loss Year 1'.N27]" office:value-type="float" office:value="180">
            <text:p>18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Advertising</text:p>
          </table:table-cell>
          <table:table-cell table:style-name="ce21" table:formula="of:=['Profit and Loss Year 1'.B28]" office:value-type="float" office:value="5400">
            <text:p>5,400</text:p>
          </table:table-cell>
          <table:table-cell table:style-name="ce40" table:formula="of:=['Profit and Loss Year 1'.C28]" office:value-type="float" office:value="450">
            <text:p>450</text:p>
          </table:table-cell>
          <table:table-cell table:style-name="ce40" table:formula="of:=['Profit and Loss Year 1'.D28]" office:value-type="float" office:value="450">
            <text:p>450</text:p>
          </table:table-cell>
          <table:table-cell table:style-name="ce40" table:formula="of:=['Profit and Loss Year 1'.E28]" office:value-type="float" office:value="450">
            <text:p>450</text:p>
          </table:table-cell>
          <table:table-cell table:style-name="ce40" table:formula="of:=['Profit and Loss Year 1'.F28]" office:value-type="float" office:value="450">
            <text:p>450</text:p>
          </table:table-cell>
          <table:table-cell table:style-name="ce40" table:formula="of:=['Profit and Loss Year 1'.G28]" office:value-type="float" office:value="450">
            <text:p>450</text:p>
          </table:table-cell>
          <table:table-cell table:style-name="ce40" table:formula="of:=['Profit and Loss Year 1'.H28]" office:value-type="float" office:value="450">
            <text:p>450</text:p>
          </table:table-cell>
          <table:table-cell table:style-name="ce40" table:formula="of:=['Profit and Loss Year 1'.I28]" office:value-type="float" office:value="450">
            <text:p>450</text:p>
          </table:table-cell>
          <table:table-cell table:style-name="ce40" table:formula="of:=['Profit and Loss Year 1'.J28]" office:value-type="float" office:value="450">
            <text:p>450</text:p>
          </table:table-cell>
          <table:table-cell table:style-name="ce40" table:formula="of:=['Profit and Loss Year 1'.K28]" office:value-type="float" office:value="450">
            <text:p>450</text:p>
          </table:table-cell>
          <table:table-cell table:style-name="ce40" table:formula="of:=['Profit and Loss Year 1'.L28]" office:value-type="float" office:value="450">
            <text:p>450</text:p>
          </table:table-cell>
          <table:table-cell table:style-name="ce40" table:formula="of:=['Profit and Loss Year 1'.M28]" office:value-type="float" office:value="450">
            <text:p>450</text:p>
          </table:table-cell>
          <table:table-cell table:style-name="ce40" table:formula="of:=['Profit and Loss Year 1'.N28]" office:value-type="float" office:value="450">
            <text:p>45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Loans*</text:p>
          </table:table-cell>
          <table:table-cell table:style-name="ce21" table:formula="of:=['Profit and Loss Year 1'.B29]" office:value-type="float" office:value="4200">
            <text:p>4,200</text:p>
          </table:table-cell>
          <table:table-cell table:style-name="ce40" table:formula="of:=['Profit and Loss Year 1'.C29]" office:value-type="float" office:value="350">
            <text:p>350</text:p>
          </table:table-cell>
          <table:table-cell table:style-name="ce40" table:formula="of:=['Profit and Loss Year 1'.D29]" office:value-type="float" office:value="350">
            <text:p>350</text:p>
          </table:table-cell>
          <table:table-cell table:style-name="ce40" table:formula="of:=['Profit and Loss Year 1'.E29]" office:value-type="float" office:value="350">
            <text:p>350</text:p>
          </table:table-cell>
          <table:table-cell table:style-name="ce40" table:formula="of:=['Profit and Loss Year 1'.F29]" office:value-type="float" office:value="350">
            <text:p>350</text:p>
          </table:table-cell>
          <table:table-cell table:style-name="ce40" table:formula="of:=['Profit and Loss Year 1'.G29]" office:value-type="float" office:value="350">
            <text:p>350</text:p>
          </table:table-cell>
          <table:table-cell table:style-name="ce40" table:formula="of:=['Profit and Loss Year 1'.H29]" office:value-type="float" office:value="350">
            <text:p>350</text:p>
          </table:table-cell>
          <table:table-cell table:style-name="ce40" table:formula="of:=['Profit and Loss Year 1'.I29]" office:value-type="float" office:value="350">
            <text:p>350</text:p>
          </table:table-cell>
          <table:table-cell table:style-name="ce40" table:formula="of:=['Profit and Loss Year 1'.J29]" office:value-type="float" office:value="350">
            <text:p>350</text:p>
          </table:table-cell>
          <table:table-cell table:style-name="ce40" table:formula="of:=['Profit and Loss Year 1'.K29]" office:value-type="float" office:value="350">
            <text:p>350</text:p>
          </table:table-cell>
          <table:table-cell table:style-name="ce40" table:formula="of:=['Profit and Loss Year 1'.L29]" office:value-type="float" office:value="350">
            <text:p>350</text:p>
          </table:table-cell>
          <table:table-cell table:style-name="ce40" table:formula="of:=['Profit and Loss Year 1'.M29]" office:value-type="float" office:value="350">
            <text:p>350</text:p>
          </table:table-cell>
          <table:table-cell table:style-name="ce40" table:formula="of:=['Profit and Loss Year 1'.N29]" office:value-type="float" office:value="350">
            <text:p>35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Insurance*</text:p>
          </table:table-cell>
          <table:table-cell table:style-name="ce21" table:formula="of:=['Profit and Loss Year 1'.B30]" office:value-type="float" office:value="2400">
            <text:p>2,400</text:p>
          </table:table-cell>
          <table:table-cell table:style-name="ce40" table:formula="of:=['Profit and Loss Year 1'.C30]" office:value-type="float" office:value="200">
            <text:p>200</text:p>
          </table:table-cell>
          <table:table-cell table:style-name="ce40" table:formula="of:=['Profit and Loss Year 1'.D30]" office:value-type="float" office:value="200">
            <text:p>200</text:p>
          </table:table-cell>
          <table:table-cell table:style-name="ce40" table:formula="of:=['Profit and Loss Year 1'.E30]" office:value-type="float" office:value="200">
            <text:p>200</text:p>
          </table:table-cell>
          <table:table-cell table:style-name="ce40" table:formula="of:=['Profit and Loss Year 1'.F30]" office:value-type="float" office:value="200">
            <text:p>200</text:p>
          </table:table-cell>
          <table:table-cell table:style-name="ce40" table:formula="of:=['Profit and Loss Year 1'.G30]" office:value-type="float" office:value="200">
            <text:p>200</text:p>
          </table:table-cell>
          <table:table-cell table:style-name="ce40" table:formula="of:=['Profit and Loss Year 1'.H30]" office:value-type="float" office:value="200">
            <text:p>200</text:p>
          </table:table-cell>
          <table:table-cell table:style-name="ce40" table:formula="of:=['Profit and Loss Year 1'.I30]" office:value-type="float" office:value="200">
            <text:p>200</text:p>
          </table:table-cell>
          <table:table-cell table:style-name="ce40" table:formula="of:=['Profit and Loss Year 1'.J30]" office:value-type="float" office:value="200">
            <text:p>200</text:p>
          </table:table-cell>
          <table:table-cell table:style-name="ce40" table:formula="of:=['Profit and Loss Year 1'.K30]" office:value-type="float" office:value="200">
            <text:p>200</text:p>
          </table:table-cell>
          <table:table-cell table:style-name="ce40" table:formula="of:=['Profit and Loss Year 1'.L30]" office:value-type="float" office:value="200">
            <text:p>200</text:p>
          </table:table-cell>
          <table:table-cell table:style-name="ce40" table:formula="of:=['Profit and Loss Year 1'.M30]" office:value-type="float" office:value="200">
            <text:p>200</text:p>
          </table:table-cell>
          <table:table-cell table:style-name="ce40" table:formula="of:=['Profit and Loss Year 1'.N30]" office:value-type="float" office:value="200">
            <text:p>20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Employer Liability*</text:p>
          </table:table-cell>
          <table:table-cell table:style-name="ce21" table:formula="of:=['Profit and Loss Year 1'.B31]" office:value-type="float" office:value="600">
            <text:p>600</text:p>
          </table:table-cell>
          <table:table-cell table:style-name="ce40" table:formula="of:=['Profit and Loss Year 1'.C31]" office:value-type="float" office:value="50">
            <text:p>50</text:p>
          </table:table-cell>
          <table:table-cell table:style-name="ce40" table:formula="of:=['Profit and Loss Year 1'.D31]" office:value-type="float" office:value="50">
            <text:p>50</text:p>
          </table:table-cell>
          <table:table-cell table:style-name="ce40" table:formula="of:=['Profit and Loss Year 1'.E31]" office:value-type="float" office:value="50">
            <text:p>50</text:p>
          </table:table-cell>
          <table:table-cell table:style-name="ce40" table:formula="of:=['Profit and Loss Year 1'.F31]" office:value-type="float" office:value="50">
            <text:p>50</text:p>
          </table:table-cell>
          <table:table-cell table:style-name="ce40" table:formula="of:=['Profit and Loss Year 1'.G31]" office:value-type="float" office:value="50">
            <text:p>50</text:p>
          </table:table-cell>
          <table:table-cell table:style-name="ce40" table:formula="of:=['Profit and Loss Year 1'.H31]" office:value-type="float" office:value="50">
            <text:p>50</text:p>
          </table:table-cell>
          <table:table-cell table:style-name="ce40" table:formula="of:=['Profit and Loss Year 1'.I31]" office:value-type="float" office:value="50">
            <text:p>50</text:p>
          </table:table-cell>
          <table:table-cell table:style-name="ce40" table:formula="of:=['Profit and Loss Year 1'.J31]" office:value-type="float" office:value="50">
            <text:p>50</text:p>
          </table:table-cell>
          <table:table-cell table:style-name="ce40" table:formula="of:=['Profit and Loss Year 1'.K31]" office:value-type="float" office:value="50">
            <text:p>50</text:p>
          </table:table-cell>
          <table:table-cell table:style-name="ce40" table:formula="of:=['Profit and Loss Year 1'.L31]" office:value-type="float" office:value="50">
            <text:p>50</text:p>
          </table:table-cell>
          <table:table-cell table:style-name="ce40" table:formula="of:=['Profit and Loss Year 1'.M31]" office:value-type="float" office:value="50">
            <text:p>50</text:p>
          </table:table-cell>
          <table:table-cell table:style-name="ce40" table:formula="of:=['Profit and Loss Year 1'.N31]" office:value-type="float" office:value="50">
            <text:p>5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Server Rental</text:p>
          </table:table-cell>
          <table:table-cell table:style-name="ce21" table:formula="of:=['Profit and Loss Year 1'.B32]" office:value-type="float" office:value="1800">
            <text:p>1,800</text:p>
          </table:table-cell>
          <table:table-cell table:style-name="ce40" table:formula="of:=['Profit and Loss Year 1'.C32]" office:value-type="float" office:value="75">
            <text:p>75</text:p>
          </table:table-cell>
          <table:table-cell table:style-name="ce40" table:formula="of:=['Profit and Loss Year 1'.D32]" office:value-type="float" office:value="75">
            <text:p>75</text:p>
          </table:table-cell>
          <table:table-cell table:style-name="ce40" table:formula="of:=['Profit and Loss Year 1'.E32]" office:value-type="float" office:value="75">
            <text:p>75</text:p>
          </table:table-cell>
          <table:table-cell table:style-name="ce40" table:formula="of:=['Profit and Loss Year 1'.F32]" office:value-type="float" office:value="75">
            <text:p>75</text:p>
          </table:table-cell>
          <table:table-cell table:style-name="ce40" table:formula="of:=['Profit and Loss Year 1'.G32]" office:value-type="float" office:value="150">
            <text:p>150</text:p>
          </table:table-cell>
          <table:table-cell table:style-name="ce40" table:formula="of:=['Profit and Loss Year 1'.H32]" office:value-type="float" office:value="150">
            <text:p>150</text:p>
          </table:table-cell>
          <table:table-cell table:style-name="ce40" table:formula="of:=['Profit and Loss Year 1'.I32]" office:value-type="float" office:value="150">
            <text:p>150</text:p>
          </table:table-cell>
          <table:table-cell table:style-name="ce40" table:formula="of:=['Profit and Loss Year 1'.J32]" office:value-type="float" office:value="150">
            <text:p>150</text:p>
          </table:table-cell>
          <table:table-cell table:style-name="ce40" table:formula="of:=['Profit and Loss Year 1'.K32]" office:value-type="float" office:value="225">
            <text:p>225</text:p>
          </table:table-cell>
          <table:table-cell table:style-name="ce40" table:formula="of:=['Profit and Loss Year 1'.L32]" office:value-type="float" office:value="225">
            <text:p>225</text:p>
          </table:table-cell>
          <table:table-cell table:style-name="ce40" table:formula="of:=['Profit and Loss Year 1'.M32]" office:value-type="float" office:value="225">
            <text:p>225</text:p>
          </table:table-cell>
          <table:table-cell table:style-name="ce40" table:formula="of:=['Profit and Loss Year 1'.N32]" office:value-type="float" office:value="225">
            <text:p>225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Computer Equipment</text:p>
          </table:table-cell>
          <table:table-cell table:style-name="ce21" table:formula="of:=SUM([.C33:.N33])" office:value-type="float" office:value="10750">
            <text:p>10,750</text:p>
          </table:table-cell>
          <table:table-cell table:formula="of:=1000*6 + 500*2 + 250*3" office:value-type="float" office:value="7750">
            <text:p>7,75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250">
            <text:p>1,250</text:p>
          </table:table-cell>
          <table:table-cell table:number-columns-repeated="3"/>
          <table:table-cell office:value-type="float" office:value="1500">
            <text:p>1,500</text:p>
          </table:table-cell>
          <table:table-cell table:number-columns-repeated="2"/>
          <table:table-cell table:style-name="ce48"/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Mobile Hardware</text:p>
          </table:table-cell>
          <table:table-cell table:style-name="ce21" table:formula="of:=SUM([.C34:.N34])" office:value-type="float" office:value="2550">
            <text:p>2,550</text:p>
          </table:table-cell>
          <table:table-cell office:value-type="float" office:value="1750">
            <text:p>1,750</text:p>
          </table:table-cell>
          <table:table-cell/>
          <table:table-cell office:value-type="float" office:value="150">
            <text:p>150</text:p>
          </table:table-cell>
          <table:table-cell table:number-columns-repeated="3"/>
          <table:table-cell office:value-type="float" office:value="350">
            <text:p>350</text:p>
          </table:table-cell>
          <table:table-cell table:number-columns-repeated="4"/>
          <table:table-cell table:style-name="ce48" office:value-type="float" office:value="300">
            <text:p>30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Software</text:p>
          </table:table-cell>
          <table:table-cell table:style-name="ce21" table:formula="of:=SUM([.C35:.N35])" office:value-type="float" office:value="2500">
            <text:p>2,500</text:p>
          </table:table-cell>
          <table:table-cell office:value-type="float" office:value="2500">
            <text:p>2,500</text:p>
          </table:table-cell>
          <table:table-cell table:number-columns-repeated="10"/>
          <table:table-cell table:style-name="ce48"/>
          <table:table-cell table:style-name="ce21"/>
          <table:table-cell table:number-columns-repeated="1009"/>
        </table:table-row>
        <table:table-row table:style-name="ro4">
          <table:table-cell table:style-name="ce64" office:value-type="string">
            <text:p>Total VAT</text:p>
          </table:table-cell>
          <table:table-cell table:style-name="ce72" table:formula="of:=SUM([.C36:.N36])" office:value-type="float" office:value="5688.33333333333">
            <text:p>5,688</text:p>
          </table:table-cell>
          <table:table-cell table:style-name="ce59" table:formula="of:=SUM([.C19];[.C20];[.C21];[.C22];[.C23];[.C24];[.C25];[.C27];;[.C28];[.C32];[.C33];[.C34];[.C35])/120*20" office:value-type="float" office:value="2242.33333333333">
            <text:p>2,242</text:p>
          </table:table-cell>
          <table:table-cell table:style-name="ce59" table:formula="of:=SUM([.D19];[.D20];[.D21];[.D22];[.D23];[.D24];[.D25];[.D27];;[.D28];[.D32];[.D33];[.D34];[.D35])/120*20" office:value-type="float" office:value="242.333333333333">
            <text:p>242</text:p>
          </table:table-cell>
          <table:table-cell table:style-name="ce59" table:formula="of:=SUM([.E19];[.E20];[.E21];[.E22];[.E23];[.E24];[.E25];[.E27];;[.E28];[.E32];[.E33];[.E34];[.E35])/120*20" office:value-type="float" office:value="309">
            <text:p>309</text:p>
          </table:table-cell>
          <table:table-cell table:style-name="ce59" table:formula="of:=SUM([.F19];[.F20];[.F21];[.F22];[.F23];[.F24];[.F25];[.F27];;[.F28];[.F32];[.F33];[.F34];[.F35])/120*20" office:value-type="float" office:value="242.333333333333">
            <text:p>242</text:p>
          </table:table-cell>
          <table:table-cell table:style-name="ce59" table:formula="of:=SUM([.G19];[.G20];[.G21];[.G22];[.G23];[.G24];[.G25];[.G27];;[.G28];[.G32];[.G33];[.G34];[.G35])/120*20" office:value-type="float" office:value="463.166666666667">
            <text:p>463</text:p>
          </table:table-cell>
          <table:table-cell table:style-name="ce59" table:formula="of:=SUM([.H19];[.H20];[.H21];[.H22];[.H23];[.H24];[.H25];[.H27];;[.H28];[.H32];[.H33];[.H34];[.H35])/120*20" office:value-type="float" office:value="254.833333333333">
            <text:p>255</text:p>
          </table:table-cell>
          <table:table-cell table:style-name="ce59" table:formula="of:=SUM([.I19];[.I20];[.I21];[.I22];[.I23];[.I24];[.I25];[.I27];;[.I28];[.I32];[.I33];[.I34];[.I35])/120*20" office:value-type="float" office:value="313.166666666667">
            <text:p>313</text:p>
          </table:table-cell>
          <table:table-cell table:style-name="ce59" table:formula="of:=SUM([.J19];[.J20];[.J21];[.J22];[.J23];[.J24];[.J25];[.J27];;[.J28];[.J32];[.J33];[.J34];[.J35])/120*20" office:value-type="float" office:value="254.833333333333">
            <text:p>255</text:p>
          </table:table-cell>
          <table:table-cell table:style-name="ce59" table:formula="of:=SUM([.K19];[.K20];[.K21];[.K22];[.K23];[.K24];[.K25];[.K27];;[.K28];[.K32];[.K33];[.K34];[.K35])/120*20" office:value-type="float" office:value="517.333333333333">
            <text:p>517</text:p>
          </table:table-cell>
          <table:table-cell table:style-name="ce59" table:formula="of:=SUM([.L19];[.L20];[.L21];[.L22];[.L23];[.L24];[.L25];[.L27];;[.L28];[.L32];[.L33];[.L34];[.L35])/120*20" office:value-type="float" office:value="267.333333333333">
            <text:p>267</text:p>
          </table:table-cell>
          <table:table-cell table:style-name="ce59" table:formula="of:=SUM([.M19];[.M20];[.M21];[.M22];[.M23];[.M24];[.M25];[.M27];;[.M28];[.M32];[.M33];[.M34];[.M35])/120*20" office:value-type="float" office:value="264.333333333333">
            <text:p>264</text:p>
          </table:table-cell>
          <table:table-cell table:style-name="ce59" table:formula="of:=SUM([.N19];[.N20];[.N21];[.N22];[.N23];[.N24];[.N25];[.N27];;[.N28];[.N32];[.N33];[.N34];[.N35])/120*20" office:value-type="float" office:value="317.333333333333">
            <text:p>317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65" office:value-type="string">
            <text:p>Total Cash Out</text:p>
          </table:table-cell>
          <table:table-cell table:style-name="ce36"/>
          <table:table-cell table:style-name="ce36" table:formula="of:=SUM([.C17:.C36])" office:value-type="float" office:value="28784.6666666667">
            <text:p>28,785</text:p>
          </table:table-cell>
          <table:table-cell table:style-name="ce36" table:formula="of:=SUM([.D17:.D36])" office:value-type="float" office:value="14784.6666666667">
            <text:p>14,785</text:p>
          </table:table-cell>
          <table:table-cell table:style-name="ce36" table:formula="of:=SUM([.E17:.E36])" office:value-type="float" office:value="15251.3333333333">
            <text:p>15,251</text:p>
          </table:table-cell>
          <table:table-cell table:style-name="ce36" table:formula="of:=SUM([.F17:.F36])" office:value-type="float" office:value="14784.6666666667">
            <text:p>14,785</text:p>
          </table:table-cell>
          <table:table-cell table:style-name="ce36" table:formula="of:=SUM([.G17:.G36])" office:value-type="float" office:value="16330.5">
            <text:p>16,331</text:p>
          </table:table-cell>
          <table:table-cell table:style-name="ce36" table:formula="of:=SUM([.H17:.H36])" office:value-type="float" office:value="14872.1666666667">
            <text:p>14,872</text:p>
          </table:table-cell>
          <table:table-cell table:style-name="ce36" table:formula="of:=SUM([.I17:.I36])" office:value-type="float" office:value="17484.6666666667">
            <text:p>17,485</text:p>
          </table:table-cell>
          <table:table-cell table:style-name="ce36" table:formula="of:=SUM([.J17:.J36])" office:value-type="float" office:value="17076.3333333333">
            <text:p>17,076</text:p>
          </table:table-cell>
          <table:table-cell table:style-name="ce36" table:formula="of:=SUM([.K17:.K36])" office:value-type="float" office:value="18913.8333333333">
            <text:p>18,914</text:p>
          </table:table-cell>
          <table:table-cell table:style-name="ce36" table:formula="of:=SUM([.L17:.L36])" office:value-type="float" office:value="18409.6666666667">
            <text:p>18,410</text:p>
          </table:table-cell>
          <table:table-cell table:style-name="ce36" table:formula="of:=SUM([.M17:.M36])" office:value-type="float" office:value="20592.8333333333">
            <text:p>20,593</text:p>
          </table:table-cell>
          <table:table-cell table:style-name="ce36" table:formula="of:=SUM([.N17:.N36])" office:value-type="float" office:value="23455.5">
            <text:p>23,456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66"/>
          <table:table-cell table:style-name="ce40" table:number-columns-repeated="12"/>
          <table:table-cell table:style-name="ce48"/>
          <table:table-cell table:style-name="ce21"/>
          <table:table-cell table:number-columns-repeated="1009"/>
        </table:table-row>
        <table:table-row table:style-name="ro4" table:visibility="collapse">
          <table:table-cell table:style-name="ce41"/>
          <table:table-cell/>
          <table:table-cell table:formula="of:=[.C4]-[.C36]" office:value-type="float" office:value="-2242.33333333333">
            <text:p>-2,242</text:p>
          </table:table-cell>
          <table:table-cell table:formula="of:=[.D4]-[.D36]" office:value-type="float" office:value="-242.333333333333">
            <text:p>-242</text:p>
          </table:table-cell>
          <table:table-cell table:formula="of:=[.E4]-[.E36]" office:value-type="float" office:value="-309">
            <text:p>-309</text:p>
          </table:table-cell>
          <table:table-cell table:formula="of:=[.F4]-[.F36]" office:value-type="float" office:value="-242.333333333333">
            <text:p>-242</text:p>
          </table:table-cell>
          <table:table-cell table:formula="of:=[.G4]-[.G36]" office:value-type="float" office:value="419.833333333333">
            <text:p>420</text:p>
          </table:table-cell>
          <table:table-cell table:formula="of:=[.H4]-[.H36]" office:value-type="float" office:value="1023.16666666667">
            <text:p>1,023</text:p>
          </table:table-cell>
          <table:table-cell table:formula="of:=[.I4]-[.I36]" office:value-type="float" office:value="1097.83333333333">
            <text:p>1,098</text:p>
          </table:table-cell>
          <table:table-cell table:formula="of:=[.J4]-[.J36]" office:value-type="float" office:value="1569.16666666667">
            <text:p>1,569</text:p>
          </table:table-cell>
          <table:table-cell table:formula="of:=[.K4]-[.K36]" office:value-type="float" office:value="1627.66666666667">
            <text:p>1,628</text:p>
          </table:table-cell>
          <table:table-cell table:formula="of:=[.L4]-[.L36]" office:value-type="float" office:value="2671.66666666667">
            <text:p>2,672</text:p>
          </table:table-cell>
          <table:table-cell table:formula="of:=[.M4]-[.M36]" office:value-type="float" office:value="3669.66666666667">
            <text:p>3,670</text:p>
          </table:table-cell>
          <table:table-cell table:style-name="ce48" table:formula="of:=[.N4]-[.N36]" office:value-type="float" office:value="3705.66666666667">
            <text:p>3,706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41" office:value-type="string">
            <text:p>To VAT</text:p>
          </table:table-cell>
          <table:table-cell/>
          <table:table-cell table:number-columns-repeated="3"/>
          <table:table-cell table:formula="of:=SUM([.C39:.E39])" office:value-type="float" office:value="-2793.66666666667">
            <text:p>-2,794</text:p>
          </table:table-cell>
          <table:table-cell table:number-columns-repeated="2"/>
          <table:table-cell table:formula="of:=SUM([.F39:.H39])" office:value-type="float" office:value="1200.66666666667">
            <text:p>1,201</text:p>
          </table:table-cell>
          <table:table-cell table:number-columns-repeated="2"/>
          <table:table-cell table:formula="of:=SUM([.I39:.K39])" office:value-type="float" office:value="4294.66666666667">
            <text:p>4,295</text:p>
          </table:table-cell>
          <table:table-cell/>
          <table:table-cell table:style-name="ce48"/>
          <table:table-cell table:style-name="ce48" table:formula="of:=SUM([.L39:.N39])" office:value-type="float" office:value="10047">
            <text:p>10,047</text:p>
          </table:table-cell>
          <table:table-cell table:number-columns-repeated="1009"/>
        </table:table-row>
        <table:table-row table:style-name="ro4">
          <table:table-cell table:style-name="ce67" office:value-type="string">
            <text:p>Cash Balance</text:p>
          </table:table-cell>
          <table:table-cell table:style-name="ce73"/>
          <table:table-cell table:style-name="ce37" table:formula="of:=[.B41]+([.C7]-[.C37]-[.C40])" office:value-type="float" office:value="96215.3333333333">
            <text:p>96,215</text:p>
          </table:table-cell>
          <table:table-cell table:style-name="ce37" table:formula="of:=[.C41]+([.D7]-[.D37]-[.D40])" office:value-type="float" office:value="81430.6666666667">
            <text:p>81,431</text:p>
          </table:table-cell>
          <table:table-cell table:style-name="ce37" table:formula="of:=[.D41]+([.E7]-[.E37]-[.E40])" office:value-type="float" office:value="66179.3333333333">
            <text:p>66,179</text:p>
          </table:table-cell>
          <table:table-cell table:style-name="ce37" table:formula="of:=[.E41]+([.F7]-[.F37]-[.F40])" office:value-type="float" office:value="54188.3333333333">
            <text:p>54,188</text:p>
          </table:table-cell>
          <table:table-cell table:style-name="ce37" table:formula="of:=[.F41]+([.G7]-[.G37]-[.G40])" office:value-type="float" office:value="43155.8333333333">
            <text:p>43,156</text:p>
          </table:table-cell>
          <table:table-cell table:style-name="ce37" table:formula="of:=[.G41]+([.H7]-[.H37]-[.H40])" office:value-type="float" office:value="35951.6666666667">
            <text:p>35,952</text:p>
          </table:table-cell>
          <table:table-cell table:style-name="ce37" table:formula="of:=[.H41]+([.I7]-[.I37]-[.I40])" office:value-type="float" office:value="25732.3333333333">
            <text:p>25,732</text:p>
          </table:table-cell>
          <table:table-cell table:style-name="ce37" table:formula="of:=[.I41]+([.J7]-[.J37]-[.J40])" office:value-type="float" office:value="19600">
            <text:p>19,600</text:p>
          </table:table-cell>
          <table:table-cell table:style-name="ce37" table:formula="of:=[.J41]+([.K7]-[.K37]-[.K40])" office:value-type="float" office:value="13556.1666666667">
            <text:p>13,556</text:p>
          </table:table-cell>
          <table:table-cell table:style-name="ce37" table:formula="of:=[.K41]+([.L7]-[.L37]-[.L40])" office:value-type="float" office:value="8485.83333333334">
            <text:p>8,486</text:p>
          </table:table-cell>
          <table:table-cell table:style-name="ce37" table:formula="of:=[.L41]+([.M7]-[.M37]-[.M40])" office:value-type="float" office:value="11497">
            <text:p>11,497</text:p>
          </table:table-cell>
          <table:table-cell table:style-name="ce37" table:formula="of:=[.M41]+([.N7]-[.N37]-[.N40])" office:value-type="float" office:value="12179.5">
            <text:p>12,180</text:p>
          </table:table-cell>
          <table:table-cell table:style-name="ce75"/>
          <table:table-cell table:style-name="ce51" table:number-columns-repeated="1009"/>
        </table:table-row>
        <table:table-row table:style-name="ro4">
          <table:table-cell office:value-type="string">
            <text:p>* No VAT</text:p>
          </table:table-cell>
          <table:table-cell table:number-columns-repeated="1023"/>
        </table:table-row>
        <table:table-row table:style-name="ro4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h Flow Year 2" table:style-name="ta1">
        <table:table-column table:style-name="co13" table:default-cell-style-name="ce38"/>
        <table:table-column table:style-name="co14" table:default-cell-style-name="ce38"/>
        <table:table-column table:style-name="co15" table:number-columns-repeated="12" table:default-cell-style-name="ce38"/>
        <table:table-column table:style-name="co14" table:default-cell-style-name="ce38"/>
        <table:table-column table:style-name="co5" table:visibility="collapse" table:number-columns-repeated="2" table:default-cell-style-name="ce38"/>
        <table:table-column table:style-name="co5" table:number-columns-repeated="1007" table:default-cell-style-name="ce38"/>
        <table:table-row table:style-name="ro3">
          <table:table-cell table:style-name="ce60"/>
          <table:table-cell table:style-name="ce68"/>
          <table:table-cell table:style-name="ce68" office:value-type="string">
            <text:p>January</text:p>
          </table:table-cell>
          <table:table-cell table:style-name="ce68" office:value-type="string">
            <text:p>February</text:p>
          </table:table-cell>
          <table:table-cell table:style-name="ce68" office:value-type="string">
            <text:p>March</text:p>
          </table:table-cell>
          <table:table-cell table:style-name="ce68" office:value-type="string">
            <text:p>April</text:p>
          </table:table-cell>
          <table:table-cell table:style-name="ce68" office:value-type="string">
            <text:p>May</text:p>
          </table:table-cell>
          <table:table-cell table:style-name="ce68" office:value-type="string">
            <text:p>June</text:p>
          </table:table-cell>
          <table:table-cell table:style-name="ce68" office:value-type="string">
            <text:p>July</text:p>
          </table:table-cell>
          <table:table-cell table:style-name="ce68" office:value-type="string">
            <text:p>August</text:p>
          </table:table-cell>
          <table:table-cell table:style-name="ce68" office:value-type="string">
            <text:p>Sptmber</text:p>
          </table:table-cell>
          <table:table-cell table:style-name="ce68" office:value-type="string">
            <text:p>October</text:p>
          </table:table-cell>
          <table:table-cell table:style-name="ce68" office:value-type="string">
            <text:p>November</text:p>
          </table:table-cell>
          <table:table-cell table:style-name="ce69" office:value-type="string">
            <text:p>December</text:p>
          </table:table-cell>
          <table:table-cell table:style-name="ce33"/>
          <table:table-cell table:number-columns-repeated="1009"/>
        </table:table-row>
        <table:table-row table:style-name="ro4">
          <table:table-cell table:style-name="ce61" office:value-type="string">
            <text:p>Sales</text:p>
          </table:table-cell>
          <table:table-cell table:style-name="ce69"/>
          <table:table-cell table:style-name="ce68" table:number-columns-repeated="11"/>
          <table:table-cell table:style-name="ce69"/>
          <table:table-cell table:style-name="ce21"/>
          <table:table-cell table:number-columns-repeated="1009"/>
        </table:table-row>
        <table:table-row table:style-name="ro4">
          <table:table-cell table:style-name="ce41" office:value-type="string">
            <text:p>Pre VAT</text:p>
          </table:table-cell>
          <table:table-cell table:style-name="ce48"/>
          <table:table-cell table:formula="of:=['Profit and Loss Year 1'.M8]" office:value-type="float" office:value="27310">
            <text:p>27,310</text:p>
          </table:table-cell>
          <table:table-cell table:style-name="ce40" table:formula="of:=['Profit and Loss Year 1'.N8]" office:value-type="float" office:value="33075">
            <text:p>33,075</text:p>
          </table:table-cell>
          <table:table-cell table:formula="of:=['Profit and Loss Year 2'.C8]" office:value-type="float" office:value="44685">
            <text:p>44,685</text:p>
          </table:table-cell>
          <table:table-cell table:formula="of:=['Profit and Loss Year 2'.D8]" office:value-type="float" office:value="49010">
            <text:p>49,010</text:p>
          </table:table-cell>
          <table:table-cell table:formula="of:=['Profit and Loss Year 2'.E8]" office:value-type="float" office:value="50000">
            <text:p>50,000</text:p>
          </table:table-cell>
          <table:table-cell table:formula="of:=['Profit and Loss Year 2'.F8]" office:value-type="float" office:value="48475">
            <text:p>48,475</text:p>
          </table:table-cell>
          <table:table-cell table:formula="of:=['Profit and Loss Year 2'.G8]" office:value-type="float" office:value="53750">
            <text:p>53,750</text:p>
          </table:table-cell>
          <table:table-cell table:formula="of:=['Profit and Loss Year 2'.H8]" office:value-type="float" office:value="58250">
            <text:p>58,250</text:p>
          </table:table-cell>
          <table:table-cell table:formula="of:=['Profit and Loss Year 2'.I8]" office:value-type="float" office:value="64125">
            <text:p>64,125</text:p>
          </table:table-cell>
          <table:table-cell table:formula="of:=['Profit and Loss Year 2'.J8]" office:value-type="float" office:value="62500">
            <text:p>62,500</text:p>
          </table:table-cell>
          <table:table-cell table:formula="of:=['Profit and Loss Year 2'.K8]" office:value-type="float" office:value="55950">
            <text:p>55,950</text:p>
          </table:table-cell>
          <table:table-cell table:style-name="ce48" table:formula="of:=['Profit and Loss Year 2'.L8]" office:value-type="float" office:value="62600">
            <text:p>62,600</text:p>
          </table:table-cell>
          <table:table-cell table:style-name="ce76" table:formula="of:=['Profit and Loss Year 2'.M8]" office:value-type="float" office:value="63750">
            <text:p>63,750</text:p>
          </table:table-cell>
          <table:table-cell table:style-name="ce48" table:formula="of:=['Profit and Loss Year 2'.N8]" office:value-type="float" office:value="70750">
            <text:p>70,750</text:p>
          </table:table-cell>
          <table:table-cell table:formula="of:=SUM([.O3:.P3])" office:value-type="float" office:value="134500">
            <text:p>134,500</text:p>
          </table:table-cell>
          <table:table-cell table:number-columns-repeated="1007"/>
        </table:table-row>
        <table:table-row table:style-name="ro4">
          <table:table-cell table:style-name="ce41" office:value-type="string">
            <text:p>VAT</text:p>
          </table:table-cell>
          <table:table-cell table:style-name="ce48"/>
          <table:table-cell table:formula="of:=([.E3]*[.C8])" office:value-type="float" office:value="8937">
            <text:p>8,937</text:p>
          </table:table-cell>
          <table:table-cell table:formula="of:=([.F3]*[.D8])" office:value-type="float" office:value="9802">
            <text:p>9,802</text:p>
          </table:table-cell>
          <table:table-cell table:formula="of:=([.G3]*[.E8])" office:value-type="float" office:value="10000">
            <text:p>10,000</text:p>
          </table:table-cell>
          <table:table-cell table:formula="of:=([.H3]*[.F8])" office:value-type="float" office:value="9695">
            <text:p>9,695</text:p>
          </table:table-cell>
          <table:table-cell table:formula="of:=([.I3]*[.G8])" office:value-type="float" office:value="10750">
            <text:p>10,750</text:p>
          </table:table-cell>
          <table:table-cell table:formula="of:=([.J3]*[.H8])" office:value-type="float" office:value="11650">
            <text:p>11,650</text:p>
          </table:table-cell>
          <table:table-cell table:formula="of:=([.K3]*[.I8])" office:value-type="float" office:value="12825">
            <text:p>12,825</text:p>
          </table:table-cell>
          <table:table-cell table:formula="of:=([.L3]*[.J8])" office:value-type="float" office:value="12500">
            <text:p>12,500</text:p>
          </table:table-cell>
          <table:table-cell table:formula="of:=([.M3]*[.K8])" office:value-type="float" office:value="11190">
            <text:p>11,190</text:p>
          </table:table-cell>
          <table:table-cell table:formula="of:=([.N3]*[.L8])" office:value-type="float" office:value="12520">
            <text:p>12,520</text:p>
          </table:table-cell>
          <table:table-cell table:formula="of:=([.O3]*[.M8])" office:value-type="float" office:value="12750">
            <text:p>12,750</text:p>
          </table:table-cell>
          <table:table-cell table:style-name="ce48" table:formula="of:=([.P3]*[.N8])" office:value-type="float" office:value="14150">
            <text:p>14,15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41" office:value-type="string">
            <text:p>Loans</text:p>
          </table:table-cell>
          <table:table-cell table:style-name="ce48"/>
          <table:table-cell/>
          <table:table-cell table:style-name="ce29"/>
          <table:table-cell table:number-columns-repeated="9"/>
          <table:table-cell table:style-name="ce48"/>
          <table:table-cell table:style-name="ce21"/>
          <table:table-cell table:number-columns-repeated="1009"/>
        </table:table-row>
        <table:table-row table:style-name="ro4">
          <table:table-cell table:style-name="ce41" office:value-type="string">
            <text:p>Investment</text:p>
          </table:table-cell>
          <table:table-cell table:style-name="ce48"/>
          <table:table-cell table:style-name="ce59" table:number-columns-repeated="11"/>
          <table:table-cell table:style-name="ce70"/>
          <table:table-cell table:style-name="ce21"/>
          <table:table-cell table:number-columns-repeated="1009"/>
        </table:table-row>
        <table:table-row table:style-name="ro4">
          <table:table-cell table:style-name="ce62" office:value-type="string">
            <text:p>Total Cash In</text:p>
          </table:table-cell>
          <table:table-cell table:style-name="ce70"/>
          <table:table-cell table:style-name="ce36" table:formula="of:=SUM([.C2:.C6])" office:value-type="float" office:value="36247">
            <text:p>36,247</text:p>
          </table:table-cell>
          <table:table-cell table:style-name="ce36" table:formula="of:=SUM([.D2:.D6])" office:value-type="float" office:value="42877">
            <text:p>42,877</text:p>
          </table:table-cell>
          <table:table-cell table:style-name="ce36" table:formula="of:=SUM([.E2:.E6])" office:value-type="float" office:value="54685">
            <text:p>54,685</text:p>
          </table:table-cell>
          <table:table-cell table:style-name="ce36" table:formula="of:=SUM([.F2:.F6])" office:value-type="float" office:value="58705">
            <text:p>58,705</text:p>
          </table:table-cell>
          <table:table-cell table:style-name="ce36" table:formula="of:=SUM([.G2:.G6])" office:value-type="float" office:value="60750">
            <text:p>60,750</text:p>
          </table:table-cell>
          <table:table-cell table:style-name="ce36" table:formula="of:=SUM([.H2:.H6])" office:value-type="float" office:value="60125">
            <text:p>60,125</text:p>
          </table:table-cell>
          <table:table-cell table:style-name="ce36" table:formula="of:=SUM([.I2:.I6])" office:value-type="float" office:value="66575">
            <text:p>66,575</text:p>
          </table:table-cell>
          <table:table-cell table:style-name="ce36" table:formula="of:=SUM([.J2:.J6])" office:value-type="float" office:value="70750">
            <text:p>70,750</text:p>
          </table:table-cell>
          <table:table-cell table:style-name="ce36" table:formula="of:=SUM([.K2:.K6])" office:value-type="float" office:value="75315">
            <text:p>75,315</text:p>
          </table:table-cell>
          <table:table-cell table:style-name="ce36" table:formula="of:=SUM([.L2:.L6])" office:value-type="float" office:value="75020">
            <text:p>75,020</text:p>
          </table:table-cell>
          <table:table-cell table:style-name="ce36" table:formula="of:=SUM([.M2:.M6])" office:value-type="float" office:value="68700">
            <text:p>68,700</text:p>
          </table:table-cell>
          <table:table-cell table:style-name="ce47" table:formula="of:=SUM([.N2:.N6])" office:value-type="float" office:value="76750">
            <text:p>76,750</text:p>
          </table:table-cell>
          <table:table-cell table:style-name="ce21"/>
          <table:table-cell table:number-columns-repeated="1009"/>
        </table:table-row>
        <table:table-row table:style-name="ro4" table:visibility="collapse">
          <table:table-cell table:style-name="ce41" office:value-type="string">
            <text:p>VAT Rate</text:p>
          </table:table-cell>
          <table:table-cell/>
          <table:table-cell table:number-columns-repeated="11" office:value-type="float" office:value="0.2">
            <text:p>0</text:p>
          </table:table-cell>
          <table:table-cell table:style-name="ce48" office:value-type="float" office:value="0.2">
            <text:p>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41"/>
          <table:table-cell table:number-columns-repeated="12"/>
          <table:table-cell table:style-name="ce48"/>
          <table:table-cell table:style-name="ce21"/>
          <table:table-cell table:number-columns-repeated="1009"/>
        </table:table-row>
        <table:table-row table:style-name="ro4">
          <table:table-cell table:style-name="ce63" office:value-type="string">
            <text:p>Overhead Costs</text:p>
          </table:table-cell>
          <table:table-cell table:style-name="ce71"/>
          <table:table-cell table:style-name="ce36" table:number-columns-repeated="11"/>
          <table:table-cell table:style-name="ce47"/>
          <table:table-cell table:style-name="ce21"/>
          <table:table-cell table:number-columns-repeated="1009"/>
        </table:table-row>
        <table:table-row table:style-name="ro4">
          <table:table-cell table:style-name="ce21" office:value-type="string">
            <text:p>Director</text:p>
          </table:table-cell>
          <table:table-cell table:style-name="ce33" table:formula="of:=['Profit and Loss Year 2'.B11]" office:value-type="float" office:value="22000">
            <text:p>22,000</text:p>
          </table:table-cell>
          <table:table-cell table:style-name="ce40" table:formula="of:=['Profit and Loss Year 2'.C11]" office:value-type="float" office:value="1">
            <text:p>1</text:p>
          </table:table-cell>
          <table:table-cell table:style-name="ce40" table:formula="of:=['Profit and Loss Year 2'.D11]" office:value-type="float" office:value="1">
            <text:p>1</text:p>
          </table:table-cell>
          <table:table-cell table:style-name="ce40" table:formula="of:=['Profit and Loss Year 2'.E11]" office:value-type="float" office:value="1">
            <text:p>1</text:p>
          </table:table-cell>
          <table:table-cell table:style-name="ce40" table:formula="of:=['Profit and Loss Year 2'.F11]" office:value-type="float" office:value="1">
            <text:p>1</text:p>
          </table:table-cell>
          <table:table-cell table:style-name="ce40" table:formula="of:=['Profit and Loss Year 2'.G11]" office:value-type="float" office:value="1">
            <text:p>1</text:p>
          </table:table-cell>
          <table:table-cell table:style-name="ce40" table:formula="of:=['Profit and Loss Year 2'.H11]" office:value-type="float" office:value="1">
            <text:p>1</text:p>
          </table:table-cell>
          <table:table-cell table:style-name="ce40" table:formula="of:=['Profit and Loss Year 2'.I11]" office:value-type="float" office:value="1">
            <text:p>1</text:p>
          </table:table-cell>
          <table:table-cell table:style-name="ce40" table:formula="of:=['Profit and Loss Year 2'.J11]" office:value-type="float" office:value="1">
            <text:p>1</text:p>
          </table:table-cell>
          <table:table-cell table:style-name="ce40" table:formula="of:=['Profit and Loss Year 2'.K11]" office:value-type="float" office:value="1">
            <text:p>1</text:p>
          </table:table-cell>
          <table:table-cell table:style-name="ce40" table:formula="of:=['Profit and Loss Year 2'.L11]" office:value-type="float" office:value="1">
            <text:p>1</text:p>
          </table:table-cell>
          <table:table-cell table:style-name="ce40" table:formula="of:=['Profit and Loss Year 2'.M11]" office:value-type="float" office:value="1">
            <text:p>1</text:p>
          </table:table-cell>
          <table:table-cell table:style-name="ce40" table:formula="of:=['Profit and Loss Year 2'.N11]" office:value-type="float" office:value="1">
            <text:p>1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1" office:value-type="string">
            <text:p>System Developer</text:p>
          </table:table-cell>
          <table:table-cell table:style-name="ce21" table:formula="of:=['Profit and Loss Year 2'.B12]" office:value-type="float" office:value="29000">
            <text:p>29,000</text:p>
          </table:table-cell>
          <table:table-cell table:style-name="ce40" table:formula="of:=['Profit and Loss Year 2'.C12]" office:value-type="float" office:value="2">
            <text:p>2</text:p>
          </table:table-cell>
          <table:table-cell table:style-name="ce40" table:formula="of:=['Profit and Loss Year 2'.D12]" office:value-type="float" office:value="2">
            <text:p>2</text:p>
          </table:table-cell>
          <table:table-cell table:style-name="ce40" table:formula="of:=['Profit and Loss Year 2'.E12]" office:value-type="float" office:value="2">
            <text:p>2</text:p>
          </table:table-cell>
          <table:table-cell table:style-name="ce40" table:formula="of:=['Profit and Loss Year 2'.F12]" office:value-type="float" office:value="2">
            <text:p>2</text:p>
          </table:table-cell>
          <table:table-cell table:style-name="ce40" table:formula="of:=['Profit and Loss Year 2'.G12]" office:value-type="float" office:value="2">
            <text:p>2</text:p>
          </table:table-cell>
          <table:table-cell table:style-name="ce40" table:formula="of:=['Profit and Loss Year 2'.H12]" office:value-type="float" office:value="2">
            <text:p>2</text:p>
          </table:table-cell>
          <table:table-cell table:style-name="ce40" table:formula="of:=['Profit and Loss Year 2'.I12]" office:value-type="float" office:value="2">
            <text:p>2</text:p>
          </table:table-cell>
          <table:table-cell table:style-name="ce40" table:formula="of:=['Profit and Loss Year 2'.J12]" office:value-type="float" office:value="2">
            <text:p>2</text:p>
          </table:table-cell>
          <table:table-cell table:style-name="ce40" table:formula="of:=['Profit and Loss Year 2'.K12]" office:value-type="float" office:value="2">
            <text:p>2</text:p>
          </table:table-cell>
          <table:table-cell table:style-name="ce40" table:formula="of:=['Profit and Loss Year 2'.L12]" office:value-type="float" office:value="2">
            <text:p>2</text:p>
          </table:table-cell>
          <table:table-cell table:style-name="ce40" table:formula="of:=['Profit and Loss Year 2'.M12]" office:value-type="float" office:value="2">
            <text:p>2</text:p>
          </table:table-cell>
          <table:table-cell table:style-name="ce40" table:formula="of:=['Profit and Loss Year 2'.N12]" office:value-type="float" office:value="2">
            <text:p>2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1" office:value-type="string">
            <text:p>Mobile Developer</text:p>
          </table:table-cell>
          <table:table-cell table:style-name="ce21" table:formula="of:=['Profit and Loss Year 2'.B13]" office:value-type="float" office:value="27000">
            <text:p>27,000</text:p>
          </table:table-cell>
          <table:table-cell table:style-name="ce40" table:formula="of:=['Profit and Loss Year 2'.C13]" office:value-type="float" office:value="1">
            <text:p>1</text:p>
          </table:table-cell>
          <table:table-cell table:style-name="ce40" table:formula="of:=['Profit and Loss Year 2'.D13]" office:value-type="float" office:value="1">
            <text:p>1</text:p>
          </table:table-cell>
          <table:table-cell table:style-name="ce40" table:formula="of:=['Profit and Loss Year 2'.E13]" office:value-type="float" office:value="1">
            <text:p>1</text:p>
          </table:table-cell>
          <table:table-cell table:style-name="ce40" table:formula="of:=['Profit and Loss Year 2'.F13]" office:value-type="float" office:value="1">
            <text:p>1</text:p>
          </table:table-cell>
          <table:table-cell table:style-name="ce40" table:formula="of:=['Profit and Loss Year 2'.G13]" office:value-type="float" office:value="1">
            <text:p>1</text:p>
          </table:table-cell>
          <table:table-cell table:style-name="ce40" table:formula="of:=['Profit and Loss Year 2'.H13]" office:value-type="float" office:value="2">
            <text:p>2</text:p>
          </table:table-cell>
          <table:table-cell table:style-name="ce40" table:formula="of:=['Profit and Loss Year 2'.I13]" office:value-type="float" office:value="2">
            <text:p>2</text:p>
          </table:table-cell>
          <table:table-cell table:style-name="ce40" table:formula="of:=['Profit and Loss Year 2'.J13]" office:value-type="float" office:value="2">
            <text:p>2</text:p>
          </table:table-cell>
          <table:table-cell table:style-name="ce40" table:formula="of:=['Profit and Loss Year 2'.K13]" office:value-type="float" office:value="2">
            <text:p>2</text:p>
          </table:table-cell>
          <table:table-cell table:style-name="ce40" table:formula="of:=['Profit and Loss Year 2'.L13]" office:value-type="float" office:value="2">
            <text:p>2</text:p>
          </table:table-cell>
          <table:table-cell table:style-name="ce40" table:formula="of:=['Profit and Loss Year 2'.M13]" office:value-type="float" office:value="2">
            <text:p>2</text:p>
          </table:table-cell>
          <table:table-cell table:style-name="ce40" table:formula="of:=['Profit and Loss Year 2'.N13]" office:value-type="float" office:value="2">
            <text:p>2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1" office:value-type="string">
            <text:p>Support</text:p>
          </table:table-cell>
          <table:table-cell table:style-name="ce21" table:formula="of:=['Profit and Loss Year 2'.B14]" office:value-type="float" office:value="25000">
            <text:p>25,000</text:p>
          </table:table-cell>
          <table:table-cell table:style-name="ce40" table:formula="of:=['Profit and Loss Year 2'.C14]" office:value-type="float" office:value="3">
            <text:p>3</text:p>
          </table:table-cell>
          <table:table-cell table:style-name="ce40" table:formula="of:=['Profit and Loss Year 2'.D14]" office:value-type="float" office:value="3">
            <text:p>3</text:p>
          </table:table-cell>
          <table:table-cell table:style-name="ce40" table:formula="of:=['Profit and Loss Year 2'.E14]" office:value-type="float" office:value="3">
            <text:p>3</text:p>
          </table:table-cell>
          <table:table-cell table:style-name="ce40" table:formula="of:=['Profit and Loss Year 2'.F14]" office:value-type="float" office:value="3">
            <text:p>3</text:p>
          </table:table-cell>
          <table:table-cell table:style-name="ce40" table:formula="of:=['Profit and Loss Year 2'.G14]" office:value-type="float" office:value="4">
            <text:p>4</text:p>
          </table:table-cell>
          <table:table-cell table:style-name="ce40" table:formula="of:=['Profit and Loss Year 2'.H14]" office:value-type="float" office:value="4">
            <text:p>4</text:p>
          </table:table-cell>
          <table:table-cell table:style-name="ce40" table:formula="of:=['Profit and Loss Year 2'.I14]" office:value-type="float" office:value="4">
            <text:p>4</text:p>
          </table:table-cell>
          <table:table-cell table:style-name="ce40" table:formula="of:=['Profit and Loss Year 2'.J14]" office:value-type="float" office:value="4">
            <text:p>4</text:p>
          </table:table-cell>
          <table:table-cell table:style-name="ce40" table:formula="of:=['Profit and Loss Year 2'.K14]" office:value-type="float" office:value="4">
            <text:p>4</text:p>
          </table:table-cell>
          <table:table-cell table:style-name="ce40" table:formula="of:=['Profit and Loss Year 2'.L14]" office:value-type="float" office:value="4">
            <text:p>4</text:p>
          </table:table-cell>
          <table:table-cell table:style-name="ce40" table:formula="of:=['Profit and Loss Year 2'.M14]" office:value-type="float" office:value="4">
            <text:p>4</text:p>
          </table:table-cell>
          <table:table-cell table:style-name="ce40" table:formula="of:=['Profit and Loss Year 2'.N14]" office:value-type="float" office:value="4">
            <text:p>4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1" office:value-type="string">
            <text:p>Marketing Manager</text:p>
          </table:table-cell>
          <table:table-cell table:style-name="ce21" table:formula="of:=['Profit and Loss Year 2'.B15]" office:value-type="float" office:value="24000">
            <text:p>24,000</text:p>
          </table:table-cell>
          <table:table-cell table:style-name="ce40" table:formula="of:=['Profit and Loss Year 2'.C15]" office:value-type="float" office:value="1">
            <text:p>1</text:p>
          </table:table-cell>
          <table:table-cell table:style-name="ce40" table:formula="of:=['Profit and Loss Year 2'.D15]" office:value-type="float" office:value="1">
            <text:p>1</text:p>
          </table:table-cell>
          <table:table-cell table:style-name="ce40" table:formula="of:=['Profit and Loss Year 2'.E15]" office:value-type="float" office:value="1">
            <text:p>1</text:p>
          </table:table-cell>
          <table:table-cell table:style-name="ce40" table:formula="of:=['Profit and Loss Year 2'.F15]" office:value-type="float" office:value="1">
            <text:p>1</text:p>
          </table:table-cell>
          <table:table-cell table:style-name="ce40" table:formula="of:=['Profit and Loss Year 2'.G15]" office:value-type="float" office:value="1">
            <text:p>1</text:p>
          </table:table-cell>
          <table:table-cell table:style-name="ce40" table:formula="of:=['Profit and Loss Year 2'.H15]" office:value-type="float" office:value="1">
            <text:p>1</text:p>
          </table:table-cell>
          <table:table-cell table:style-name="ce40" table:formula="of:=['Profit and Loss Year 2'.I15]" office:value-type="float" office:value="1">
            <text:p>1</text:p>
          </table:table-cell>
          <table:table-cell table:style-name="ce40" table:formula="of:=['Profit and Loss Year 2'.J15]" office:value-type="float" office:value="1">
            <text:p>1</text:p>
          </table:table-cell>
          <table:table-cell table:style-name="ce40" table:formula="of:=['Profit and Loss Year 2'.K15]" office:value-type="float" office:value="1">
            <text:p>1</text:p>
          </table:table-cell>
          <table:table-cell table:style-name="ce40" table:formula="of:=['Profit and Loss Year 2'.L15]" office:value-type="float" office:value="1">
            <text:p>1</text:p>
          </table:table-cell>
          <table:table-cell table:style-name="ce40" table:formula="of:=['Profit and Loss Year 2'.M15]" office:value-type="float" office:value="1">
            <text:p>1</text:p>
          </table:table-cell>
          <table:table-cell table:style-name="ce40" table:formula="of:=['Profit and Loss Year 2'.N15]" office:value-type="float" office:value="1">
            <text:p>1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1" office:value-type="string">
            <text:p>Sales Team</text:p>
          </table:table-cell>
          <table:table-cell table:style-name="ce21" table:formula="of:=['Profit and Loss Year 2'.B16]" office:value-type="float" office:value="15000">
            <text:p>15,000</text:p>
          </table:table-cell>
          <table:table-cell table:style-name="ce40" table:formula="of:=['Profit and Loss Year 2'.C16]" office:value-type="float" office:value="2">
            <text:p>2</text:p>
          </table:table-cell>
          <table:table-cell table:style-name="ce40" table:formula="of:=['Profit and Loss Year 2'.D16]" office:value-type="float" office:value="3">
            <text:p>3</text:p>
          </table:table-cell>
          <table:table-cell table:style-name="ce40" table:formula="of:=['Profit and Loss Year 2'.E16]" office:value-type="float" office:value="3">
            <text:p>3</text:p>
          </table:table-cell>
          <table:table-cell table:style-name="ce40" table:formula="of:=['Profit and Loss Year 2'.F16]" office:value-type="float" office:value="3">
            <text:p>3</text:p>
          </table:table-cell>
          <table:table-cell table:style-name="ce40" table:formula="of:=['Profit and Loss Year 2'.G16]" office:value-type="float" office:value="3">
            <text:p>3</text:p>
          </table:table-cell>
          <table:table-cell table:style-name="ce40" table:formula="of:=['Profit and Loss Year 2'.H16]" office:value-type="float" office:value="3">
            <text:p>3</text:p>
          </table:table-cell>
          <table:table-cell table:style-name="ce40" table:formula="of:=['Profit and Loss Year 2'.I16]" office:value-type="float" office:value="3">
            <text:p>3</text:p>
          </table:table-cell>
          <table:table-cell table:style-name="ce40" table:formula="of:=['Profit and Loss Year 2'.J16]" office:value-type="float" office:value="3">
            <text:p>3</text:p>
          </table:table-cell>
          <table:table-cell table:style-name="ce40" table:formula="of:=['Profit and Loss Year 2'.K16]" office:value-type="float" office:value="3">
            <text:p>3</text:p>
          </table:table-cell>
          <table:table-cell table:style-name="ce40" table:formula="of:=['Profit and Loss Year 2'.L16]" office:value-type="float" office:value="3">
            <text:p>3</text:p>
          </table:table-cell>
          <table:table-cell table:style-name="ce40" table:formula="of:=['Profit and Loss Year 2'.M16]" office:value-type="float" office:value="3">
            <text:p>3</text:p>
          </table:table-cell>
          <table:table-cell table:style-name="ce40" table:formula="of:=['Profit and Loss Year 2'.N16]" office:value-type="float" office:value="3">
            <text:p>3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34" office:value-type="string">
            <text:p>Salaries</text:p>
          </table:table-cell>
          <table:table-cell table:style-name="ce34" table:formula="of:=['Profit and Loss Year 2'.B17]" office:value-type="float" office:value="0">
            <text:p>0</text:p>
          </table:table-cell>
          <table:table-cell table:style-name="ce36" table:formula="of:=['Profit and Loss Year 2'.C17]" office:value-type="float" office:value="19666.6666666667">
            <text:p>19,667</text:p>
          </table:table-cell>
          <table:table-cell table:style-name="ce36" table:formula="of:=['Profit and Loss Year 2'.D17]" office:value-type="float" office:value="20916.6666666667">
            <text:p>20,917</text:p>
          </table:table-cell>
          <table:table-cell table:style-name="ce36" table:formula="of:=['Profit and Loss Year 2'.E17]" office:value-type="float" office:value="20916.6666666667">
            <text:p>20,917</text:p>
          </table:table-cell>
          <table:table-cell table:style-name="ce36" table:formula="of:=['Profit and Loss Year 2'.F17]" office:value-type="float" office:value="20916.6666666667">
            <text:p>20,917</text:p>
          </table:table-cell>
          <table:table-cell table:style-name="ce36" table:formula="of:=['Profit and Loss Year 2'.G17]" office:value-type="float" office:value="23000">
            <text:p>23,000</text:p>
          </table:table-cell>
          <table:table-cell table:style-name="ce36" table:formula="of:=['Profit and Loss Year 2'.H17]" office:value-type="float" office:value="25250">
            <text:p>25,250</text:p>
          </table:table-cell>
          <table:table-cell table:style-name="ce36" table:formula="of:=['Profit and Loss Year 2'.I17]" office:value-type="float" office:value="25250">
            <text:p>25,250</text:p>
          </table:table-cell>
          <table:table-cell table:style-name="ce36" table:formula="of:=['Profit and Loss Year 2'.J17]" office:value-type="float" office:value="25250">
            <text:p>25,250</text:p>
          </table:table-cell>
          <table:table-cell table:style-name="ce36" table:formula="of:=['Profit and Loss Year 2'.K17]" office:value-type="float" office:value="25250">
            <text:p>25,250</text:p>
          </table:table-cell>
          <table:table-cell table:style-name="ce36" table:formula="of:=['Profit and Loss Year 2'.L17]" office:value-type="float" office:value="25250">
            <text:p>25,250</text:p>
          </table:table-cell>
          <table:table-cell table:style-name="ce36" table:formula="of:=['Profit and Loss Year 2'.M17]" office:value-type="float" office:value="25250">
            <text:p>25,250</text:p>
          </table:table-cell>
          <table:table-cell table:style-name="ce47" table:formula="of:=['Profit and Loss Year 2'.N17]" office:value-type="float" office:value="25250">
            <text:p>25,25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1" office:value-type="string">
            <text:p>On-Costs</text:p>
          </table:table-cell>
          <table:table-cell table:style-name="ce21" table:formula="of:=['Profit and Loss Year 2'.B18]" office:value-type="float" office:value="0.15">
            <text:p>0</text:p>
          </table:table-cell>
          <table:table-cell table:style-name="ce40" table:formula="of:=['Profit and Loss Year 2'.C18]" office:value-type="float" office:value="2950">
            <text:p>2,950</text:p>
          </table:table-cell>
          <table:table-cell table:style-name="ce40" table:formula="of:=['Profit and Loss Year 2'.D18]" office:value-type="float" office:value="3137.5">
            <text:p>3,138</text:p>
          </table:table-cell>
          <table:table-cell table:style-name="ce40" table:formula="of:=['Profit and Loss Year 2'.E18]" office:value-type="float" office:value="3137.5">
            <text:p>3,138</text:p>
          </table:table-cell>
          <table:table-cell table:style-name="ce40" table:formula="of:=['Profit and Loss Year 2'.F18]" office:value-type="float" office:value="3137.5">
            <text:p>3,138</text:p>
          </table:table-cell>
          <table:table-cell table:style-name="ce40" table:formula="of:=['Profit and Loss Year 2'.G18]" office:value-type="float" office:value="3450">
            <text:p>3,450</text:p>
          </table:table-cell>
          <table:table-cell table:style-name="ce40" table:formula="of:=['Profit and Loss Year 2'.H18]" office:value-type="float" office:value="3787.5">
            <text:p>3,788</text:p>
          </table:table-cell>
          <table:table-cell table:style-name="ce40" table:formula="of:=['Profit and Loss Year 2'.I18]" office:value-type="float" office:value="3787.5">
            <text:p>3,788</text:p>
          </table:table-cell>
          <table:table-cell table:style-name="ce40" table:formula="of:=['Profit and Loss Year 2'.J18]" office:value-type="float" office:value="3787.5">
            <text:p>3,788</text:p>
          </table:table-cell>
          <table:table-cell table:style-name="ce40" table:formula="of:=['Profit and Loss Year 2'.K18]" office:value-type="float" office:value="3787.5">
            <text:p>3,788</text:p>
          </table:table-cell>
          <table:table-cell table:style-name="ce40" table:formula="of:=['Profit and Loss Year 2'.L18]" office:value-type="float" office:value="3787.5">
            <text:p>3,788</text:p>
          </table:table-cell>
          <table:table-cell table:style-name="ce40" table:formula="of:=['Profit and Loss Year 2'.M18]" office:value-type="float" office:value="3787.5">
            <text:p>3,788</text:p>
          </table:table-cell>
          <table:table-cell table:style-name="ce40" table:formula="of:=['Profit and Loss Year 2'.N18]" office:value-type="float" office:value="3787.5">
            <text:p>3,788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Rent</text:p>
          </table:table-cell>
          <table:table-cell table:style-name="ce21" table:formula="of:=['Profit and Loss Year 2'.B19]" office:value-type="float" office:value="1500">
            <text:p>1,500</text:p>
          </table:table-cell>
          <table:table-cell table:style-name="ce40" table:formula="of:=['Profit and Loss Year 2'.C19]" office:value-type="float" office:value="500">
            <text:p>500</text:p>
          </table:table-cell>
          <table:table-cell table:style-name="ce40" table:formula="of:=['Profit and Loss Year 2'.D19]" office:value-type="float" office:value="500">
            <text:p>500</text:p>
          </table:table-cell>
          <table:table-cell table:style-name="ce40" table:formula="of:=['Profit and Loss Year 2'.E19]" office:value-type="float" office:value="500">
            <text:p>500</text:p>
          </table:table-cell>
          <table:table-cell table:style-name="ce40" table:formula="of:=['Profit and Loss Year 2'.F19]" office:value-type="float" office:value="500">
            <text:p>500</text:p>
          </table:table-cell>
          <table:table-cell table:style-name="ce40" table:formula="of:=['Profit and Loss Year 2'.G19]" office:value-type="float" office:value="500">
            <text:p>500</text:p>
          </table:table-cell>
          <table:table-cell table:style-name="ce40" table:formula="of:=['Profit and Loss Year 2'.H19]" office:value-type="float" office:value="500">
            <text:p>500</text:p>
          </table:table-cell>
          <table:table-cell table:style-name="ce40" table:formula="of:=['Profit and Loss Year 2'.I19]" office:value-type="float" office:value="500">
            <text:p>500</text:p>
          </table:table-cell>
          <table:table-cell table:style-name="ce40" table:formula="of:=['Profit and Loss Year 2'.J19]" office:value-type="float" office:value="500">
            <text:p>500</text:p>
          </table:table-cell>
          <table:table-cell table:style-name="ce40" table:formula="of:=['Profit and Loss Year 2'.K19]" office:value-type="float" office:value="500">
            <text:p>500</text:p>
          </table:table-cell>
          <table:table-cell table:style-name="ce40" table:formula="of:=['Profit and Loss Year 2'.L19]" office:value-type="float" office:value="500">
            <text:p>500</text:p>
          </table:table-cell>
          <table:table-cell table:style-name="ce40" table:formula="of:=['Profit and Loss Year 2'.M19]" office:value-type="float" office:value="500">
            <text:p>500</text:p>
          </table:table-cell>
          <table:table-cell table:style-name="ce40" table:formula="of:=['Profit and Loss Year 2'.N19]" office:value-type="float" office:value="500">
            <text:p>50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Telephone</text:p>
          </table:table-cell>
          <table:table-cell table:style-name="ce21" table:formula="of:=['Profit and Loss Year 2'.B20]" office:value-type="float" office:value="540">
            <text:p>540</text:p>
          </table:table-cell>
          <table:table-cell table:style-name="ce40" table:formula="of:=['Profit and Loss Year 2'.C20]" office:value-type="float" office:value="45">
            <text:p>45</text:p>
          </table:table-cell>
          <table:table-cell table:style-name="ce40" table:formula="of:=['Profit and Loss Year 2'.D20]" office:value-type="float" office:value="45">
            <text:p>45</text:p>
          </table:table-cell>
          <table:table-cell table:style-name="ce40" table:formula="of:=['Profit and Loss Year 2'.E20]" office:value-type="float" office:value="45">
            <text:p>45</text:p>
          </table:table-cell>
          <table:table-cell table:style-name="ce40" table:formula="of:=['Profit and Loss Year 2'.F20]" office:value-type="float" office:value="45">
            <text:p>45</text:p>
          </table:table-cell>
          <table:table-cell table:style-name="ce40" table:formula="of:=['Profit and Loss Year 2'.G20]" office:value-type="float" office:value="45">
            <text:p>45</text:p>
          </table:table-cell>
          <table:table-cell table:style-name="ce40" table:formula="of:=['Profit and Loss Year 2'.H20]" office:value-type="float" office:value="45">
            <text:p>45</text:p>
          </table:table-cell>
          <table:table-cell table:style-name="ce40" table:formula="of:=['Profit and Loss Year 2'.I20]" office:value-type="float" office:value="45">
            <text:p>45</text:p>
          </table:table-cell>
          <table:table-cell table:style-name="ce40" table:formula="of:=['Profit and Loss Year 2'.J20]" office:value-type="float" office:value="45">
            <text:p>45</text:p>
          </table:table-cell>
          <table:table-cell table:style-name="ce40" table:formula="of:=['Profit and Loss Year 2'.K20]" office:value-type="float" office:value="45">
            <text:p>45</text:p>
          </table:table-cell>
          <table:table-cell table:style-name="ce40" table:formula="of:=['Profit and Loss Year 2'.L20]" office:value-type="float" office:value="45">
            <text:p>45</text:p>
          </table:table-cell>
          <table:table-cell table:style-name="ce40" table:formula="of:=['Profit and Loss Year 2'.M20]" office:value-type="float" office:value="45">
            <text:p>45</text:p>
          </table:table-cell>
          <table:table-cell table:style-name="ce40" table:formula="of:=['Profit and Loss Year 2'.N20]" office:value-type="float" office:value="45">
            <text:p>45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ISP</text:p>
          </table:table-cell>
          <table:table-cell table:style-name="ce21" table:formula="of:=['Profit and Loss Year 2'.B21]" office:value-type="float" office:value="384">
            <text:p>384</text:p>
          </table:table-cell>
          <table:table-cell table:style-name="ce40" table:formula="of:=['Profit and Loss Year 2'.C21]" office:value-type="float" office:value="32">
            <text:p>32</text:p>
          </table:table-cell>
          <table:table-cell table:style-name="ce40" table:formula="of:=['Profit and Loss Year 2'.D21]" office:value-type="float" office:value="32">
            <text:p>32</text:p>
          </table:table-cell>
          <table:table-cell table:style-name="ce40" table:formula="of:=['Profit and Loss Year 2'.E21]" office:value-type="float" office:value="32">
            <text:p>32</text:p>
          </table:table-cell>
          <table:table-cell table:style-name="ce40" table:formula="of:=['Profit and Loss Year 2'.F21]" office:value-type="float" office:value="32">
            <text:p>32</text:p>
          </table:table-cell>
          <table:table-cell table:style-name="ce40" table:formula="of:=['Profit and Loss Year 2'.G21]" office:value-type="float" office:value="32">
            <text:p>32</text:p>
          </table:table-cell>
          <table:table-cell table:style-name="ce40" table:formula="of:=['Profit and Loss Year 2'.H21]" office:value-type="float" office:value="32">
            <text:p>32</text:p>
          </table:table-cell>
          <table:table-cell table:style-name="ce40" table:formula="of:=['Profit and Loss Year 2'.I21]" office:value-type="float" office:value="32">
            <text:p>32</text:p>
          </table:table-cell>
          <table:table-cell table:style-name="ce40" table:formula="of:=['Profit and Loss Year 2'.J21]" office:value-type="float" office:value="32">
            <text:p>32</text:p>
          </table:table-cell>
          <table:table-cell table:style-name="ce40" table:formula="of:=['Profit and Loss Year 2'.K21]" office:value-type="float" office:value="32">
            <text:p>32</text:p>
          </table:table-cell>
          <table:table-cell table:style-name="ce40" table:formula="of:=['Profit and Loss Year 2'.L21]" office:value-type="float" office:value="32">
            <text:p>32</text:p>
          </table:table-cell>
          <table:table-cell table:style-name="ce40" table:formula="of:=['Profit and Loss Year 2'.M21]" office:value-type="float" office:value="32">
            <text:p>32</text:p>
          </table:table-cell>
          <table:table-cell table:style-name="ce40" table:formula="of:=['Profit and Loss Year 2'.N21]" office:value-type="float" office:value="32">
            <text:p>32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Electricity</text:p>
          </table:table-cell>
          <table:table-cell table:style-name="ce21" table:formula="of:=['Profit and Loss Year 2'.B22]" office:value-type="float" office:value="600">
            <text:p>600</text:p>
          </table:table-cell>
          <table:table-cell table:style-name="ce40" table:formula="of:=['Profit and Loss Year 2'.C22]" office:value-type="float" office:value="50">
            <text:p>50</text:p>
          </table:table-cell>
          <table:table-cell table:style-name="ce40" table:formula="of:=['Profit and Loss Year 2'.D22]" office:value-type="float" office:value="50">
            <text:p>50</text:p>
          </table:table-cell>
          <table:table-cell table:style-name="ce40" table:formula="of:=['Profit and Loss Year 2'.E22]" office:value-type="float" office:value="50">
            <text:p>50</text:p>
          </table:table-cell>
          <table:table-cell table:style-name="ce40" table:formula="of:=['Profit and Loss Year 2'.F22]" office:value-type="float" office:value="50">
            <text:p>50</text:p>
          </table:table-cell>
          <table:table-cell table:style-name="ce40" table:formula="of:=['Profit and Loss Year 2'.G22]" office:value-type="float" office:value="50">
            <text:p>50</text:p>
          </table:table-cell>
          <table:table-cell table:style-name="ce40" table:formula="of:=['Profit and Loss Year 2'.H22]" office:value-type="float" office:value="50">
            <text:p>50</text:p>
          </table:table-cell>
          <table:table-cell table:style-name="ce40" table:formula="of:=['Profit and Loss Year 2'.I22]" office:value-type="float" office:value="50">
            <text:p>50</text:p>
          </table:table-cell>
          <table:table-cell table:style-name="ce40" table:formula="of:=['Profit and Loss Year 2'.J22]" office:value-type="float" office:value="50">
            <text:p>50</text:p>
          </table:table-cell>
          <table:table-cell table:style-name="ce40" table:formula="of:=['Profit and Loss Year 2'.K22]" office:value-type="float" office:value="50">
            <text:p>50</text:p>
          </table:table-cell>
          <table:table-cell table:style-name="ce40" table:formula="of:=['Profit and Loss Year 2'.L22]" office:value-type="float" office:value="50">
            <text:p>50</text:p>
          </table:table-cell>
          <table:table-cell table:style-name="ce40" table:formula="of:=['Profit and Loss Year 2'.M22]" office:value-type="float" office:value="50">
            <text:p>50</text:p>
          </table:table-cell>
          <table:table-cell table:style-name="ce40" table:formula="of:=['Profit and Loss Year 2'.N22]" office:value-type="float" office:value="50">
            <text:p>5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Gas</text:p>
          </table:table-cell>
          <table:table-cell table:style-name="ce21" table:formula="of:=['Profit and Loss Year 2'.B23]" office:value-type="float" office:value="288">
            <text:p>288</text:p>
          </table:table-cell>
          <table:table-cell table:style-name="ce40" table:formula="of:=['Profit and Loss Year 2'.C23]" office:value-type="float" office:value="24">
            <text:p>24</text:p>
          </table:table-cell>
          <table:table-cell table:style-name="ce40" table:formula="of:=['Profit and Loss Year 2'.D23]" office:value-type="float" office:value="24">
            <text:p>24</text:p>
          </table:table-cell>
          <table:table-cell table:style-name="ce40" table:formula="of:=['Profit and Loss Year 2'.E23]" office:value-type="float" office:value="24">
            <text:p>24</text:p>
          </table:table-cell>
          <table:table-cell table:style-name="ce40" table:formula="of:=['Profit and Loss Year 2'.F23]" office:value-type="float" office:value="24">
            <text:p>24</text:p>
          </table:table-cell>
          <table:table-cell table:style-name="ce40" table:formula="of:=['Profit and Loss Year 2'.G23]" office:value-type="float" office:value="24">
            <text:p>24</text:p>
          </table:table-cell>
          <table:table-cell table:style-name="ce40" table:formula="of:=['Profit and Loss Year 2'.H23]" office:value-type="float" office:value="24">
            <text:p>24</text:p>
          </table:table-cell>
          <table:table-cell table:style-name="ce40" table:formula="of:=['Profit and Loss Year 2'.I23]" office:value-type="float" office:value="24">
            <text:p>24</text:p>
          </table:table-cell>
          <table:table-cell table:style-name="ce40" table:formula="of:=['Profit and Loss Year 2'.J23]" office:value-type="float" office:value="24">
            <text:p>24</text:p>
          </table:table-cell>
          <table:table-cell table:style-name="ce40" table:formula="of:=['Profit and Loss Year 2'.K23]" office:value-type="float" office:value="24">
            <text:p>24</text:p>
          </table:table-cell>
          <table:table-cell table:style-name="ce40" table:formula="of:=['Profit and Loss Year 2'.L23]" office:value-type="float" office:value="24">
            <text:p>24</text:p>
          </table:table-cell>
          <table:table-cell table:style-name="ce40" table:formula="of:=['Profit and Loss Year 2'.M23]" office:value-type="float" office:value="24">
            <text:p>24</text:p>
          </table:table-cell>
          <table:table-cell table:style-name="ce40" table:formula="of:=['Profit and Loss Year 2'.N23]" office:value-type="float" office:value="24">
            <text:p>24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Legal</text:p>
          </table:table-cell>
          <table:table-cell table:style-name="ce21" table:formula="of:=['Profit and Loss Year 2'.B24]" office:value-type="float" office:value="672">
            <text:p>672</text:p>
          </table:table-cell>
          <table:table-cell table:style-name="ce40" table:formula="of:=['Profit and Loss Year 2'.C24]" office:value-type="float" office:value="56">
            <text:p>56</text:p>
          </table:table-cell>
          <table:table-cell table:style-name="ce40" table:formula="of:=['Profit and Loss Year 2'.D24]" office:value-type="float" office:value="56">
            <text:p>56</text:p>
          </table:table-cell>
          <table:table-cell table:style-name="ce40" table:formula="of:=['Profit and Loss Year 2'.E24]" office:value-type="float" office:value="56">
            <text:p>56</text:p>
          </table:table-cell>
          <table:table-cell table:style-name="ce40" table:formula="of:=['Profit and Loss Year 2'.F24]" office:value-type="float" office:value="56">
            <text:p>56</text:p>
          </table:table-cell>
          <table:table-cell table:style-name="ce40" table:formula="of:=['Profit and Loss Year 2'.G24]" office:value-type="float" office:value="56">
            <text:p>56</text:p>
          </table:table-cell>
          <table:table-cell table:style-name="ce40" table:formula="of:=['Profit and Loss Year 2'.H24]" office:value-type="float" office:value="56">
            <text:p>56</text:p>
          </table:table-cell>
          <table:table-cell table:style-name="ce40" table:formula="of:=['Profit and Loss Year 2'.I24]" office:value-type="float" office:value="56">
            <text:p>56</text:p>
          </table:table-cell>
          <table:table-cell table:style-name="ce40" table:formula="of:=['Profit and Loss Year 2'.J24]" office:value-type="float" office:value="56">
            <text:p>56</text:p>
          </table:table-cell>
          <table:table-cell table:style-name="ce40" table:formula="of:=['Profit and Loss Year 2'.K24]" office:value-type="float" office:value="56">
            <text:p>56</text:p>
          </table:table-cell>
          <table:table-cell table:style-name="ce40" table:formula="of:=['Profit and Loss Year 2'.L24]" office:value-type="float" office:value="56">
            <text:p>56</text:p>
          </table:table-cell>
          <table:table-cell table:style-name="ce40" table:formula="of:=['Profit and Loss Year 2'.M24]" office:value-type="float" office:value="56">
            <text:p>56</text:p>
          </table:table-cell>
          <table:table-cell table:style-name="ce40" table:formula="of:=['Profit and Loss Year 2'.N24]" office:value-type="float" office:value="56">
            <text:p>56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Accountants</text:p>
          </table:table-cell>
          <table:table-cell table:style-name="ce21" table:formula="of:=['Profit and Loss Year 2'.B25]" office:value-type="float" office:value="486">
            <text:p>486</text:p>
          </table:table-cell>
          <table:table-cell table:style-name="ce40" table:formula="of:=['Profit and Loss Year 2'.C25]" office:value-type="float" office:value="42">
            <text:p>42</text:p>
          </table:table-cell>
          <table:table-cell table:style-name="ce40" table:formula="of:=['Profit and Loss Year 2'.D25]" office:value-type="float" office:value="42">
            <text:p>42</text:p>
          </table:table-cell>
          <table:table-cell table:style-name="ce40" table:formula="of:=['Profit and Loss Year 2'.E25]" office:value-type="float" office:value="42">
            <text:p>42</text:p>
          </table:table-cell>
          <table:table-cell table:style-name="ce40" table:formula="of:=['Profit and Loss Year 2'.F25]" office:value-type="float" office:value="42">
            <text:p>42</text:p>
          </table:table-cell>
          <table:table-cell table:style-name="ce40" table:formula="of:=['Profit and Loss Year 2'.G25]" office:value-type="float" office:value="42">
            <text:p>42</text:p>
          </table:table-cell>
          <table:table-cell table:style-name="ce40" table:formula="of:=['Profit and Loss Year 2'.H25]" office:value-type="float" office:value="42">
            <text:p>42</text:p>
          </table:table-cell>
          <table:table-cell table:style-name="ce40" table:formula="of:=['Profit and Loss Year 2'.I25]" office:value-type="float" office:value="42">
            <text:p>42</text:p>
          </table:table-cell>
          <table:table-cell table:style-name="ce40" table:formula="of:=['Profit and Loss Year 2'.J25]" office:value-type="float" office:value="42">
            <text:p>42</text:p>
          </table:table-cell>
          <table:table-cell table:style-name="ce40" table:formula="of:=['Profit and Loss Year 2'.K25]" office:value-type="float" office:value="42">
            <text:p>42</text:p>
          </table:table-cell>
          <table:table-cell table:style-name="ce40" table:formula="of:=['Profit and Loss Year 2'.L25]" office:value-type="float" office:value="42">
            <text:p>42</text:p>
          </table:table-cell>
          <table:table-cell table:style-name="ce40" table:formula="of:=['Profit and Loss Year 2'.M25]" office:value-type="float" office:value="24">
            <text:p>24</text:p>
          </table:table-cell>
          <table:table-cell table:style-name="ce40" table:formula="of:=['Profit and Loss Year 2'.N25]" office:value-type="float" office:value="42">
            <text:p>42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Bank Charges*</text:p>
          </table:table-cell>
          <table:table-cell table:style-name="ce21" table:formula="of:=['Profit and Loss Year 2'.B26]" office:value-type="float" office:value="600">
            <text:p>600</text:p>
          </table:table-cell>
          <table:table-cell table:style-name="ce40" table:formula="of:=['Profit and Loss Year 2'.C26]" office:value-type="float" office:value="50">
            <text:p>50</text:p>
          </table:table-cell>
          <table:table-cell table:style-name="ce40" table:formula="of:=['Profit and Loss Year 2'.D26]" office:value-type="float" office:value="50">
            <text:p>50</text:p>
          </table:table-cell>
          <table:table-cell table:style-name="ce40" table:formula="of:=['Profit and Loss Year 2'.E26]" office:value-type="float" office:value="50">
            <text:p>50</text:p>
          </table:table-cell>
          <table:table-cell table:style-name="ce40" table:formula="of:=['Profit and Loss Year 2'.F26]" office:value-type="float" office:value="50">
            <text:p>50</text:p>
          </table:table-cell>
          <table:table-cell table:style-name="ce40" table:formula="of:=['Profit and Loss Year 2'.G26]" office:value-type="float" office:value="50">
            <text:p>50</text:p>
          </table:table-cell>
          <table:table-cell table:style-name="ce40" table:formula="of:=['Profit and Loss Year 2'.H26]" office:value-type="float" office:value="50">
            <text:p>50</text:p>
          </table:table-cell>
          <table:table-cell table:style-name="ce40" table:formula="of:=['Profit and Loss Year 2'.I26]" office:value-type="float" office:value="50">
            <text:p>50</text:p>
          </table:table-cell>
          <table:table-cell table:style-name="ce40" table:formula="of:=['Profit and Loss Year 2'.J26]" office:value-type="float" office:value="50">
            <text:p>50</text:p>
          </table:table-cell>
          <table:table-cell table:style-name="ce40" table:formula="of:=['Profit and Loss Year 2'.K26]" office:value-type="float" office:value="50">
            <text:p>50</text:p>
          </table:table-cell>
          <table:table-cell table:style-name="ce40" table:formula="of:=['Profit and Loss Year 2'.L26]" office:value-type="float" office:value="50">
            <text:p>50</text:p>
          </table:table-cell>
          <table:table-cell table:style-name="ce40" table:formula="of:=['Profit and Loss Year 2'.M26]" office:value-type="float" office:value="50">
            <text:p>50</text:p>
          </table:table-cell>
          <table:table-cell table:style-name="ce40" table:formula="of:=['Profit and Loss Year 2'.N26]" office:value-type="float" office:value="50">
            <text:p>5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Travel</text:p>
          </table:table-cell>
          <table:table-cell table:style-name="ce21" table:formula="of:=['Profit and Loss Year 2'.B27]" office:value-type="float" office:value="2160">
            <text:p>2,160</text:p>
          </table:table-cell>
          <table:table-cell table:style-name="ce40" table:formula="of:=['Profit and Loss Year 2'.C27]" office:value-type="float" office:value="180">
            <text:p>180</text:p>
          </table:table-cell>
          <table:table-cell table:style-name="ce40" table:formula="of:=['Profit and Loss Year 2'.D27]" office:value-type="float" office:value="180">
            <text:p>180</text:p>
          </table:table-cell>
          <table:table-cell table:style-name="ce40" table:formula="of:=['Profit and Loss Year 2'.E27]" office:value-type="float" office:value="180">
            <text:p>180</text:p>
          </table:table-cell>
          <table:table-cell table:style-name="ce40" table:formula="of:=['Profit and Loss Year 2'.F27]" office:value-type="float" office:value="180">
            <text:p>180</text:p>
          </table:table-cell>
          <table:table-cell table:style-name="ce40" table:formula="of:=['Profit and Loss Year 2'.G27]" office:value-type="float" office:value="180">
            <text:p>180</text:p>
          </table:table-cell>
          <table:table-cell table:style-name="ce40" table:formula="of:=['Profit and Loss Year 2'.H27]" office:value-type="float" office:value="180">
            <text:p>180</text:p>
          </table:table-cell>
          <table:table-cell table:style-name="ce40" table:formula="of:=['Profit and Loss Year 2'.I27]" office:value-type="float" office:value="180">
            <text:p>180</text:p>
          </table:table-cell>
          <table:table-cell table:style-name="ce40" table:formula="of:=['Profit and Loss Year 2'.J27]" office:value-type="float" office:value="180">
            <text:p>180</text:p>
          </table:table-cell>
          <table:table-cell table:style-name="ce40" table:formula="of:=['Profit and Loss Year 2'.K27]" office:value-type="float" office:value="180">
            <text:p>180</text:p>
          </table:table-cell>
          <table:table-cell table:style-name="ce40" table:formula="of:=['Profit and Loss Year 2'.L27]" office:value-type="float" office:value="180">
            <text:p>180</text:p>
          </table:table-cell>
          <table:table-cell table:style-name="ce40" table:formula="of:=['Profit and Loss Year 2'.M27]" office:value-type="float" office:value="180">
            <text:p>180</text:p>
          </table:table-cell>
          <table:table-cell table:style-name="ce40" table:formula="of:=['Profit and Loss Year 2'.N27]" office:value-type="float" office:value="180">
            <text:p>18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Advertising</text:p>
          </table:table-cell>
          <table:table-cell table:style-name="ce21" table:formula="of:=['Profit and Loss Year 2'.B28]" office:value-type="float" office:value="5400">
            <text:p>5,400</text:p>
          </table:table-cell>
          <table:table-cell table:style-name="ce40" table:formula="of:=['Profit and Loss Year 2'.C28]" office:value-type="float" office:value="450">
            <text:p>450</text:p>
          </table:table-cell>
          <table:table-cell table:style-name="ce40" table:formula="of:=['Profit and Loss Year 2'.D28]" office:value-type="float" office:value="450">
            <text:p>450</text:p>
          </table:table-cell>
          <table:table-cell table:style-name="ce40" table:formula="of:=['Profit and Loss Year 2'.E28]" office:value-type="float" office:value="450">
            <text:p>450</text:p>
          </table:table-cell>
          <table:table-cell table:style-name="ce40" table:formula="of:=['Profit and Loss Year 2'.F28]" office:value-type="float" office:value="450">
            <text:p>450</text:p>
          </table:table-cell>
          <table:table-cell table:style-name="ce40" table:formula="of:=['Profit and Loss Year 2'.G28]" office:value-type="float" office:value="450">
            <text:p>450</text:p>
          </table:table-cell>
          <table:table-cell table:style-name="ce40" table:formula="of:=['Profit and Loss Year 2'.H28]" office:value-type="float" office:value="450">
            <text:p>450</text:p>
          </table:table-cell>
          <table:table-cell table:style-name="ce40" table:formula="of:=['Profit and Loss Year 2'.I28]" office:value-type="float" office:value="450">
            <text:p>450</text:p>
          </table:table-cell>
          <table:table-cell table:style-name="ce40" table:formula="of:=['Profit and Loss Year 2'.J28]" office:value-type="float" office:value="450">
            <text:p>450</text:p>
          </table:table-cell>
          <table:table-cell table:style-name="ce40" table:formula="of:=['Profit and Loss Year 2'.K28]" office:value-type="float" office:value="450">
            <text:p>450</text:p>
          </table:table-cell>
          <table:table-cell table:style-name="ce40" table:formula="of:=['Profit and Loss Year 2'.L28]" office:value-type="float" office:value="450">
            <text:p>450</text:p>
          </table:table-cell>
          <table:table-cell table:style-name="ce40" table:formula="of:=['Profit and Loss Year 2'.M28]" office:value-type="float" office:value="450">
            <text:p>450</text:p>
          </table:table-cell>
          <table:table-cell table:style-name="ce40" table:formula="of:=['Profit and Loss Year 2'.N28]" office:value-type="float" office:value="450">
            <text:p>45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Loans*</text:p>
          </table:table-cell>
          <table:table-cell table:style-name="ce21" table:formula="of:=['Profit and Loss Year 2'.B29]" office:value-type="float" office:value="4200">
            <text:p>4,200</text:p>
          </table:table-cell>
          <table:table-cell table:style-name="ce40" table:formula="of:=['Profit and Loss Year 2'.C29]" office:value-type="float" office:value="350">
            <text:p>350</text:p>
          </table:table-cell>
          <table:table-cell table:style-name="ce40" table:formula="of:=['Profit and Loss Year 2'.D29]" office:value-type="float" office:value="350">
            <text:p>350</text:p>
          </table:table-cell>
          <table:table-cell table:style-name="ce40" table:formula="of:=['Profit and Loss Year 2'.E29]" office:value-type="float" office:value="350">
            <text:p>350</text:p>
          </table:table-cell>
          <table:table-cell table:style-name="ce40" table:formula="of:=['Profit and Loss Year 2'.F29]" office:value-type="float" office:value="350">
            <text:p>350</text:p>
          </table:table-cell>
          <table:table-cell table:style-name="ce40" table:formula="of:=['Profit and Loss Year 2'.G29]" office:value-type="float" office:value="350">
            <text:p>350</text:p>
          </table:table-cell>
          <table:table-cell table:style-name="ce40" table:formula="of:=['Profit and Loss Year 2'.H29]" office:value-type="float" office:value="350">
            <text:p>350</text:p>
          </table:table-cell>
          <table:table-cell table:style-name="ce40" table:formula="of:=['Profit and Loss Year 2'.I29]" office:value-type="float" office:value="350">
            <text:p>350</text:p>
          </table:table-cell>
          <table:table-cell table:style-name="ce40" table:formula="of:=['Profit and Loss Year 2'.J29]" office:value-type="float" office:value="350">
            <text:p>350</text:p>
          </table:table-cell>
          <table:table-cell table:style-name="ce40" table:formula="of:=['Profit and Loss Year 2'.K29]" office:value-type="float" office:value="350">
            <text:p>350</text:p>
          </table:table-cell>
          <table:table-cell table:style-name="ce40" table:formula="of:=['Profit and Loss Year 2'.L29]" office:value-type="float" office:value="350">
            <text:p>350</text:p>
          </table:table-cell>
          <table:table-cell table:style-name="ce40" table:formula="of:=['Profit and Loss Year 2'.M29]" office:value-type="float" office:value="350">
            <text:p>350</text:p>
          </table:table-cell>
          <table:table-cell table:style-name="ce40" table:formula="of:=['Profit and Loss Year 2'.N29]" office:value-type="float" office:value="350">
            <text:p>35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Insurance*</text:p>
          </table:table-cell>
          <table:table-cell table:style-name="ce21" table:formula="of:=['Profit and Loss Year 2'.B30]" office:value-type="float" office:value="2400">
            <text:p>2,400</text:p>
          </table:table-cell>
          <table:table-cell table:style-name="ce40" table:formula="of:=['Profit and Loss Year 2'.C30]" office:value-type="float" office:value="200">
            <text:p>200</text:p>
          </table:table-cell>
          <table:table-cell table:style-name="ce40" table:formula="of:=['Profit and Loss Year 2'.D30]" office:value-type="float" office:value="200">
            <text:p>200</text:p>
          </table:table-cell>
          <table:table-cell table:style-name="ce40" table:formula="of:=['Profit and Loss Year 2'.E30]" office:value-type="float" office:value="200">
            <text:p>200</text:p>
          </table:table-cell>
          <table:table-cell table:style-name="ce40" table:formula="of:=['Profit and Loss Year 2'.F30]" office:value-type="float" office:value="200">
            <text:p>200</text:p>
          </table:table-cell>
          <table:table-cell table:style-name="ce40" table:formula="of:=['Profit and Loss Year 2'.G30]" office:value-type="float" office:value="200">
            <text:p>200</text:p>
          </table:table-cell>
          <table:table-cell table:style-name="ce40" table:formula="of:=['Profit and Loss Year 2'.H30]" office:value-type="float" office:value="200">
            <text:p>200</text:p>
          </table:table-cell>
          <table:table-cell table:style-name="ce40" table:formula="of:=['Profit and Loss Year 2'.I30]" office:value-type="float" office:value="200">
            <text:p>200</text:p>
          </table:table-cell>
          <table:table-cell table:style-name="ce40" table:formula="of:=['Profit and Loss Year 2'.J30]" office:value-type="float" office:value="200">
            <text:p>200</text:p>
          </table:table-cell>
          <table:table-cell table:style-name="ce40" table:formula="of:=['Profit and Loss Year 2'.K30]" office:value-type="float" office:value="200">
            <text:p>200</text:p>
          </table:table-cell>
          <table:table-cell table:style-name="ce40" table:formula="of:=['Profit and Loss Year 2'.L30]" office:value-type="float" office:value="200">
            <text:p>200</text:p>
          </table:table-cell>
          <table:table-cell table:style-name="ce40" table:formula="of:=['Profit and Loss Year 2'.M30]" office:value-type="float" office:value="200">
            <text:p>200</text:p>
          </table:table-cell>
          <table:table-cell table:style-name="ce40" table:formula="of:=['Profit and Loss Year 2'.N30]" office:value-type="float" office:value="200">
            <text:p>20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Employer Liability*</text:p>
          </table:table-cell>
          <table:table-cell table:style-name="ce21" table:formula="of:=['Profit and Loss Year 2'.B31]" office:value-type="float" office:value="600">
            <text:p>600</text:p>
          </table:table-cell>
          <table:table-cell table:style-name="ce40" table:formula="of:=['Profit and Loss Year 2'.C31]" office:value-type="float" office:value="50">
            <text:p>50</text:p>
          </table:table-cell>
          <table:table-cell table:style-name="ce40" table:formula="of:=['Profit and Loss Year 2'.D31]" office:value-type="float" office:value="50">
            <text:p>50</text:p>
          </table:table-cell>
          <table:table-cell table:style-name="ce40" table:formula="of:=['Profit and Loss Year 2'.E31]" office:value-type="float" office:value="50">
            <text:p>50</text:p>
          </table:table-cell>
          <table:table-cell table:style-name="ce40" table:formula="of:=['Profit and Loss Year 2'.F31]" office:value-type="float" office:value="50">
            <text:p>50</text:p>
          </table:table-cell>
          <table:table-cell table:style-name="ce40" table:formula="of:=['Profit and Loss Year 2'.G31]" office:value-type="float" office:value="50">
            <text:p>50</text:p>
          </table:table-cell>
          <table:table-cell table:style-name="ce40" table:formula="of:=['Profit and Loss Year 2'.H31]" office:value-type="float" office:value="50">
            <text:p>50</text:p>
          </table:table-cell>
          <table:table-cell table:style-name="ce40" table:formula="of:=['Profit and Loss Year 2'.I31]" office:value-type="float" office:value="50">
            <text:p>50</text:p>
          </table:table-cell>
          <table:table-cell table:style-name="ce40" table:formula="of:=['Profit and Loss Year 2'.J31]" office:value-type="float" office:value="50">
            <text:p>50</text:p>
          </table:table-cell>
          <table:table-cell table:style-name="ce40" table:formula="of:=['Profit and Loss Year 2'.K31]" office:value-type="float" office:value="50">
            <text:p>50</text:p>
          </table:table-cell>
          <table:table-cell table:style-name="ce40" table:formula="of:=['Profit and Loss Year 2'.L31]" office:value-type="float" office:value="50">
            <text:p>50</text:p>
          </table:table-cell>
          <table:table-cell table:style-name="ce40" table:formula="of:=['Profit and Loss Year 2'.M31]" office:value-type="float" office:value="50">
            <text:p>50</text:p>
          </table:table-cell>
          <table:table-cell table:style-name="ce40" table:formula="of:=['Profit and Loss Year 2'.N31]" office:value-type="float" office:value="50">
            <text:p>50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Server Rental</text:p>
          </table:table-cell>
          <table:table-cell table:style-name="ce21" table:formula="of:=['Profit and Loss Year 2'.B32]" office:value-type="float" office:value="1800">
            <text:p>1,800</text:p>
          </table:table-cell>
          <table:table-cell table:style-name="ce40" table:formula="of:=['Profit and Loss Year 2'.C32]" office:value-type="float" office:value="75">
            <text:p>75</text:p>
          </table:table-cell>
          <table:table-cell table:style-name="ce40" table:formula="of:=['Profit and Loss Year 2'.D32]" office:value-type="float" office:value="75">
            <text:p>75</text:p>
          </table:table-cell>
          <table:table-cell table:style-name="ce40" table:formula="of:=['Profit and Loss Year 2'.E32]" office:value-type="float" office:value="75">
            <text:p>75</text:p>
          </table:table-cell>
          <table:table-cell table:style-name="ce40" table:formula="of:=['Profit and Loss Year 2'.F32]" office:value-type="float" office:value="75">
            <text:p>75</text:p>
          </table:table-cell>
          <table:table-cell table:style-name="ce40" table:formula="of:=['Profit and Loss Year 2'.G32]" office:value-type="float" office:value="150">
            <text:p>150</text:p>
          </table:table-cell>
          <table:table-cell table:style-name="ce40" table:formula="of:=['Profit and Loss Year 2'.H32]" office:value-type="float" office:value="150">
            <text:p>150</text:p>
          </table:table-cell>
          <table:table-cell table:style-name="ce40" table:formula="of:=['Profit and Loss Year 2'.I32]" office:value-type="float" office:value="150">
            <text:p>150</text:p>
          </table:table-cell>
          <table:table-cell table:style-name="ce40" table:formula="of:=['Profit and Loss Year 2'.J32]" office:value-type="float" office:value="150">
            <text:p>150</text:p>
          </table:table-cell>
          <table:table-cell table:style-name="ce40" table:formula="of:=['Profit and Loss Year 2'.K32]" office:value-type="float" office:value="225">
            <text:p>225</text:p>
          </table:table-cell>
          <table:table-cell table:style-name="ce40" table:formula="of:=['Profit and Loss Year 2'.L32]" office:value-type="float" office:value="225">
            <text:p>225</text:p>
          </table:table-cell>
          <table:table-cell table:style-name="ce40" table:formula="of:=['Profit and Loss Year 2'.M32]" office:value-type="float" office:value="225">
            <text:p>225</text:p>
          </table:table-cell>
          <table:table-cell table:style-name="ce40" table:formula="of:=['Profit and Loss Year 2'.N32]" office:value-type="float" office:value="225">
            <text:p>225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Computer Equipment</text:p>
          </table:table-cell>
          <table:table-cell table:style-name="ce21" table:formula="of:=SUM([.C33:.N33])" office:value-type="float" office:value="2250">
            <text:p>2,250</text:p>
          </table:table-cell>
          <table:table-cell office:value-type="float" office:value="1500">
            <text:p>1,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5"/>
          <table:table-cell office:value-type="float" office:value="250">
            <text:p>250</text:p>
          </table:table-cell>
          <table:table-cell table:style-name="ce48"/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Mobile Hardware</text:p>
          </table:table-cell>
          <table:table-cell table:style-name="ce21" table:formula="of:=SUM([.C34:.N34])" office:value-type="float" office:value="1700">
            <text:p>1,700</text:p>
          </table:table-cell>
          <table:table-cell office:value-type="float" office:value="1000">
            <text:p>1,000</text:p>
          </table:table-cell>
          <table:table-cell table:number-columns-repeated="3"/>
          <table:table-cell office:value-type="float" office:value="200">
            <text:p>2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50">
            <text:p>350</text:p>
          </table:table-cell>
          <table:table-cell table:number-columns-repeated="2"/>
          <table:table-cell table:style-name="ce48"/>
          <table:table-cell table:style-name="ce21"/>
          <table:table-cell table:number-columns-repeated="1009"/>
        </table:table-row>
        <table:table-row table:style-name="ro4">
          <table:table-cell table:style-name="ce23" office:value-type="string">
            <text:p>Software</text:p>
          </table:table-cell>
          <table:table-cell table:style-name="ce21" table:formula="of:=SUM([.C35:.N35])" office:value-type="float" office:value="1250">
            <text:p>1,250</text:p>
          </table:table-cell>
          <table:table-cell office:value-type="float" office:value="750">
            <text:p>75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6"/>
          <table:table-cell table:style-name="ce48"/>
          <table:table-cell table:style-name="ce21"/>
          <table:table-cell table:number-columns-repeated="1009"/>
        </table:table-row>
        <table:table-row table:style-name="ro4">
          <table:table-cell table:style-name="ce64" office:value-type="string">
            <text:p>Total VAT</text:p>
          </table:table-cell>
          <table:table-cell table:style-name="ce72" table:formula="of:=SUM([.C36:.N36])" office:value-type="float" office:value="3921.66666666667">
            <text:p>3,922</text:p>
          </table:table-cell>
          <table:table-cell table:style-name="ce59" table:formula="of:=SUM([.C19];[.C20];[.C21];[.C22];[.C23];[.C24];[.C25];[.C27];;[.C28];[.C32];[.C33];[.C34];[.C35])/120*20" office:value-type="float" office:value="784">
            <text:p>784</text:p>
          </table:table-cell>
          <table:table-cell table:style-name="ce59" table:formula="of:=SUM([.D19];[.D20];[.D21];[.D22];[.D23];[.D24];[.D25];[.D27];;[.D28];[.D32];[.D33];[.D34];[.D35])/120*20" office:value-type="float" office:value="242.333333333333">
            <text:p>242</text:p>
          </table:table-cell>
          <table:table-cell table:style-name="ce59" table:formula="of:=SUM([.E19];[.E20];[.E21];[.E22];[.E23];[.E24];[.E25];[.E27];;[.E28];[.E32];[.E33];[.E34];[.E35])/120*20" office:value-type="float" office:value="242.333333333333">
            <text:p>242</text:p>
          </table:table-cell>
          <table:table-cell table:style-name="ce59" table:formula="of:=SUM([.F19];[.F20];[.F21];[.F22];[.F23];[.F24];[.F25];[.F27];;[.F28];[.F32];[.F33];[.F34];[.F35])/120*20" office:value-type="float" office:value="242.333333333333">
            <text:p>242</text:p>
          </table:table-cell>
          <table:table-cell table:style-name="ce59" table:formula="of:=SUM([.G19];[.G20];[.G21];[.G22];[.G23];[.G24];[.G25];[.G27];;[.G28];[.G32];[.G33];[.G34];[.G35])/120*20" office:value-type="float" office:value="454.833333333333">
            <text:p>455</text:p>
          </table:table-cell>
          <table:table-cell table:style-name="ce59" table:formula="of:=SUM([.H19];[.H20];[.H21];[.H22];[.H23];[.H24];[.H25];[.H27];;[.H28];[.H32];[.H33];[.H34];[.H35])/120*20" office:value-type="float" office:value="254.833333333333">
            <text:p>255</text:p>
          </table:table-cell>
          <table:table-cell table:style-name="ce59" table:formula="of:=SUM([.I19];[.I20];[.I21];[.I22];[.I23];[.I24];[.I25];[.I27];;[.I28];[.I32];[.I33];[.I34];[.I35])/120*20" office:value-type="float" office:value="279.833333333333">
            <text:p>280</text:p>
          </table:table-cell>
          <table:table-cell table:style-name="ce59" table:formula="of:=SUM([.J19];[.J20];[.J21];[.J22];[.J23];[.J24];[.J25];[.J27];;[.J28];[.J32];[.J33];[.J34];[.J35])/120*20" office:value-type="float" office:value="254.833333333333">
            <text:p>255</text:p>
          </table:table-cell>
          <table:table-cell table:style-name="ce59" table:formula="of:=SUM([.K19];[.K20];[.K21];[.K22];[.K23];[.K24];[.K25];[.K27];;[.K28];[.K32];[.K33];[.K34];[.K35])/120*20" office:value-type="float" office:value="325.666666666667">
            <text:p>326</text:p>
          </table:table-cell>
          <table:table-cell table:style-name="ce59" table:formula="of:=SUM([.L19];[.L20];[.L21];[.L22];[.L23];[.L24];[.L25];[.L27];;[.L28];[.L32];[.L33];[.L34];[.L35])/120*20" office:value-type="float" office:value="267.333333333333">
            <text:p>267</text:p>
          </table:table-cell>
          <table:table-cell table:style-name="ce59" table:formula="of:=SUM([.M19];[.M20];[.M21];[.M22];[.M23];[.M24];[.M25];[.M27];;[.M28];[.M32];[.M33];[.M34];[.M35])/120*20" office:value-type="float" office:value="306">
            <text:p>306</text:p>
          </table:table-cell>
          <table:table-cell table:style-name="ce59" table:formula="of:=SUM([.N19];[.N20];[.N21];[.N22];[.N23];[.N24];[.N25];[.N27];;[.N28];[.N32];[.N33];[.N34];[.N35])/120*20" office:value-type="float" office:value="267.333333333333">
            <text:p>267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65" office:value-type="string">
            <text:p>Total Cash Out</text:p>
          </table:table-cell>
          <table:table-cell table:style-name="ce36"/>
          <table:table-cell table:style-name="ce36" table:formula="of:=SUM([.C17:.C36])" office:value-type="float" office:value="28754.6666666667">
            <text:p>28,755</text:p>
          </table:table-cell>
          <table:table-cell table:style-name="ce36" table:formula="of:=SUM([.D17:.D36])" office:value-type="float" office:value="26400.5">
            <text:p>26,401</text:p>
          </table:table-cell>
          <table:table-cell table:style-name="ce36" table:formula="of:=SUM([.E17:.E36])" office:value-type="float" office:value="26400.5">
            <text:p>26,401</text:p>
          </table:table-cell>
          <table:table-cell table:style-name="ce36" table:formula="of:=SUM([.F17:.F36])" office:value-type="float" office:value="26400.5">
            <text:p>26,401</text:p>
          </table:table-cell>
          <table:table-cell table:style-name="ce36" table:formula="of:=SUM([.G17:.G36])" office:value-type="float" office:value="30283.8333333333">
            <text:p>30,284</text:p>
          </table:table-cell>
          <table:table-cell table:style-name="ce36" table:formula="of:=SUM([.H17:.H36])" office:value-type="float" office:value="31471.3333333333">
            <text:p>31,471</text:p>
          </table:table-cell>
          <table:table-cell table:style-name="ce36" table:formula="of:=SUM([.I17:.I36])" office:value-type="float" office:value="31646.3333333333">
            <text:p>31,646</text:p>
          </table:table-cell>
          <table:table-cell table:style-name="ce36" table:formula="of:=SUM([.J17:.J36])" office:value-type="float" office:value="31471.3333333333">
            <text:p>31,471</text:p>
          </table:table-cell>
          <table:table-cell table:style-name="ce36" table:formula="of:=SUM([.K17:.K36])" office:value-type="float" office:value="31967.1666666667">
            <text:p>31,967</text:p>
          </table:table-cell>
          <table:table-cell table:style-name="ce36" table:formula="of:=SUM([.L17:.L36])" office:value-type="float" office:value="31558.8333333333">
            <text:p>31,559</text:p>
          </table:table-cell>
          <table:table-cell table:style-name="ce36" table:formula="of:=SUM([.M17:.M36])" office:value-type="float" office:value="31829.5">
            <text:p>31,830</text:p>
          </table:table-cell>
          <table:table-cell table:style-name="ce36" table:formula="of:=SUM([.N17:.N36])" office:value-type="float" office:value="31558.8333333333">
            <text:p>31,559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66"/>
          <table:table-cell table:style-name="ce40" table:number-columns-repeated="12"/>
          <table:table-cell table:style-name="ce48"/>
          <table:table-cell table:style-name="ce21"/>
          <table:table-cell table:number-columns-repeated="1009"/>
        </table:table-row>
        <table:table-row table:style-name="ro4" table:visibility="collapse">
          <table:table-cell table:style-name="ce41"/>
          <table:table-cell/>
          <table:table-cell table:formula="of:=[.C4]-[.C36]" office:value-type="float" office:value="8153">
            <text:p>8,153</text:p>
          </table:table-cell>
          <table:table-cell table:formula="of:=[.D4]-[.D36]" office:value-type="float" office:value="9559.66666666667">
            <text:p>9,560</text:p>
          </table:table-cell>
          <table:table-cell table:formula="of:=[.E4]-[.E36]" office:value-type="float" office:value="9757.66666666667">
            <text:p>9,758</text:p>
          </table:table-cell>
          <table:table-cell table:formula="of:=[.F4]-[.F36]" office:value-type="float" office:value="9452.66666666667">
            <text:p>9,453</text:p>
          </table:table-cell>
          <table:table-cell table:formula="of:=[.G4]-[.G36]" office:value-type="float" office:value="10295.1666666667">
            <text:p>10,295</text:p>
          </table:table-cell>
          <table:table-cell table:formula="of:=[.H4]-[.H36]" office:value-type="float" office:value="11395.1666666667">
            <text:p>11,395</text:p>
          </table:table-cell>
          <table:table-cell table:formula="of:=[.I4]-[.I36]" office:value-type="float" office:value="12545.1666666667">
            <text:p>12,545</text:p>
          </table:table-cell>
          <table:table-cell table:formula="of:=[.J4]-[.J36]" office:value-type="float" office:value="12245.1666666667">
            <text:p>12,245</text:p>
          </table:table-cell>
          <table:table-cell table:formula="of:=[.K4]-[.K36]" office:value-type="float" office:value="10864.3333333333">
            <text:p>10,864</text:p>
          </table:table-cell>
          <table:table-cell table:formula="of:=[.L4]-[.L36]" office:value-type="float" office:value="12252.6666666667">
            <text:p>12,253</text:p>
          </table:table-cell>
          <table:table-cell table:formula="of:=[.M4]-[.M36]" office:value-type="float" office:value="12444">
            <text:p>12,444</text:p>
          </table:table-cell>
          <table:table-cell table:style-name="ce48" table:formula="of:=[.N4]-[.N36]" office:value-type="float" office:value="13882.6666666667">
            <text:p>13,883</text:p>
          </table:table-cell>
          <table:table-cell table:style-name="ce21"/>
          <table:table-cell table:number-columns-repeated="1009"/>
        </table:table-row>
        <table:table-row table:style-name="ro4">
          <table:table-cell table:style-name="ce41" office:value-type="string">
            <text:p>To VAT</text:p>
          </table:table-cell>
          <table:table-cell/>
          <table:table-cell table:formula="of:=['Cash Flow Year 1'.O40]" office:value-type="float" office:value="10047">
            <text:p>10,047</text:p>
          </table:table-cell>
          <table:table-cell table:number-columns-repeated="2"/>
          <table:table-cell table:formula="of:=SUM([.C39:.E39])" office:value-type="float" office:value="27470.3333333333">
            <text:p>27,470</text:p>
          </table:table-cell>
          <table:table-cell table:number-columns-repeated="2"/>
          <table:table-cell table:formula="of:=SUM([.F39:.H39])" office:value-type="float" office:value="31143">
            <text:p>31,143</text:p>
          </table:table-cell>
          <table:table-cell table:number-columns-repeated="2"/>
          <table:table-cell table:formula="of:=SUM([.I39:.K39])" office:value-type="float" office:value="35654.6666666667">
            <text:p>35,655</text:p>
          </table:table-cell>
          <table:table-cell/>
          <table:table-cell table:style-name="ce48"/>
          <table:table-cell table:style-name="ce48" table:formula="of:=SUM([.L39:.N39])" office:value-type="float" office:value="38579.3333333333">
            <text:p>38,579</text:p>
          </table:table-cell>
          <table:table-cell table:number-columns-repeated="1009"/>
        </table:table-row>
        <table:table-row table:style-name="ro4">
          <table:table-cell table:style-name="ce67" office:value-type="string">
            <text:p>Cash Balance</text:p>
          </table:table-cell>
          <table:table-cell table:style-name="ce73" table:formula="of:=['Cash Flow Year 1'.N41]" office:value-type="float" office:value="12179.5">
            <text:p>12,180</text:p>
          </table:table-cell>
          <table:table-cell table:style-name="ce37" table:formula="of:=[.B41]+([.C7]-[.C37]-[.C40])" office:value-type="float" office:value="9624.83333333334">
            <text:p>9,625</text:p>
          </table:table-cell>
          <table:table-cell table:style-name="ce37" table:formula="of:=[.C41]+([.D7]-[.D37]-[.D40])" office:value-type="float" office:value="26101.3333333333">
            <text:p>26,101</text:p>
          </table:table-cell>
          <table:table-cell table:style-name="ce37" table:formula="of:=[.D41]+([.E7]-[.E37]-[.E40])" office:value-type="float" office:value="54385.8333333333">
            <text:p>54,386</text:p>
          </table:table-cell>
          <table:table-cell table:style-name="ce37" table:formula="of:=[.E41]+([.F7]-[.F37]-[.F40])" office:value-type="float" office:value="59220">
            <text:p>59,220</text:p>
          </table:table-cell>
          <table:table-cell table:style-name="ce37" table:formula="of:=[.F41]+([.G7]-[.G37]-[.G40])" office:value-type="float" office:value="89686.1666666667">
            <text:p>89,686</text:p>
          </table:table-cell>
          <table:table-cell table:style-name="ce37" table:formula="of:=[.G41]+([.H7]-[.H37]-[.H40])" office:value-type="float" office:value="118339.833333333">
            <text:p>118,340</text:p>
          </table:table-cell>
          <table:table-cell table:style-name="ce37" table:formula="of:=[.H41]+([.I7]-[.I37]-[.I40])" office:value-type="float" office:value="122125.5">
            <text:p>122,126</text:p>
          </table:table-cell>
          <table:table-cell table:style-name="ce37" table:formula="of:=[.I41]+([.J7]-[.J37]-[.J40])" office:value-type="float" office:value="161404.166666667">
            <text:p>161,404</text:p>
          </table:table-cell>
          <table:table-cell table:style-name="ce37" table:formula="of:=[.J41]+([.K7]-[.K37]-[.K40])" office:value-type="float" office:value="204752">
            <text:p>204,752</text:p>
          </table:table-cell>
          <table:table-cell table:style-name="ce37" table:formula="of:=[.K41]+([.L7]-[.L37]-[.L40])" office:value-type="float" office:value="212558.5">
            <text:p>212,559</text:p>
          </table:table-cell>
          <table:table-cell table:style-name="ce37" table:formula="of:=[.L41]+([.M7]-[.M37]-[.M40])" office:value-type="float" office:value="249429">
            <text:p>249,429</text:p>
          </table:table-cell>
          <table:table-cell table:style-name="ce37" table:formula="of:=[.M41]+([.N7]-[.N37]-[.N40])" office:value-type="float" office:value="294620.166666667">
            <text:p>294,620</text:p>
          </table:table-cell>
          <table:table-cell table:style-name="ce75"/>
          <table:table-cell table:style-name="ce51" table:number-columns-repeated="1009"/>
        </table:table-row>
        <table:table-row table:style-name="ro4">
          <table:table-cell office:value-type="string">
            <text:p>* No VAT</text:p>
          </table:table-cell>
          <table:table-cell table:number-columns-repeated="1023"/>
        </table:table-row>
        <table:table-row table:style-name="ro4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ance Sheet Year 1" table:style-name="ta1">
        <table:table-column table:style-name="co5" table:default-cell-style-name="ce78"/>
        <table:table-column table:style-name="co16" table:default-cell-style-name="ce78"/>
        <table:table-column table:style-name="co17" table:default-cell-style-name="ce78"/>
        <table:table-column table:style-name="co5" table:number-columns-repeated="1021" table:default-cell-style-name="ce78"/>
        <table:table-row table:style-name="ro1">
          <table:table-cell table:style-name="ce77" office:value-type="string" table:number-columns-spanned="3" table:number-rows-spanned="1">
            <text:p>Fixed Asse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omputer Equipment</text:p>
          </table:table-cell>
          <table:table-cell table:formula="of:=['Cash Flow Year 1'.B33]" office:value-type="float" office:value="10750">
            <text:p>10,7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bile Hardware</text:p>
          </table:table-cell>
          <table:table-cell table:formula="of:=['Cash Flow Year 1'.B34]" office:value-type="float" office:value="2550">
            <text:p>2,5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oftware</text:p>
          </table:table-cell>
          <table:table-cell table:formula="of:=['Cash Flow Year 1'.B35]" office:value-type="float" office:value="2500">
            <text:p>2,500</text:p>
          </table:table-cell>
          <table:table-cell table:number-columns-repeated="1021"/>
        </table:table-row>
        <table:table-row table:style-name="ro1">
          <table:table-cell table:style-name="ce79" table:number-columns-repeated="2"/>
          <table:table-cell table:style-name="ce79" table:formula="of:=SUM([.C2:.C4])" office:value-type="float" office:value="15800">
            <text:p>15,800</text:p>
          </table:table-cell>
          <table:table-cell table:style-name="ce79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7" office:value-type="string" table:number-columns-spanned="3" table:number-rows-spanned="1">
            <text:p>Current Asse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ash</text:p>
          </table:table-cell>
          <table:table-cell table:formula="of:=['Cash Flow Year 1'.N41]" office:value-type="float" office:value="12179.5">
            <text:p>12,1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ccounts Receivable</text:p>
          </table:table-cell>
          <table:table-cell table:formula="of:=['Cash Flow Year 1'.Q3]" office:value-type="float" office:value="60385">
            <text:p>60,385</text:p>
          </table:table-cell>
          <table:table-cell table:number-columns-repeated="1021"/>
        </table:table-row>
        <table:table-row table:style-name="ro1">
          <table:table-cell table:style-name="ce79" table:number-columns-repeated="2"/>
          <table:table-cell table:style-name="ce79" table:formula="of:=SUM([.C8:.C9])" office:value-type="float" office:value="72564.5">
            <text:p>72,565</text:p>
          </table:table-cell>
          <table:table-cell table:style-name="ce79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7" office:value-type="string" table:number-columns-spanned="3" table:number-rows-spanned="1">
            <text:p>Current Liabiliti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VAT</text:p>
          </table:table-cell>
          <table:table-cell table:formula="of:=['Cash Flow Year 1'.O40]" office:value-type="float" office:value="10047">
            <text:p>10,047</text:p>
          </table:table-cell>
          <table:table-cell table:number-columns-repeated="1021"/>
        </table:table-row>
        <table:table-row table:style-name="ro1">
          <table:table-cell table:style-name="ce79" table:number-columns-repeated="2"/>
          <table:table-cell table:style-name="ce79" table:formula="of:=SUM([.C13])" office:value-type="float" office:value="10047">
            <text:p>10,047</text:p>
          </table:table-cell>
          <table:table-cell table:style-name="ce79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Net Current Assets</text:p>
          </table:table-cell>
          <table:table-cell table:formula="of:=[.C10]-[.C14]" office:value-type="float" office:value="62517.5">
            <text:p>62,51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0"/>
          <table:table-cell table:style-name="ce80" office:value-type="string">
            <text:p>Total Assets – Current Liabilities</text:p>
          </table:table-cell>
          <table:table-cell table:style-name="ce80" table:formula="of:=[.C5]+[.C16]" office:value-type="float" office:value="78317.5">
            <text:p>78,318</text:p>
          </table:table-cell>
          <table:table-cell table:style-name="ce79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7" office:value-type="string" table:number-columns-spanned="3" table:number-rows-spanned="1">
            <text:p>Long Term Liabiliti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Loan</text:p>
          </table:table-cell>
          <table:table-cell table:formula="of:=['Cash Flow Year 1'.C5]" office:value-type="float" office:value="100000">
            <text:p>100,0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9" table:formula="of:=SUM([.C21])" office:value-type="float" office:value="100000">
            <text:p>100,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7" office:value-type="string" table:number-columns-spanned="3" table:number-rows-spanned="1">
            <text:p>Net Asse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apital</text:p>
          </table:table-cell>
          <table:table-cell table:formula="of:=['Cash Flow Year 1'.C6]" office:value-type="float" office:value="25000">
            <text:p>25,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tained Profit</text:p>
          </table:table-cell>
          <table:table-cell table:formula="of:=['Profit and Loss Year 1'.N39]" office:value-type="float" office:value="-46682.5">
            <text:p>-46,683</text:p>
          </table:table-cell>
          <table:table-cell table:number-columns-repeated="1021"/>
        </table:table-row>
        <table:table-row table:style-name="ro1">
          <table:table-cell table:style-name="ce81" table:number-columns-repeated="2"/>
          <table:table-cell table:style-name="ce82" table:formula="of:=SUM([.C25:.C26];[.C22])" office:value-type="float" office:value="78317.5">
            <text:p>78,31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 by</text:p>
          </table:table-cell>
          <table:table-cell table:formula="of:=ABS([.C27]-[.C18])"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ance Sheet Year 2" table:style-name="ta1">
        <table:table-column table:style-name="co5" table:default-cell-style-name="ce78"/>
        <table:table-column table:style-name="co16" table:default-cell-style-name="ce78"/>
        <table:table-column table:style-name="co18" table:default-cell-style-name="ce78"/>
        <table:table-column table:style-name="co5" table:number-columns-repeated="1021" table:default-cell-style-name="ce78"/>
        <table:table-row table:style-name="ro1">
          <table:table-cell table:style-name="ce77" office:value-type="string" table:number-columns-spanned="3" table:number-rows-spanned="1">
            <text:p>Fixed Asse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omputer Equipment</text:p>
          </table:table-cell>
          <table:table-cell table:formula="of:=['Cash Flow Year 2'.B33]+[Equipment.E2]" office:value-type="float" office:value="10950">
            <text:p>10,950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Mobile Hardware</text:p>
          </table:table-cell>
          <table:table-cell table:formula="of:=['Cash Flow Year 2'.B34]+[Equipment.E3]" office:value-type="float" office:value="3102.5">
            <text:p>3,103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Software</text:p>
          </table:table-cell>
          <table:table-cell table:formula="of:=['Cash Flow Year 2'.B35]+[Equipment.E4]" office:value-type="float" office:value="1250">
            <text:p>1,2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79" table:number-columns-repeated="2"/>
          <table:table-cell table:style-name="ce79" table:formula="of:=SUM([.C2:.C4])" office:value-type="float" office:value="15302.5">
            <text:p>15,303</text:p>
          </table:table-cell>
          <table:table-cell table:style-name="ce79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7" office:value-type="string" table:number-columns-spanned="3" table:number-rows-spanned="1">
            <text:p>Current Asse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ash</text:p>
          </table:table-cell>
          <table:table-cell table:formula="of:=['Cash Flow Year 2'.N41]" office:value-type="float" office:value="294620.166666667">
            <text:p>294,6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ccounts Receivable</text:p>
          </table:table-cell>
          <table:table-cell table:formula="of:=['Cash Flow Year 2'.Q3]" office:value-type="float" office:value="134500">
            <text:p>134,500</text:p>
          </table:table-cell>
          <table:table-cell table:number-columns-repeated="1021"/>
        </table:table-row>
        <table:table-row table:style-name="ro1">
          <table:table-cell table:style-name="ce79" table:number-columns-repeated="2"/>
          <table:table-cell table:style-name="ce79" table:formula="of:=SUM([.C8:.C9])" office:value-type="float" office:value="429120.166666667">
            <text:p>429,120</text:p>
          </table:table-cell>
          <table:table-cell table:style-name="ce79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7" office:value-type="string" table:number-columns-spanned="3" table:number-rows-spanned="1">
            <text:p>Current Liabiliti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VAT</text:p>
          </table:table-cell>
          <table:table-cell table:formula="of:=['Cash Flow Year 2'.O40]" office:value-type="float" office:value="38579.3333333333">
            <text:p>38,579</text:p>
          </table:table-cell>
          <table:table-cell table:number-columns-repeated="1021"/>
        </table:table-row>
        <table:table-row table:style-name="ro1">
          <table:table-cell table:style-name="ce79" table:number-columns-repeated="2"/>
          <table:table-cell table:style-name="ce79" table:formula="of:=SUM([.C13])" office:value-type="float" office:value="38579.3333333333">
            <text:p>38,579</text:p>
          </table:table-cell>
          <table:table-cell table:style-name="ce79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Net Current Assets</text:p>
          </table:table-cell>
          <table:table-cell table:formula="of:=[.C10]-[.C14]" office:value-type="float" office:value="390540.833333333">
            <text:p>390,54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0"/>
          <table:table-cell table:style-name="ce80" office:value-type="string">
            <text:p>Total Assets – Current Liabilities</text:p>
          </table:table-cell>
          <table:table-cell table:style-name="ce80" table:formula="of:=[.C5]+[.C16]" office:value-type="float" office:value="405843.333333333">
            <text:p>405,843</text:p>
          </table:table-cell>
          <table:table-cell table:style-name="ce79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7" office:value-type="string" table:number-columns-spanned="3" table:number-rows-spanned="1">
            <text:p>Long Term Liabiliti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Loan</text:p>
          </table:table-cell>
          <table:table-cell table:formula="of:=['Cash Flow Year 1'.C5]" office:value-type="float" office:value="100000">
            <text:p>100,0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9" table:formula="of:=SUM([.C21])" office:value-type="float" office:value="100000">
            <text:p>100,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7" office:value-type="string" table:number-columns-spanned="3" table:number-rows-spanned="1">
            <text:p>Net Asse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apital</text:p>
          </table:table-cell>
          <table:table-cell table:formula="of:=['Cash Flow Year 1'.C6]" office:value-type="float" office:value="25000">
            <text:p>25,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tained Profit</text:p>
          </table:table-cell>
          <table:table-cell table:formula="of:=['Profit and Loss Year 2'.N39]" office:value-type="float" office:value="280843.333333333">
            <text:p>280,843</text:p>
          </table:table-cell>
          <table:table-cell table:number-columns-repeated="1021"/>
        </table:table-row>
        <table:table-row table:style-name="ro1">
          <table:table-cell table:style-name="ce81" table:number-columns-repeated="2"/>
          <table:table-cell table:style-name="ce82" table:formula="of:=SUM([.C25:.C26];[.C22])" office:value-type="float" office:value="405843.333333333">
            <text:p>405,84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 by</text:p>
          </table:table-cell>
          <table:table-cell table:formula="of:=ABS([.C27]-[.C18])"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1">
      <number:number number:decimal-places="3" number:min-integer-digits="1"/>
      <number:text>%</number:text>
    </number:percentage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percentage-style style:name="N113">
      <number:number number:decimal-places="4" number:min-integer-digits="1"/>
      <number:text>%</number:text>
    </number:percentage-style>
    <number:percentage-style style:name="N114">
      <number:number number:decimal-places="5" number:min-integer-digits="1"/>
      <number:text>%</number:text>
    </number:percentage-style>
    <number:percentage-style style:name="N115">
      <number:number number:decimal-places="6" number:min-integer-digits="1"/>
      <number:text>%</number:text>
    </number:percentage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2cm" fo:margin-right="1.3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Brown</meta:initial-creator>
    <meta:creation-date>2013-03-12T14:05:25</meta:creation-date>
    <dc:date>2013-03-21T13:48:16</dc:date>
    <dc:creator>Alex Brown</dc:creator>
    <meta:editing-duration>PT10H18M17S</meta:editing-duration>
    <meta:editing-cycles>45</meta:editing-cycles>
    <meta:generator>LibreOffice/3.5$Linux_x86 LibreOffice_project/350m1$Build-2</meta:generator>
    <meta:document-statistic meta:table-count="8" meta:cell-count="2064" meta:object-count="0"/>
  </office:meta>
</office:document-meta>
</file>